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Console" svg:font-family="'Lucida Console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swiss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Text_20_body" style:master-page-name="Standard">
      <style:paragraph-properties fo:text-align="justify" style:justify-single-word="false" style:page-number="auto"/>
      <style:text-properties style:font-name="Times New Roman" fo:font-size="20.5pt" style:font-size-asian="20.5pt"/>
    </style:style>
    <style:style style:name="P2" style:family="paragraph">
      <loext:graphic-properties draw:fill="solid" draw:fill-color="#435387"/>
      <style:paragraph-properties fo:text-align="start"/>
      <style:text-properties fo:font-size="18pt"/>
    </style:style>
    <style:style style:name="P3" style:family="paragraph" style:parent-style-name="Text_20_body">
      <style:paragraph-properties fo:text-align="justify" style:justify-single-word="false"/>
      <style:text-properties style:font-name="Times New Roman" fo:font-size="20.5pt" style:font-size-asian="20.5pt"/>
    </style:style>
    <style:style style:name="P4" style:family="paragraph" style:parent-style-name="Text_20_body">
      <style:paragraph-properties fo:margin-top="0.467cm" fo:margin-bottom="0cm" style:contextual-spacing="false" fo:text-align="justify" style:justify-single-word="false"/>
      <style:text-properties style:font-name="Times New Roman" fo:font-size="20.5pt" style:font-size-asian="20.5pt"/>
    </style:style>
    <style:style style:name="P5" style:family="paragraph" style:parent-style-name="Heading_20_1">
      <style:paragraph-properties fo:margin-left="3.75cm" fo:margin-right="0cm" fo:margin-top="0cm" fo:margin-bottom="0cm" style:contextual-spacing="false" fo:text-align="justify" style:justify-single-word="false"/>
    </style:style>
    <style:style style:name="P6" style:family="paragraph" style:parent-style-name="Standard">
      <style:paragraph-properties fo:margin-left="3.75cm" fo:margin-right="4.969cm" fo:margin-top="0.497cm" fo:margin-bottom="0cm" style:contextual-spacing="false" fo:line-height="252%" fo:text-align="justify" style:justify-single-word="false" fo:text-indent="0cm" style:auto-text-indent="false"/>
    </style:style>
    <style:style style:name="P7" style:family="paragraph" style:parent-style-name="Text_20_body">
      <style:paragraph-properties fo:text-align="justify" style:justify-single-word="false"/>
      <style:text-properties fo:font-size="14pt" style:font-size-asian="14pt"/>
    </style:style>
    <style:style style:name="P8" style:family="paragraph" style:parent-style-name="Text_20_body">
      <style:paragraph-properties fo:margin-top="0.549cm" fo:margin-bottom="0cm" style:contextual-spacing="false" fo:text-align="justify" style:justify-single-word="false"/>
      <style:text-properties fo:font-size="14pt" style:font-size-asian="14pt"/>
    </style:style>
    <style:style style:name="P9" style:family="paragraph" style:parent-style-name="Text_20_body">
      <style:paragraph-properties fo:margin-left="3.75cm" fo:margin-right="0cm" fo:margin-top="0cm" fo:margin-bottom="0cm" style:contextual-spacing="false" fo:text-align="justify" style:justify-single-word="false"/>
    </style:style>
    <style:style style:name="P10" style:family="paragraph" style:parent-style-name="Text_20_body" style:master-page-name="Converted1">
      <style:paragraph-properties fo:text-align="justify" style:justify-single-word="false" style:page-number="1"/>
      <style:text-properties fo:font-size="20.5pt" style:font-size-asian="20.5pt"/>
    </style:style>
    <style:style style:name="P11" style:family="paragraph" style:parent-style-name="Text_20_body">
      <style:paragraph-properties fo:margin-top="0.596cm" fo:margin-bottom="0cm" style:contextual-spacing="false" fo:text-align="justify" style:justify-single-word="false"/>
      <style:text-properties fo:font-size="20.5pt" style:font-size-asian="20.5pt"/>
    </style:style>
    <style:style style:name="P12" style:family="paragraph" style:parent-style-name="Heading_20_1">
      <style:paragraph-properties fo:margin-left="0.25cm" fo:margin-right="0cm" fo:margin-top="0cm" fo:margin-bottom="0cm" style:contextual-spacing="false" fo:text-align="justify" style:justify-single-word="false"/>
      <style:text-properties fo:letter-spacing="-0.004cm"/>
    </style:style>
    <style:style style:name="P13" style:family="paragraph" style:parent-style-name="Contents_20_1" style:list-style-name="WWNum1">
      <style:paragraph-properties fo:margin-left="0.776cm" fo:margin-right="0cm" fo:margin-top="1.099cm" fo:margin-bottom="0cm" style:contextual-spacing="false" fo:line-height="100%" fo:text-align="justify" style:justify-single-word="false" fo:text-indent="-0.526cm" style:auto-text-indent="false">
        <style:tab-stops>
          <style:tab-stop style:position="0.776cm"/>
          <style:tab-stop style:position="16.251cm" style:type="right"/>
        </style:tab-stops>
      </style:paragraph-properties>
    </style:style>
    <style:style style:name="P14" style:family="paragraph" style:parent-style-name="Contents_20_2" style:list-style-name="WWNum1">
      <style:paragraph-properties fo:margin-left="1.586cm" fo:margin-right="0cm" fo:margin-top="0.074cm" fo:margin-bottom="0cm" style:contextual-spacing="false" fo:line-height="100%" fo:text-align="justify" style:justify-single-word="false" fo:text-indent="-0.808cm" style:auto-text-indent="false">
        <style:tab-stops>
          <style:tab-stop style:position="1.586cm"/>
          <style:tab-stop style:position="16.251cm" style:type="right" style:leader-style="dotted" style:leader-text="."/>
        </style:tab-stops>
      </style:paragraph-properties>
    </style:style>
    <style:style style:name="P15" style:family="paragraph" style:parent-style-name="Contents_20_2" style:list-style-name="WWNum1">
      <style:paragraph-properties fo:margin-left="1.586cm" fo:margin-right="0cm" fo:margin-top="0.081cm" fo:margin-bottom="0cm" style:contextual-spacing="false" fo:line-height="100%" fo:text-align="justify" style:justify-single-word="false" fo:text-indent="-0.808cm" style:auto-text-indent="false">
        <style:tab-stops>
          <style:tab-stop style:position="1.586cm"/>
          <style:tab-stop style:position="16.251cm" style:type="right" style:leader-style="dotted" style:leader-text="."/>
        </style:tab-stops>
      </style:paragraph-properties>
    </style:style>
    <style:style style:name="P16" style:family="paragraph" style:parent-style-name="Contents_20_1" style:list-style-name="WWNum1">
      <style:paragraph-properties fo:margin-left="0.776cm" fo:margin-right="0cm" fo:margin-top="0.453cm" fo:margin-bottom="0cm" style:contextual-spacing="false" fo:line-height="100%" fo:text-align="justify" style:justify-single-word="false" fo:text-indent="-0.526cm" style:auto-text-indent="false">
        <style:tab-stops>
          <style:tab-stop style:position="0.776cm"/>
          <style:tab-stop style:position="16.251cm" style:type="right"/>
        </style:tab-stops>
      </style:paragraph-properties>
    </style:style>
    <style:style style:name="P17" style:family="paragraph" style:parent-style-name="Contents_20_1" style:list-style-name="WWNum1">
      <style:paragraph-properties fo:margin-left="0.776cm" fo:margin-right="0cm" fo:margin-top="0.448cm" fo:margin-bottom="0cm" style:contextual-spacing="false" fo:line-height="100%" fo:text-align="justify" style:justify-single-word="false" fo:text-indent="-0.526cm" style:auto-text-indent="false">
        <style:tab-stops>
          <style:tab-stop style:position="0.776cm"/>
          <style:tab-stop style:position="16.251cm" style:type="right"/>
        </style:tab-stops>
      </style:paragraph-properties>
    </style:style>
    <style:style style:name="P18" style:family="paragraph" style:parent-style-name="Heading_20_2" style:list-style-name="WWNum2">
      <style:paragraph-properties fo:margin-left="1.196cm" fo:margin-right="0cm" fo:margin-top="0cm" fo:margin-bottom="0cm" style:contextual-spacing="false" fo:line-height="100%" fo:text-align="justify" style:justify-single-word="false" fo:text-indent="-0.945cm" style:auto-text-indent="false">
        <style:tab-stops>
          <style:tab-stop style:position="1.196cm"/>
        </style:tab-stops>
      </style:paragraph-properties>
      <style:text-properties fo:color="#282828" loext:opacity="100%" fo:letter-spacing="-0.004cm"/>
    </style:style>
    <style:style style:name="P19" style:family="paragraph" style:parent-style-name="Text_20_body">
      <style:paragraph-properties fo:margin-top="0.071cm" fo:margin-bottom="0cm" style:contextual-spacing="false" fo:text-align="justify" style:justify-single-word="false"/>
      <style:text-properties style:font-name="Trebuchet MS" fo:font-size="14pt" fo:font-weight="bold" style:font-size-asian="14pt" style:font-weight-asian="bold"/>
    </style:style>
    <style:style style:name="P20" style:family="paragraph" style:parent-style-name="List_20_Paragraph" style:list-style-name="WWNum2">
      <style:paragraph-properties fo:margin-left="1.125cm" fo:margin-right="0cm" fo:margin-top="0cm" fo:margin-bottom="0cm" style:contextual-spacing="false" fo:line-height="100%" fo:text-align="justify" style:justify-single-word="false" fo:text-indent="-0.436cm" style:auto-text-indent="false">
        <style:tab-stops>
          <style:tab-stop style:position="1.125cm"/>
        </style:tab-stops>
      </style:paragraph-properties>
    </style:style>
    <style:style style:name="P21" style:family="paragraph" style:parent-style-name="List_20_Paragraph" style:list-style-name="WWNum2">
      <style:paragraph-properties fo:margin-left="1.125cm" fo:margin-right="0cm" fo:margin-top="0cm" fo:margin-bottom="0cm" style:contextual-spacing="false" fo:line-height="100%" fo:text-align="justify" style:justify-single-word="false" fo:text-indent="-0.436cm" style:auto-text-indent="false">
        <style:tab-stops>
          <style:tab-stop style:position="1.125cm"/>
        </style:tab-stops>
      </style:paragraph-properties>
      <style:text-properties fo:font-size="10pt" fo:letter-spacing="-0.007cm" style:font-size-asian="10pt"/>
    </style:style>
    <style:style style:name="P22" style:family="paragraph" style:parent-style-name="List_20_Paragraph">
      <style:paragraph-properties fo:margin-left="1.125cm" fo:margin-right="0cm" fo:margin-top="0cm" fo:margin-bottom="0cm" style:contextual-spacing="false" fo:line-height="100%" fo:text-align="justify" style:justify-single-word="false" fo:text-indent="-0.436cm" style:auto-text-indent="false">
        <style:tab-stops>
          <style:tab-stop style:position="1.125cm"/>
        </style:tab-stops>
      </style:paragraph-properties>
      <style:text-properties fo:font-size="10pt" fo:letter-spacing="-0.007cm" style:font-size-asian="10pt"/>
    </style:style>
    <style:style style:name="P23" style:family="paragraph" style:parent-style-name="List_20_Paragraph" style:list-style-name="WWNum2">
      <style:paragraph-properties fo:margin-left="1.129cm" fo:margin-right="0.247cm" fo:margin-top="0.28cm" fo:margin-bottom="0cm" style:contextual-spacing="false" fo:line-height="117%" fo:text-align="justify" style:justify-single-word="false" fo:text-indent="-0.439cm" style:auto-text-indent="false">
        <style:tab-stops>
          <style:tab-stop style:position="1.125cm"/>
          <style:tab-stop style:position="1.129cm"/>
        </style:tab-stops>
      </style:paragraph-properties>
    </style:style>
    <style:style style:name="P24" style:family="paragraph" style:parent-style-name="List_20_Paragraph" style:list-style-name="WWNum2">
      <style:paragraph-properties fo:margin-left="1.129cm" fo:margin-right="0.247cm" fo:margin-top="0.28cm" fo:margin-bottom="0cm" style:contextual-spacing="false" fo:line-height="117%" fo:text-align="justify" style:justify-single-word="false" fo:text-indent="-0.439cm" style:auto-text-indent="false">
        <style:tab-stops>
          <style:tab-stop style:position="1.125cm"/>
          <style:tab-stop style:position="1.129cm"/>
        </style:tab-stops>
      </style:paragraph-properties>
      <style:text-properties fo:font-size="10pt" style:font-size-asian="10pt"/>
    </style:style>
    <style:style style:name="P25" style:family="paragraph" style:parent-style-name="List_20_Paragraph" style:list-style-name="WWNum2">
      <style:paragraph-properties fo:margin-left="1.125cm" fo:margin-right="0cm" fo:margin-top="0.217cm" fo:margin-bottom="0cm" style:contextual-spacing="false" fo:line-height="100%" fo:text-align="justify" style:justify-single-word="false" fo:text-indent="-0.436cm" style:auto-text-indent="false">
        <style:tab-stops>
          <style:tab-stop style:position="1.125cm"/>
        </style:tab-stops>
      </style:paragraph-properties>
    </style:style>
    <style:style style:name="P26" style:family="paragraph" style:parent-style-name="List_20_Paragraph">
      <style:paragraph-properties fo:margin-left="1.125cm" fo:margin-right="0cm" fo:margin-top="0.217cm" fo:margin-bottom="0cm" style:contextual-spacing="false" fo:line-height="100%" fo:text-align="justify" style:justify-single-word="false" fo:text-indent="-0.436cm" style:auto-text-indent="false">
        <style:tab-stops>
          <style:tab-stop style:position="1.125cm"/>
        </style:tab-stops>
      </style:paragraph-properties>
      <style:text-properties fo:font-size="10pt" fo:letter-spacing="-0.011cm" style:font-size-asian="10pt"/>
    </style:style>
    <style:style style:name="P27" style:family="paragraph" style:parent-style-name="List_20_Paragraph" style:list-style-name="WWNum2">
      <style:paragraph-properties fo:margin-left="1.125cm" fo:margin-right="0cm" fo:margin-top="0.28cm" fo:margin-bottom="0cm" style:contextual-spacing="false" fo:line-height="100%" fo:text-align="justify" style:justify-single-word="false" fo:text-indent="-0.436cm" style:auto-text-indent="false">
        <style:tab-stops>
          <style:tab-stop style:position="1.125cm"/>
        </style:tab-stops>
      </style:paragraph-properties>
    </style:style>
    <style:style style:name="P28" style:family="paragraph" style:parent-style-name="List_20_Paragraph">
      <style:paragraph-properties fo:margin-left="1.125cm" fo:margin-right="0cm" fo:margin-top="0.28cm" fo:margin-bottom="0cm" style:contextual-spacing="false" fo:line-height="100%" fo:text-align="justify" style:justify-single-word="false" fo:text-indent="-0.436cm" style:auto-text-indent="false">
        <style:tab-stops>
          <style:tab-stop style:position="1.125cm"/>
        </style:tab-stops>
      </style:paragraph-properties>
      <style:text-properties fo:font-size="10pt" fo:letter-spacing="-0.011cm" style:font-size-asian="10pt"/>
    </style:style>
    <style:style style:name="P29" style:family="paragraph" style:parent-style-name="List_20_Paragraph">
      <style:paragraph-properties fo:margin-left="0.69cm" fo:margin-right="0cm" fo:margin-top="0.28cm" fo:margin-bottom="0cm" style:contextual-spacing="false" fo:line-height="100%" fo:text-align="justify" style:justify-single-word="false" fo:text-indent="0cm" style:auto-text-indent="false">
        <style:tab-stops>
          <style:tab-stop style:position="1.125cm"/>
        </style:tab-stops>
      </style:paragraph-properties>
      <style:text-properties fo:font-size="10pt" fo:letter-spacing="-0.011cm" style:font-size-asian="10pt"/>
    </style:style>
    <style:style style:name="P30" style:family="paragraph" style:parent-style-name="List_20_Paragraph" style:list-style-name="WWNum2">
      <style:paragraph-properties fo:margin-left="1.125cm" fo:margin-right="0cm" fo:margin-top="0.282cm" fo:margin-bottom="0cm" style:contextual-spacing="false" fo:line-height="100%" fo:text-align="justify" style:justify-single-word="false" fo:text-indent="-0.436cm" style:auto-text-indent="false">
        <style:tab-stops>
          <style:tab-stop style:position="1.125cm"/>
        </style:tab-stops>
      </style:paragraph-properties>
    </style:style>
    <style:style style:name="P31" style:family="paragraph" style:parent-style-name="List_20_Paragraph" style:list-style-name="WWNum2">
      <style:paragraph-properties fo:margin-left="1.125cm" fo:margin-right="0cm" fo:margin-top="0.282cm" fo:margin-bottom="0cm" style:contextual-spacing="false" fo:line-height="100%" fo:text-align="justify" style:justify-single-word="false" fo:text-indent="-0.436cm" style:auto-text-indent="false">
        <style:tab-stops>
          <style:tab-stop style:position="1.125cm"/>
        </style:tab-stops>
      </style:paragraph-properties>
      <style:text-properties fo:font-size="10pt" fo:letter-spacing="-0.011cm" style:font-size-asian="10pt"/>
    </style:style>
    <style:style style:name="P32" style:family="paragraph" style:parent-style-name="List_20_Paragraph">
      <style:paragraph-properties fo:margin-left="1.125cm" fo:margin-right="0cm" fo:margin-top="0.28cm" fo:margin-bottom="0cm" style:contextual-spacing="false" fo:line-height="100%" fo:text-align="justify" style:justify-single-word="false" fo:text-indent="-0.436cm" style:auto-text-indent="false">
        <style:tab-stops>
          <style:tab-stop style:position="1.125cm"/>
        </style:tab-stops>
      </style:paragraph-properties>
      <style:text-properties fo:font-size="10pt" fo:letter-spacing="-0.007cm" style:font-size-asian="10pt"/>
    </style:style>
    <style:style style:name="P33" style:family="paragraph" style:parent-style-name="List_20_Paragraph" style:list-style-name="WWNum2">
      <style:paragraph-properties fo:margin-left="1.9cm" fo:margin-right="0cm" fo:margin-top="0.347cm" fo:margin-bottom="0cm" style:contextual-spacing="false" fo:line-height="100%" fo:text-align="justify" style:justify-single-word="false" fo:text-indent="-0.28cm" style:auto-text-indent="false">
        <style:tab-stops>
          <style:tab-stop style:position="1.9cm"/>
        </style:tab-stops>
      </style:paragraph-properties>
    </style:style>
    <style:style style:name="P34" style:family="paragraph" style:parent-style-name="List_20_Paragraph" style:list-style-name="WWNum2">
      <style:paragraph-properties fo:margin-left="1.9cm" fo:margin-right="0cm" fo:margin-top="0.078cm" fo:margin-bottom="0cm" style:contextual-spacing="false" fo:line-height="100%" fo:text-align="justify" style:justify-single-word="false" fo:text-indent="-0.28cm" style:auto-text-indent="false">
        <style:tab-stops>
          <style:tab-stop style:position="1.9cm"/>
        </style:tab-stops>
      </style:paragraph-properties>
    </style:style>
    <style:style style:name="P35" style:family="paragraph" style:parent-style-name="List_20_Paragraph" style:list-style-name="WWNum2">
      <style:paragraph-properties fo:margin-left="1.9cm" fo:margin-right="0cm" fo:margin-top="0.078cm" fo:margin-bottom="0cm" style:contextual-spacing="false" fo:line-height="100%" fo:text-align="justify" style:justify-single-word="false" fo:text-indent="-0.28cm" style:auto-text-indent="false">
        <style:tab-stops>
          <style:tab-stop style:position="1.9cm"/>
        </style:tab-stops>
      </style:paragraph-properties>
      <style:text-properties fo:color="#435388" loext:opacity="100%" style:font-name="Lucida Console" fo:font-size="10pt" fo:letter-spacing="-0.009cm" style:font-size-asian="10pt"/>
    </style:style>
    <style:style style:name="P36" style:family="paragraph" style:parent-style-name="List_20_Paragraph" style:list-style-name="WWNum2">
      <style:paragraph-properties fo:margin-left="1.9cm" fo:margin-right="0cm" fo:margin-top="0.079cm" fo:margin-bottom="0cm" style:contextual-spacing="false" fo:line-height="100%" fo:text-align="justify" style:justify-single-word="false" fo:text-indent="-0.28cm" style:auto-text-indent="false">
        <style:tab-stops>
          <style:tab-stop style:position="1.9cm"/>
        </style:tab-stops>
      </style:paragraph-properties>
      <style:text-properties fo:color="#435388" loext:opacity="100%" style:font-name="Lucida Console" fo:font-size="10pt" fo:letter-spacing="-0.004cm" officeooo:rsid="0008a8f2" officeooo:paragraph-rsid="0008a8f2" style:font-size-asian="10pt"/>
    </style:style>
    <style:style style:name="P37" style:family="paragraph" style:parent-style-name="List_20_Paragraph" style:list-style-name="WWNum2">
      <style:paragraph-properties fo:margin-left="1.9cm" fo:margin-right="0cm" fo:margin-top="0.079cm" fo:margin-bottom="0cm" style:contextual-spacing="false" fo:line-height="100%" fo:text-align="justify" style:justify-single-word="false" fo:text-indent="-0.28cm" style:auto-text-indent="false">
        <style:tab-stops>
          <style:tab-stop style:position="1.9cm"/>
        </style:tab-stops>
      </style:paragraph-properties>
    </style:style>
    <style:style style:name="P38" style:family="paragraph" style:parent-style-name="List_20_Paragraph" style:list-style-name="WWNum2">
      <style:paragraph-properties fo:margin-left="1.129cm" fo:margin-right="0.247cm" fo:margin-top="0.351cm" fo:margin-bottom="0cm" style:contextual-spacing="false" fo:line-height="117%" fo:text-align="justify" style:justify-single-word="false" fo:text-indent="-0.439cm" style:auto-text-indent="false">
        <style:tab-stops>
          <style:tab-stop style:position="1.111cm"/>
          <style:tab-stop style:position="1.129cm"/>
        </style:tab-stops>
      </style:paragraph-properties>
    </style:style>
    <style:style style:name="P39" style:family="paragraph" style:parent-style-name="List_20_Paragraph" style:list-style-name="WWNum2">
      <style:paragraph-properties fo:margin-left="0.69cm" fo:margin-right="0.247cm" fo:margin-top="0.351cm" fo:margin-bottom="0cm" style:contextual-spacing="false" fo:line-height="117%" fo:text-align="justify" style:justify-single-word="false" fo:text-indent="0cm" style:auto-text-indent="false">
        <style:tab-stops>
          <style:tab-stop style:position="1.111cm"/>
          <style:tab-stop style:position="1.129cm"/>
        </style:tab-stops>
      </style:paragraph-properties>
      <style:text-properties fo:font-size="10pt" style:font-size-asian="10pt"/>
    </style:style>
    <style:style style:name="P40" style:family="paragraph" style:parent-style-name="List_20_Paragraph" style:list-style-name="WWNum2">
      <style:paragraph-properties fo:margin-left="1.111cm" fo:margin-right="0cm" fo:margin-top="0.215cm" fo:margin-bottom="0cm" style:contextual-spacing="false" fo:line-height="100%" fo:text-align="justify" style:justify-single-word="false" fo:text-indent="-0.422cm" style:auto-text-indent="false">
        <style:tab-stops>
          <style:tab-stop style:position="1.111cm"/>
        </style:tab-stops>
      </style:paragraph-properties>
    </style:style>
    <style:style style:name="P41" style:family="paragraph" style:parent-style-name="List_20_Paragraph">
      <style:paragraph-properties fo:margin-left="1.111cm" fo:margin-right="0cm" fo:margin-top="0.215cm" fo:margin-bottom="0cm" style:contextual-spacing="false" fo:line-height="100%" fo:text-align="justify" style:justify-single-word="false" fo:text-indent="-0.422cm" style:auto-text-indent="false">
        <style:tab-stops>
          <style:tab-stop style:position="1.111cm"/>
        </style:tab-stops>
      </style:paragraph-properties>
      <style:text-properties fo:font-size="10pt" fo:letter-spacing="-0.011cm" style:font-size-asian="10pt"/>
    </style:style>
    <style:style style:name="P42" style:family="paragraph" style:parent-style-name="List_20_Paragraph" style:list-style-name="WWNum2">
      <style:paragraph-properties fo:margin-left="1.111cm" fo:margin-right="0cm" fo:margin-top="0.282cm" fo:margin-bottom="0cm" style:contextual-spacing="false" fo:line-height="100%" fo:text-align="justify" style:justify-single-word="false" fo:text-indent="-0.596cm" style:auto-text-indent="false">
        <style:tab-stops>
          <style:tab-stop style:position="1.111cm"/>
        </style:tab-stops>
      </style:paragraph-properties>
    </style:style>
    <style:style style:name="P43" style:family="paragraph" style:parent-style-name="List_20_Paragraph">
      <style:paragraph-properties fo:margin-left="1.111cm" fo:margin-right="0cm" fo:margin-top="0.282cm" fo:margin-bottom="0cm" style:contextual-spacing="false" fo:line-height="100%" fo:text-align="justify" style:justify-single-word="false" fo:text-indent="-0.596cm" style:auto-text-indent="false">
        <style:tab-stops>
          <style:tab-stop style:position="1.111cm"/>
        </style:tab-stops>
      </style:paragraph-properties>
      <style:text-properties fo:font-size="10pt" fo:letter-spacing="-0.007cm" officeooo:rsid="000b4201" officeooo:paragraph-rsid="000b4201" style:font-size-asian="10pt"/>
    </style:style>
    <style:style style:name="P44" style:family="paragraph" style:parent-style-name="List_20_Paragraph" style:list-style-name="WWNum2">
      <style:paragraph-properties fo:margin-left="1.111cm" fo:margin-right="0cm" fo:margin-top="0.284cm" fo:margin-bottom="0cm" style:contextual-spacing="false" fo:line-height="100%" fo:text-align="justify" style:justify-single-word="false" fo:text-indent="-0.596cm" style:auto-text-indent="false">
        <style:tab-stops>
          <style:tab-stop style:position="1.111cm"/>
        </style:tab-stops>
      </style:paragraph-properties>
    </style:style>
    <style:style style:name="P45" style:family="paragraph" style:parent-style-name="List_20_Paragraph">
      <style:paragraph-properties fo:margin-left="1.111cm" fo:margin-right="0cm" fo:margin-top="0.284cm" fo:margin-bottom="0cm" style:contextual-spacing="false" fo:line-height="100%" fo:text-align="justify" style:justify-single-word="false" fo:text-indent="-0.596cm" style:auto-text-indent="false">
        <style:tab-stops>
          <style:tab-stop style:position="1.111cm"/>
        </style:tab-stops>
      </style:paragraph-properties>
      <style:text-properties fo:font-size="10pt" fo:letter-spacing="-0.007cm" officeooo:rsid="000b4201" officeooo:paragraph-rsid="000b4201" style:font-size-asian="10pt"/>
    </style:style>
    <style:style style:name="P46" style:family="paragraph" style:parent-style-name="List_20_Paragraph" style:list-style-name="WWNum2">
      <style:paragraph-properties fo:margin-left="1.111cm" fo:margin-right="0cm" fo:margin-top="0.286cm" fo:margin-bottom="0cm" style:contextual-spacing="false" fo:line-height="100%" fo:text-align="justify" style:justify-single-word="false" fo:text-indent="-0.596cm" style:auto-text-indent="false">
        <style:tab-stops>
          <style:tab-stop style:position="1.111cm"/>
        </style:tab-stops>
      </style:paragraph-properties>
    </style:style>
    <style:style style:name="P47" style:family="paragraph" style:parent-style-name="List_20_Paragraph">
      <style:paragraph-properties fo:margin-left="1.111cm" fo:margin-right="0cm" fo:margin-top="0.286cm" fo:margin-bottom="0cm" style:contextual-spacing="false" fo:line-height="100%" fo:text-align="justify" style:justify-single-word="false" fo:text-indent="-0.596cm" style:auto-text-indent="false">
        <style:tab-stops>
          <style:tab-stop style:position="1.111cm"/>
        </style:tab-stops>
      </style:paragraph-properties>
      <style:text-properties fo:font-size="10pt" fo:letter-spacing="-0.007cm" officeooo:rsid="000cb014" officeooo:paragraph-rsid="000cb014" style:font-size-asian="10pt"/>
    </style:style>
    <style:style style:name="P48" style:family="paragraph" style:parent-style-name="List_20_Paragraph">
      <style:paragraph-properties fo:margin-left="1.111cm" fo:margin-right="0cm" fo:margin-top="0.286cm" fo:margin-bottom="0cm" style:contextual-spacing="false" fo:line-height="100%" fo:text-align="justify" style:justify-single-word="false" fo:text-indent="-0.596cm" style:auto-text-indent="false">
        <style:tab-stops>
          <style:tab-stop style:position="1.111cm"/>
        </style:tab-stops>
      </style:paragraph-properties>
      <style:text-properties fo:font-size="10pt" fo:letter-spacing="-0.011cm" officeooo:rsid="000cce42" officeooo:paragraph-rsid="000cce42" style:font-size-asian="10pt"/>
    </style:style>
    <style:style style:name="P49" style:family="paragraph" style:parent-style-name="List_20_Paragraph">
      <style:paragraph-properties fo:margin-left="1.111cm" fo:margin-right="0cm" fo:margin-top="0.284cm" fo:margin-bottom="0cm" style:contextual-spacing="false" fo:line-height="100%" fo:text-align="justify" style:justify-single-word="false" fo:text-indent="-0.596cm" style:auto-text-indent="false">
        <style:tab-stops>
          <style:tab-stop style:position="1.111cm"/>
        </style:tab-stops>
      </style:paragraph-properties>
      <style:text-properties fo:font-size="10pt" fo:letter-spacing="-0.011cm" officeooo:rsid="000cce42" officeooo:paragraph-rsid="000cce42" style:font-size-asian="10pt"/>
    </style:style>
    <style:style style:name="P50" style:family="paragraph" style:parent-style-name="List_20_Paragraph" style:list-style-name="WWNum2">
      <style:paragraph-properties fo:margin-left="1.125cm" fo:margin-right="0cm" fo:margin-top="0.288cm" fo:margin-bottom="0cm" style:contextual-spacing="false" fo:line-height="100%" fo:text-align="justify" style:justify-single-word="false" fo:text-indent="-0.61cm" style:auto-text-indent="false">
        <style:tab-stops>
          <style:tab-stop style:position="1.125cm"/>
        </style:tab-stops>
      </style:paragraph-properties>
    </style:style>
    <style:style style:name="P51" style:family="paragraph" style:parent-style-name="List_20_Paragraph">
      <style:paragraph-properties fo:margin-left="1.125cm" fo:margin-right="0cm" fo:margin-top="0.288cm" fo:margin-bottom="0cm" style:contextual-spacing="false" fo:line-height="100%" fo:text-align="justify" style:justify-single-word="false" fo:text-indent="-0.61cm" style:auto-text-indent="false">
        <style:tab-stops>
          <style:tab-stop style:position="1.125cm"/>
        </style:tab-stops>
      </style:paragraph-properties>
      <style:text-properties fo:font-size="10pt" fo:letter-spacing="-0.007cm" officeooo:rsid="000cd7a1" officeooo:paragraph-rsid="000cd7a1" style:font-size-asian="10pt"/>
    </style:style>
    <style:style style:name="P52" style:family="paragraph" style:parent-style-name="List_20_Paragraph" style:list-style-name="WWNum2">
      <style:paragraph-properties fo:margin-left="1.129cm" fo:margin-right="0.457cm" fo:margin-top="0.284cm" fo:margin-bottom="0cm" style:contextual-spacing="false" fo:line-height="118%" fo:text-align="justify" style:justify-single-word="false" fo:text-indent="-0.614cm" style:auto-text-indent="false">
        <style:tab-stops>
          <style:tab-stop style:position="1.125cm"/>
          <style:tab-stop style:position="1.129cm"/>
        </style:tab-stops>
      </style:paragraph-properties>
    </style:style>
    <style:style style:name="P53" style:family="paragraph" style:parent-style-name="List_20_Paragraph" style:list-style-name="WWNum2">
      <style:paragraph-properties fo:margin-left="1.9cm" fo:margin-right="0cm" fo:margin-top="0.277cm" fo:margin-bottom="0cm" style:contextual-spacing="false" fo:line-height="100%" fo:text-align="justify" style:justify-single-word="false" fo:text-indent="-0.28cm" style:auto-text-indent="false">
        <style:tab-stops>
          <style:tab-stop style:position="1.9cm"/>
        </style:tab-stops>
      </style:paragraph-properties>
    </style:style>
    <style:style style:name="P54" style:family="paragraph" style:parent-style-name="List_20_Paragraph" style:list-style-name="WWNum2">
      <style:paragraph-properties fo:margin-left="1.619cm" fo:margin-right="0cm" fo:margin-top="0.079cm" fo:margin-bottom="0cm" style:contextual-spacing="false" fo:line-height="100%" fo:text-align="justify" style:justify-single-word="false" fo:text-indent="0cm" style:auto-text-indent="false">
        <style:tab-stops>
          <style:tab-stop style:position="1.9cm"/>
        </style:tab-stops>
      </style:paragraph-properties>
      <style:text-properties fo:color="#435388" loext:opacity="100%" style:font-name="Lucida Console" fo:font-size="10pt" fo:letter-spacing="-0.007cm" officeooo:rsid="000cd7a1" officeooo:paragraph-rsid="000cd7a1" style:font-size-asian="10pt"/>
    </style:style>
    <style:style style:name="P55" style:family="paragraph" style:parent-style-name="Text_20_body" style:master-page-name="Converted5">
      <style:paragraph-properties fo:margin-top="0.263cm" fo:margin-bottom="0cm" style:contextual-spacing="false" fo:text-align="justify" style:justify-single-word="false" style:page-number="2"/>
      <style:text-properties style:font-name="Lucida Console"/>
    </style:style>
    <style:style style:name="P56" style:family="paragraph" style:parent-style-name="List_20_Paragraph" style:list-style-name="WWNum2">
      <style:paragraph-properties fo:margin-left="1.9cm" fo:margin-right="0cm" fo:margin-top="0.002cm" fo:margin-bottom="0cm" style:contextual-spacing="false" fo:line-height="100%" fo:text-align="justify" style:justify-single-word="false" fo:text-indent="-0.28cm" style:auto-text-indent="false">
        <style:tab-stops>
          <style:tab-stop style:position="1.9cm"/>
        </style:tab-stops>
      </style:paragraph-properties>
    </style:style>
    <style:style style:name="P57" style:family="paragraph" style:parent-style-name="Text_20_body">
      <style:paragraph-properties fo:margin-top="0.005cm" fo:margin-bottom="0cm" style:contextual-spacing="false" fo:text-align="justify" style:justify-single-word="false"/>
      <style:text-properties style:font-name="Lucida Console"/>
    </style:style>
    <style:style style:name="P58" style:family="paragraph" style:parent-style-name="List_20_Paragraph" style:list-style-name="WWNum2">
      <style:paragraph-properties fo:margin-left="1.111cm" fo:margin-right="0cm" fo:margin-top="0.002cm" fo:margin-bottom="0cm" style:contextual-spacing="false" fo:line-height="100%" fo:text-align="justify" style:justify-single-word="false" fo:text-indent="-0.596cm" style:auto-text-indent="false">
        <style:tab-stops>
          <style:tab-stop style:position="1.111cm"/>
        </style:tab-stops>
      </style:paragraph-properties>
    </style:style>
    <style:style style:name="P59" style:family="paragraph" style:parent-style-name="List_20_Paragraph">
      <style:paragraph-properties fo:margin-left="1.111cm" fo:margin-right="0cm" fo:margin-top="0.002cm" fo:margin-bottom="0cm" style:contextual-spacing="false" fo:line-height="100%" fo:text-align="justify" style:justify-single-word="false" fo:text-indent="-0.596cm" style:auto-text-indent="false">
        <style:tab-stops>
          <style:tab-stop style:position="1.111cm"/>
        </style:tab-stops>
      </style:paragraph-properties>
      <style:text-properties fo:font-size="10pt" fo:letter-spacing="-0.011cm" officeooo:rsid="000cd7a1" officeooo:paragraph-rsid="000cd7a1" style:font-size-asian="10pt"/>
    </style:style>
    <style:style style:name="P60" style:family="paragraph" style:parent-style-name="List_20_Paragraph" style:list-style-name="WWNum2">
      <style:paragraph-properties fo:margin-left="1.111cm" fo:margin-right="0cm" fo:margin-top="0.289cm" fo:margin-bottom="0cm" style:contextual-spacing="false" fo:line-height="100%" fo:text-align="justify" style:justify-single-word="false" fo:text-indent="-0.596cm" style:auto-text-indent="false">
        <style:tab-stops>
          <style:tab-stop style:position="1.111cm"/>
        </style:tab-stops>
      </style:paragraph-properties>
    </style:style>
    <style:style style:name="P61" style:family="paragraph" style:parent-style-name="List_20_Paragraph">
      <style:paragraph-properties fo:margin-left="1.111cm" fo:margin-right="0cm" fo:margin-top="0.289cm" fo:margin-bottom="0cm" style:contextual-spacing="false" fo:line-height="100%" fo:text-align="justify" style:justify-single-word="false" fo:text-indent="-0.596cm" style:auto-text-indent="false">
        <style:tab-stops>
          <style:tab-stop style:position="1.111cm"/>
        </style:tab-stops>
      </style:paragraph-properties>
      <style:text-properties fo:font-size="10pt" fo:letter-spacing="-0.007cm" officeooo:rsid="000cd7a1" officeooo:paragraph-rsid="000cd7a1" style:font-size-asian="10pt"/>
    </style:style>
    <style:style style:name="P62" style:family="paragraph" style:parent-style-name="List_20_Paragraph">
      <style:paragraph-properties fo:margin-left="1.111cm" fo:margin-right="0cm" fo:margin-top="0.289cm" fo:margin-bottom="0cm" style:contextual-spacing="false" fo:line-height="100%" fo:text-align="justify" style:justify-single-word="false" fo:text-indent="-0.596cm" style:auto-text-indent="false">
        <style:tab-stops>
          <style:tab-stop style:position="1.111cm"/>
        </style:tab-stops>
      </style:paragraph-properties>
      <style:text-properties fo:font-size="10pt" fo:letter-spacing="-0.011cm" officeooo:rsid="000cd7a1" officeooo:paragraph-rsid="000cd7a1" style:font-size-asian="10pt"/>
    </style:style>
    <style:style style:name="P63" style:family="paragraph" style:parent-style-name="List_20_Paragraph" style:list-style-name="WWNum2">
      <style:paragraph-properties fo:margin-left="1.111cm" fo:margin-right="0cm" fo:margin-top="0.291cm" fo:margin-bottom="0cm" style:contextual-spacing="false" fo:line-height="100%" fo:text-align="justify" style:justify-single-word="false" fo:text-indent="-0.596cm" style:auto-text-indent="false">
        <style:tab-stops>
          <style:tab-stop style:position="1.111cm"/>
        </style:tab-stops>
      </style:paragraph-properties>
    </style:style>
    <style:style style:name="P64" style:family="paragraph" style:parent-style-name="List_20_Paragraph" style:list-style-name="WWNum2">
      <style:paragraph-properties fo:margin-left="1.111cm" fo:margin-right="0cm" fo:margin-top="0.291cm" fo:margin-bottom="0cm" style:contextual-spacing="false" fo:line-height="100%" fo:text-align="justify" style:justify-single-word="false" fo:text-indent="-0.596cm" style:auto-text-indent="false">
        <style:tab-stops>
          <style:tab-stop style:position="1.111cm"/>
        </style:tab-stops>
      </style:paragraph-properties>
      <style:text-properties fo:font-size="10pt" fo:letter-spacing="-0.007cm" officeooo:rsid="000cd7a1" officeooo:paragraph-rsid="000cd7a1" style:font-size-asian="10pt"/>
    </style:style>
    <style:style style:name="P65" style:family="paragraph" style:parent-style-name="Text_20_body">
      <style:paragraph-properties fo:text-align="justify" style:justify-single-word="false"/>
      <style:text-properties fo:font-size="8pt" style:font-size-asian="8pt"/>
    </style:style>
    <style:style style:name="P66" style:family="paragraph" style:parent-style-name="Frame_20_contents">
      <style:paragraph-properties fo:margin-left="0.34cm" fo:margin-right="0cm" fo:margin-top="0.012cm" fo:margin-bottom="0cm" style:contextual-spacing="false" fo:text-align="start" style:justify-single-word="false" fo:text-indent="0cm" style:auto-text-indent="false"/>
    </style:style>
    <style:style style:name="P67" style:family="paragraph">
      <loext:graphic-properties draw:fill="solid" draw:fill-color="#f7f7f7"/>
      <style:paragraph-properties fo:text-align="start"/>
      <style:text-properties fo:font-size="18pt"/>
    </style:style>
    <style:style style:name="P68" style:family="paragraph" style:parent-style-name="List_20_Paragraph" style:list-style-name="WWNum2">
      <style:paragraph-properties fo:margin-left="1.129cm" fo:margin-right="0.192cm" fo:margin-top="0.399cm" fo:margin-bottom="0cm" style:contextual-spacing="false" fo:line-height="118%" fo:text-align="justify" style:justify-single-word="false" fo:text-indent="-0.614cm" style:auto-text-indent="false">
        <style:tab-stops>
          <style:tab-stop style:position="1.111cm"/>
          <style:tab-stop style:position="1.129cm"/>
        </style:tab-stops>
      </style:paragraph-properties>
    </style:style>
    <style:style style:name="P69" style:family="paragraph" style:parent-style-name="List_20_Paragraph">
      <style:paragraph-properties fo:margin-left="1.129cm" fo:margin-right="0.192cm" fo:margin-top="0.399cm" fo:margin-bottom="0cm" style:contextual-spacing="false" fo:line-height="118%" fo:text-align="justify" style:justify-single-word="false" fo:text-indent="-0.614cm" style:auto-text-indent="false">
        <style:tab-stops>
          <style:tab-stop style:position="1.111cm"/>
          <style:tab-stop style:position="1.129cm"/>
        </style:tab-stops>
      </style:paragraph-properties>
      <style:text-properties fo:font-size="10pt" fo:letter-spacing="-0.004cm" style:font-size-asian="10pt"/>
    </style:style>
    <style:style style:name="P70" style:family="paragraph" style:parent-style-name="Frame_20_contents">
      <style:paragraph-properties fo:margin-left="0.34cm" fo:margin-right="0cm" fo:margin-top="0.012cm" fo:margin-bottom="0cm" style:contextual-spacing="false" fo:line-height="100%" fo:text-align="start" style:justify-single-word="false" fo:orphans="0" fo:widows="0" fo:text-indent="0cm" style:auto-text-indent="false" style:writing-mode="lr-tb"/>
    </style:style>
    <style:style style:name="P71" style:family="paragraph" style:parent-style-name="List_20_Paragraph" style:list-style-name="WWNum2">
      <style:paragraph-properties fo:margin-left="1.111cm" fo:margin-right="0cm" fo:margin-top="0.21cm" fo:margin-bottom="0cm" style:contextual-spacing="false" fo:line-height="100%" fo:text-align="justify" style:justify-single-word="false" fo:text-indent="-0.596cm" style:auto-text-indent="false">
        <style:tab-stops>
          <style:tab-stop style:position="1.111cm"/>
        </style:tab-stops>
      </style:paragraph-properties>
    </style:style>
    <style:style style:name="P72" style:family="paragraph" style:parent-style-name="List_20_Paragraph" style:list-style-name="WWNum2">
      <style:paragraph-properties fo:margin-left="1.111cm" fo:margin-right="0cm" fo:margin-top="0.21cm" fo:margin-bottom="0cm" style:contextual-spacing="false" fo:line-height="100%" fo:text-align="justify" style:justify-single-word="false" fo:text-indent="-0.596cm" style:auto-text-indent="false">
        <style:tab-stops>
          <style:tab-stop style:position="1.111cm"/>
        </style:tab-stops>
      </style:paragraph-properties>
      <style:text-properties fo:font-size="10pt" fo:letter-spacing="-0.007cm" officeooo:rsid="000e3d17" officeooo:paragraph-rsid="000e3d17" style:font-size-asian="10pt"/>
    </style:style>
    <style:style style:name="P73" style:family="paragraph" style:parent-style-name="List_20_Paragraph" style:list-style-name="WWNum2">
      <style:paragraph-properties fo:margin-left="1.129cm" fo:margin-right="0.247cm" fo:margin-top="0.286cm" fo:margin-bottom="0cm" style:contextual-spacing="false" fo:line-height="118%" fo:text-align="justify" style:justify-single-word="false" fo:text-indent="-0.614cm" style:auto-text-indent="false">
        <style:tab-stops>
          <style:tab-stop style:position="1.125cm"/>
          <style:tab-stop style:position="1.129cm"/>
        </style:tab-stops>
      </style:paragraph-properties>
    </style:style>
    <style:style style:name="P74" style:family="paragraph" style:parent-style-name="Text_20_body">
      <style:paragraph-properties fo:margin-top="0.011cm" fo:margin-bottom="0cm" style:contextual-spacing="false" fo:text-align="justify" style:justify-single-word="false"/>
      <style:text-properties fo:font-size="6pt" style:font-size-asian="6pt"/>
    </style:style>
    <style:style style:name="P75" style:family="paragraph" style:parent-style-name="Frame_20_contents" style:list-style-name="WWNum3">
      <style:paragraph-properties fo:margin-left="0.848cm" fo:margin-right="0cm" fo:margin-top="0.012cm" fo:margin-bottom="0cm" style:contextual-spacing="false" fo:text-align="start" style:justify-single-word="false" fo:text-indent="-0.508cm" style:auto-text-indent="false">
        <style:tab-stops>
          <style:tab-stop style:position="0.848cm"/>
        </style:tab-stops>
      </style:paragraph-properties>
    </style:style>
    <style:style style:name="P76" style:family="paragraph" style:parent-style-name="Frame_20_contents" style:list-style-name="WWNum3">
      <style:paragraph-properties fo:margin-left="0.848cm" fo:margin-right="0cm" fo:margin-top="0.002cm" fo:margin-bottom="0cm" style:contextual-spacing="false" fo:text-align="start" style:justify-single-word="false" fo:text-indent="-0.508cm" style:auto-text-indent="false">
        <style:tab-stops>
          <style:tab-stop style:position="0.848cm"/>
        </style:tab-stops>
      </style:paragraph-properties>
    </style:style>
    <style:style style:name="P77" style:family="paragraph" style:parent-style-name="List_20_Paragraph" style:list-style-name="WWNum2">
      <style:paragraph-properties fo:margin-left="1.129cm" fo:margin-right="0.247cm" fo:margin-top="0.399cm" fo:margin-bottom="0cm" style:contextual-spacing="false" fo:line-height="118%" fo:text-align="justify" style:justify-single-word="false" fo:text-indent="-0.614cm" style:auto-text-indent="false">
        <style:tab-stops>
          <style:tab-stop style:position="1.125cm"/>
          <style:tab-stop style:position="1.129cm"/>
        </style:tab-stops>
      </style:paragraph-properties>
      <style:text-properties fo:font-size="10pt" fo:letter-spacing="-0.007cm" officeooo:paragraph-rsid="000f1354" style:font-size-asian="10pt"/>
    </style:style>
    <style:style style:name="P78" style:family="paragraph" style:parent-style-name="List_20_Paragraph" style:list-style-name="WWNum2">
      <style:paragraph-properties fo:margin-left="0.515cm" fo:margin-right="0.247cm" fo:margin-top="0.399cm" fo:margin-bottom="0cm" style:contextual-spacing="false" fo:line-height="118%" fo:text-align="justify" style:justify-single-word="false" fo:text-indent="0cm" style:auto-text-indent="false">
        <style:tab-stops>
          <style:tab-stop style:position="1.125cm"/>
          <style:tab-stop style:position="1.129cm"/>
        </style:tab-stops>
      </style:paragraph-properties>
      <style:text-properties fo:font-size="10pt" fo:letter-spacing="-0.007cm" officeooo:paragraph-rsid="000f1354" style:font-size-asian="10pt"/>
    </style:style>
    <style:style style:name="P79" style:family="paragraph" style:parent-style-name="Text_20_body">
      <style:paragraph-properties fo:margin-top="0.004cm" fo:margin-bottom="0cm" style:contextual-spacing="false" fo:text-align="justify" style:justify-single-word="false"/>
      <style:text-properties fo:font-size="6pt" style:font-size-asian="6pt"/>
    </style:style>
    <style:style style:name="P80" style:family="paragraph">
      <loext:graphic-properties draw:fill="none"/>
      <style:paragraph-properties fo:text-align="start"/>
      <style:text-properties fo:font-size="11pt"/>
    </style:style>
    <style:style style:name="P81" style:family="paragraph">
      <loext:graphic-properties draw:fill="solid" draw:fill-color="#f7f7f7"/>
      <style:paragraph-properties fo:text-align="start"/>
      <style:text-properties fo:font-size="11pt"/>
    </style:style>
    <style:style style:name="P82" style:family="paragraph" style:parent-style-name="Standard">
      <style:paragraph-properties fo:margin-left="0cm" fo:margin-right="0cm" fo:margin-top="0cm" fo:margin-bottom="0cm" style:contextual-spacing="false" fo:line-height="0.303cm" fo:text-align="start" style:justify-single-word="false" fo:text-indent="0cm" style:auto-text-indent="false">
        <style:tab-stops>
          <style:tab-stop style:position="6.452cm" style:leader-style="solid" style:leader-text="-"/>
        </style:tab-stops>
      </style:paragraph-properties>
    </style:style>
    <style:style style:name="P83" style:family="paragraph">
      <loext:graphic-properties draw:fill="none"/>
      <style:paragraph-properties fo:text-align="start"/>
    </style:style>
    <style:style style:name="P84" style:family="paragraph" style:parent-style-name="Standard">
      <style:paragraph-properties fo:margin-left="0cm" fo:margin-right="0cm" fo:margin-top="0cm" fo:margin-bottom="0cm" style:contextual-spacing="false" fo:line-height="0.303cm" fo:text-align="start" style:justify-single-word="false" fo:text-indent="0cm" style:auto-text-indent="false"/>
    </style:style>
    <style:style style:name="P85" style:family="paragraph" style:parent-style-name="Standard">
      <style:paragraph-properties fo:margin-left="0cm" fo:margin-right="0cm" fo:margin-top="0.069cm" fo:margin-bottom="0cm" style:contextual-spacing="false" fo:text-align="start" style:justify-single-word="false" fo:text-indent="0cm" style:auto-text-indent="false"/>
    </style:style>
    <style:style style:name="P86" style:family="paragraph" style:parent-style-name="Standard">
      <style:paragraph-properties fo:margin-left="0cm" fo:margin-right="0cm" fo:margin-top="0cm" fo:margin-bottom="0cm" style:contextual-spacing="false" fo:line-height="0.383cm" fo:text-align="start" style:justify-single-word="false" fo:text-indent="0cm" style:auto-text-indent="false"/>
    </style:style>
    <style:style style:name="P87" style:family="paragraph" style:parent-style-name="Standard">
      <style:paragraph-properties fo:margin-left="0cm" fo:margin-right="0cm" fo:margin-top="0.004cm" fo:margin-bottom="0cm" style:contextual-spacing="false" fo:text-align="start" style:justify-single-word="false" fo:text-indent="0cm" style:auto-text-indent="false"/>
    </style:style>
    <style:style style:name="P88" style:family="paragraph" style:parent-style-name="Standard">
      <style:paragraph-properties fo:margin-left="0cm" fo:margin-right="0cm" fo:margin-top="0.002cm" fo:margin-bottom="0cm" style:contextual-spacing="false" fo:text-align="start" style:justify-single-word="false" fo:text-indent="0cm" style:auto-text-indent="false"/>
    </style:style>
    <style:style style:name="P89" style:family="paragraph" style:parent-style-name="Text_20_body">
      <style:paragraph-properties fo:text-align="justify" style:justify-single-word="false"/>
      <style:text-properties officeooo:rsid="000f1354" officeooo:paragraph-rsid="000f1354"/>
    </style:style>
    <style:style style:name="P90" style:family="paragraph" style:parent-style-name="Text_20_body">
      <style:paragraph-properties fo:margin-top="0.464cm" fo:margin-bottom="0cm" style:contextual-spacing="false" fo:text-align="justify" style:justify-single-word="false"/>
      <style:text-properties fo:font-size="14pt" style:font-size-asian="14pt"/>
    </style:style>
    <style:style style:name="P91" style:family="paragraph" style:parent-style-name="Heading_20_2" style:list-style-name="WWNum2">
      <style:paragraph-properties fo:margin-left="1.196cm" fo:margin-right="0cm" fo:margin-top="0.002cm" fo:margin-bottom="0cm" style:contextual-spacing="false" fo:line-height="100%" fo:text-align="justify" style:justify-single-word="false" fo:text-indent="-0.945cm" style:auto-text-indent="false">
        <style:tab-stops>
          <style:tab-stop style:position="1.196cm"/>
        </style:tab-stops>
      </style:paragraph-properties>
    </style:style>
    <style:style style:name="P92" style:family="paragraph" style:parent-style-name="Text_20_body">
      <style:paragraph-properties fo:margin-top="0.072cm" fo:margin-bottom="0cm" style:contextual-spacing="false" fo:text-align="justify" style:justify-single-word="false"/>
      <style:text-properties style:font-name="Trebuchet MS" fo:font-size="14pt" fo:font-weight="bold" style:font-size-asian="14pt" style:font-weight-asian="bold"/>
    </style:style>
    <style:style style:name="P93" style:family="paragraph" style:parent-style-name="Text_20_body">
      <style:paragraph-properties fo:margin-left="0.25cm" fo:margin-right="0cm" fo:text-align="justify" style:justify-single-word="false"/>
    </style:style>
    <style:style style:name="P94" style:family="paragraph" style:parent-style-name="Text_20_body">
      <style:paragraph-properties fo:margin-top="0.007cm" fo:margin-bottom="0cm" style:contextual-spacing="false" fo:text-align="justify" style:justify-single-word="false"/>
    </style:style>
    <style:style style:name="P95" style:family="paragraph" style:parent-style-name="Standard">
      <style:paragraph-properties fo:margin-left="0cm" fo:margin-right="0cm" fo:margin-top="0cm" fo:margin-bottom="0cm" style:contextual-spacing="false" fo:line-height="0.346cm" fo:text-align="start" style:justify-single-word="false" fo:text-indent="0cm" style:auto-text-indent="false"/>
    </style:style>
    <style:style style:name="P96" style:family="paragraph" style:parent-style-name="Standard">
      <style:paragraph-properties fo:margin-left="0cm" fo:margin-right="0cm" fo:margin-top="0.026cm" fo:margin-bottom="0cm" style:contextual-spacing="false" fo:text-align="start" style:justify-single-word="false" fo:text-indent="0cm" style:auto-text-indent="false"/>
    </style:style>
    <style:style style:name="P97" style:family="paragraph" style:parent-style-name="Standard">
      <style:paragraph-properties fo:margin-left="0cm" fo:margin-right="0cm" fo:margin-top="0.041cm" fo:margin-bottom="0cm" style:contextual-spacing="false" fo:text-align="start" style:justify-single-word="false" fo:text-indent="0cm" style:auto-text-indent="false"/>
    </style:style>
    <style:style style:name="P98" style:family="paragraph" style:parent-style-name="Standard">
      <style:paragraph-properties fo:margin-left="0cm" fo:margin-right="0cm" fo:margin-top="0cm" fo:margin-bottom="0cm" style:contextual-spacing="false" fo:line-height="0.328cm" fo:text-align="start" style:justify-single-word="false" fo:text-indent="0cm" style:auto-text-indent="false"/>
    </style:style>
    <style:style style:name="P99" style:family="paragraph" style:parent-style-name="Text_20_body">
      <style:paragraph-properties fo:margin-left="0.201cm" fo:margin-right="0cm" fo:text-align="justify" style:justify-single-word="false"/>
    </style:style>
    <style:style style:name="P100" style:family="paragraph" style:parent-style-name="Standard">
      <style:paragraph-properties fo:margin-left="0.157cm" fo:margin-right="0cm" fo:margin-top="0cm" fo:margin-bottom="0cm" style:contextual-spacing="false" fo:line-height="0.383cm" fo:text-align="start" style:justify-single-word="false" fo:text-indent="0cm" style:auto-text-indent="false"/>
    </style:style>
    <style:style style:name="P101" style:family="paragraph" style:parent-style-name="Standard">
      <style:paragraph-properties fo:margin-left="0.157cm" fo:margin-right="0cm" fo:margin-top="0.004cm" fo:margin-bottom="0cm" style:contextual-spacing="false" fo:text-align="start" style:justify-single-word="false" fo:text-indent="0cm" style:auto-text-indent="false"/>
    </style:style>
    <style:style style:name="P102" style:family="paragraph" style:parent-style-name="Standard">
      <style:paragraph-properties fo:margin-left="0.157cm" fo:margin-right="0cm" fo:margin-top="0.002cm" fo:margin-bottom="0cm" style:contextual-spacing="false" fo:text-align="start" style:justify-single-word="false" fo:text-indent="0cm" style:auto-text-indent="false"/>
    </style:style>
    <style:style style:name="P103" style:family="paragraph" style:parent-style-name="Standard">
      <style:paragraph-properties fo:margin-left="0cm" fo:margin-right="0.127cm" fo:margin-top="0.026cm" fo:margin-bottom="0cm" style:contextual-spacing="false" fo:line-height="107%" fo:text-align="start" style:justify-single-word="false" fo:text-indent="0cm" style:auto-text-indent="false"/>
    </style:style>
    <style:style style:name="P104" style:family="paragraph" style:parent-style-name="Standard">
      <style:paragraph-properties fo:margin-left="0cm" fo:margin-right="0cm" fo:margin-top="0.004cm" fo:margin-bottom="0cm" style:contextual-spacing="false" fo:line-height="0.344cm" fo:text-align="start" style:justify-single-word="false" fo:text-indent="0cm" style:auto-text-indent="false"/>
    </style:style>
    <style:style style:name="P105" style:family="paragraph" style:parent-style-name="Standard">
      <style:paragraph-properties fo:margin-left="0.379cm" fo:margin-right="0cm" fo:margin-top="0.026cm" fo:margin-bottom="0cm" style:contextual-spacing="false" fo:line-height="107%" fo:text-align="start" style:justify-single-word="false" fo:text-indent="0cm" style:auto-text-indent="false"/>
    </style:style>
    <style:style style:name="P106" style:family="paragraph" style:parent-style-name="Standard">
      <style:paragraph-properties fo:margin-left="0.379cm" fo:margin-right="0cm" fo:margin-top="0.004cm" fo:margin-bottom="0cm" style:contextual-spacing="false" fo:text-align="start" style:justify-single-word="false" fo:text-indent="0cm" style:auto-text-indent="false"/>
    </style:style>
    <style:style style:name="P107" style:family="paragraph" style:parent-style-name="Standard">
      <style:paragraph-properties fo:margin-left="0.379cm" fo:margin-right="3.815cm" fo:margin-top="0.026cm" fo:margin-bottom="0cm" style:contextual-spacing="false" fo:line-height="107%" fo:text-align="start" style:justify-single-word="false" fo:text-indent="0cm" style:auto-text-indent="false"/>
    </style:style>
    <style:style style:name="P108" style:family="paragraph" style:parent-style-name="Standard">
      <style:paragraph-properties fo:margin-left="0cm" fo:margin-right="0cm" fo:margin-top="0.019cm" fo:margin-bottom="0cm" style:contextual-spacing="false" fo:text-align="start" style:justify-single-word="false" fo:text-indent="0cm" style:auto-text-indent="false"/>
    </style:style>
    <style:style style:name="P109" style:family="paragraph" style:parent-style-name="List_20_Paragraph" style:list-style-name="WWNum2">
      <style:paragraph-properties fo:margin-left="1.129cm" fo:margin-right="0.231cm" fo:margin-top="0.356cm" fo:margin-bottom="0cm" style:contextual-spacing="false" fo:line-height="119%" fo:text-align="justify" style:justify-single-word="false" fo:text-indent="-0.439cm" style:auto-text-indent="false">
        <style:tab-stops>
          <style:tab-stop style:position="1.125cm"/>
          <style:tab-stop style:position="1.129cm"/>
        </style:tab-stops>
      </style:paragraph-properties>
    </style:style>
    <style:style style:name="P110" style:family="paragraph" style:parent-style-name="List_20_Paragraph">
      <style:paragraph-properties fo:margin-left="0.69cm" fo:margin-right="0.231cm" fo:margin-top="0.356cm" fo:margin-bottom="0cm" style:contextual-spacing="false" fo:line-height="119%" fo:text-align="justify" style:justify-single-word="false" fo:text-indent="0cm" style:auto-text-indent="false">
        <style:tab-stops>
          <style:tab-stop style:position="1.125cm"/>
          <style:tab-stop style:position="1.129cm"/>
        </style:tab-stops>
      </style:paragraph-properties>
      <style:text-properties fo:font-size="10pt" fo:letter-spacing="-0.007cm" officeooo:paragraph-rsid="000f1354" style:font-size-asian="10pt"/>
    </style:style>
    <style:style style:name="P111" style:family="paragraph" style:parent-style-name="List_20_Paragraph" style:list-style-name="WWNum2">
      <style:paragraph-properties fo:margin-left="1.129cm" fo:margin-right="0.231cm" fo:margin-top="0.356cm" fo:margin-bottom="0cm" style:contextual-spacing="false" fo:line-height="119%" fo:text-align="justify" style:justify-single-word="false" fo:text-indent="-0.439cm" style:auto-text-indent="false">
        <style:tab-stops>
          <style:tab-stop style:position="1.125cm"/>
          <style:tab-stop style:position="1.129cm"/>
        </style:tab-stops>
      </style:paragraph-properties>
      <style:text-properties fo:font-size="10pt" fo:letter-spacing="-0.007cm" style:font-size-asian="10pt"/>
    </style:style>
    <style:style style:name="P112" style:family="paragraph" style:parent-style-name="List_20_Paragraph" style:list-style-name="WWNum2">
      <style:paragraph-properties fo:margin-left="1.125cm" fo:margin-right="0cm" fo:margin-top="0.208cm" fo:margin-bottom="0cm" style:contextual-spacing="false" fo:line-height="100%" fo:text-align="justify" style:justify-single-word="false" fo:text-indent="-0.436cm" style:auto-text-indent="false">
        <style:tab-stops>
          <style:tab-stop style:position="1.125cm"/>
        </style:tab-stops>
      </style:paragraph-properties>
    </style:style>
    <style:style style:name="P113" style:family="paragraph" style:parent-style-name="List_20_Paragraph">
      <style:paragraph-properties fo:margin-left="1.125cm" fo:margin-right="0cm" fo:margin-top="0.208cm" fo:margin-bottom="0cm" style:contextual-spacing="false" fo:line-height="100%" fo:text-align="justify" style:justify-single-word="false" fo:text-indent="-0.436cm" style:auto-text-indent="false">
        <style:tab-stops>
          <style:tab-stop style:position="1.125cm"/>
        </style:tab-stops>
      </style:paragraph-properties>
      <style:text-properties fo:letter-spacing="-0.011cm"/>
    </style:style>
    <style:style style:name="P114" style:family="paragraph" style:parent-style-name="List_20_Paragraph" style:list-style-name="WWNum2">
      <style:paragraph-properties fo:margin-left="1.129cm" fo:margin-right="0.247cm" fo:margin-top="0.289cm" fo:margin-bottom="0cm" style:contextual-spacing="false" fo:line-height="119%" fo:text-align="justify" style:justify-single-word="false" fo:text-indent="-0.439cm" style:auto-text-indent="false">
        <style:tab-stops>
          <style:tab-stop style:position="1.111cm"/>
          <style:tab-stop style:position="1.129cm"/>
        </style:tab-stops>
      </style:paragraph-properties>
    </style:style>
    <style:style style:name="P115" style:family="paragraph" style:parent-style-name="List_20_Paragraph">
      <style:paragraph-properties fo:margin-left="1.129cm" fo:margin-right="0.247cm" fo:margin-top="0.289cm" fo:margin-bottom="0cm" style:contextual-spacing="false" fo:line-height="119%" fo:text-align="justify" style:justify-single-word="false" fo:text-indent="-0.439cm" style:auto-text-indent="false">
        <style:tab-stops>
          <style:tab-stop style:position="1.111cm"/>
          <style:tab-stop style:position="1.129cm"/>
        </style:tab-stops>
      </style:paragraph-properties>
      <style:text-properties fo:font-size="10pt" style:font-size-asian="10pt"/>
    </style:style>
    <style:style style:name="P116" style:family="paragraph" style:parent-style-name="List_20_Paragraph" style:list-style-name="WWNum2">
      <style:paragraph-properties fo:margin-left="1.129cm" fo:margin-right="0.247cm" fo:margin-top="0.21cm" fo:margin-bottom="0cm" style:contextual-spacing="false" fo:line-height="118%" fo:text-align="justify" style:justify-single-word="false" fo:text-indent="-0.439cm" style:auto-text-indent="false">
        <style:tab-stops>
          <style:tab-stop style:position="1.125cm"/>
          <style:tab-stop style:position="1.129cm"/>
        </style:tab-stops>
      </style:paragraph-properties>
    </style:style>
    <style:style style:name="P117" style:family="paragraph" style:parent-style-name="List_20_Paragraph">
      <style:paragraph-properties fo:margin-left="1.129cm" fo:margin-right="0.247cm" fo:margin-top="0.21cm" fo:margin-bottom="0cm" style:contextual-spacing="false" fo:line-height="118%" fo:text-align="justify" style:justify-single-word="false" fo:text-indent="-0.439cm" style:auto-text-indent="false">
        <style:tab-stops>
          <style:tab-stop style:position="1.125cm"/>
          <style:tab-stop style:position="1.129cm"/>
        </style:tab-stops>
      </style:paragraph-properties>
      <style:text-properties fo:font-size="10pt" fo:letter-spacing="-0.004cm" style:font-size-asian="10pt"/>
    </style:style>
    <style:style style:name="P118" style:family="paragraph" style:parent-style-name="List_20_Paragraph" style:list-style-name="WWNum2">
      <style:paragraph-properties fo:margin-left="1.129cm" fo:margin-right="0.247cm" fo:margin-top="0.215cm" fo:margin-bottom="0cm" style:contextual-spacing="false" fo:line-height="118%" fo:text-align="justify" style:justify-single-word="false" fo:text-indent="-0.439cm" style:auto-text-indent="false">
        <style:tab-stops>
          <style:tab-stop style:position="1.117cm"/>
          <style:tab-stop style:position="1.129cm"/>
        </style:tab-stops>
      </style:paragraph-properties>
    </style:style>
    <style:style style:name="P119" style:family="paragraph" style:parent-style-name="List_20_Paragraph">
      <style:paragraph-properties fo:margin-left="0cm" fo:margin-right="0.247cm" fo:margin-top="0.215cm" fo:margin-bottom="0cm" style:contextual-spacing="false" fo:line-height="118%" fo:text-align="justify" style:justify-single-word="false" fo:text-indent="0cm" style:auto-text-indent="false">
        <style:tab-stops>
          <style:tab-stop style:position="1.117cm"/>
          <style:tab-stop style:position="1.129cm"/>
        </style:tab-stops>
      </style:paragraph-properties>
      <style:text-properties fo:font-size="10pt" style:font-size-asian="10pt"/>
    </style:style>
    <style:style style:name="P120" style:family="paragraph" style:parent-style-name="List_20_Paragraph">
      <style:paragraph-properties fo:margin-left="1.125cm" fo:margin-right="0cm" fo:margin-top="0.217cm" fo:margin-bottom="0cm" style:contextual-spacing="false" fo:line-height="100%" fo:text-align="justify" style:justify-single-word="false" fo:text-indent="-0.436cm" style:auto-text-indent="false">
        <style:tab-stops>
          <style:tab-stop style:position="1.125cm"/>
        </style:tab-stops>
      </style:paragraph-properties>
      <style:text-properties fo:font-size="10pt" fo:letter-spacing="-0.004cm" style:font-size-asian="10pt"/>
    </style:style>
    <style:style style:name="P121" style:family="paragraph" style:parent-style-name="Frame_20_contents">
      <style:paragraph-properties fo:margin-left="0.34cm" fo:margin-right="0cm" fo:margin-top="0.012cm" fo:margin-bottom="0cm" style:contextual-spacing="false" fo:line-height="100%" fo:text-align="start" style:justify-single-word="false" fo:orphans="0" fo:widows="0" fo:text-indent="0cm" style:auto-text-indent="false" style:writing-mode="lr-tb"/>
      <style:text-properties officeooo:paragraph-rsid="001049a7"/>
    </style:style>
    <style:style style:name="P122" style:family="paragraph" style:parent-style-name="List_20_Paragraph" style:list-style-name="WWNum2">
      <style:paragraph-properties fo:margin-left="1.125cm" fo:margin-right="0cm" fo:margin-top="0.289cm" fo:margin-bottom="0cm" style:contextual-spacing="false" fo:line-height="100%" fo:text-align="justify" style:justify-single-word="false" fo:text-indent="-0.436cm" style:auto-text-indent="false">
        <style:tab-stops>
          <style:tab-stop style:position="1.125cm"/>
        </style:tab-stops>
      </style:paragraph-properties>
    </style:style>
    <style:style style:name="P123" style:family="paragraph" style:parent-style-name="List_20_Paragraph">
      <style:paragraph-properties fo:margin-left="1.125cm" fo:margin-right="0cm" fo:margin-top="0.289cm" fo:margin-bottom="0cm" style:contextual-spacing="false" fo:line-height="100%" fo:text-align="justify" style:justify-single-word="false" fo:text-indent="-0.436cm" style:auto-text-indent="false">
        <style:tab-stops>
          <style:tab-stop style:position="1.125cm"/>
        </style:tab-stops>
      </style:paragraph-properties>
      <style:text-properties fo:font-size="10pt" fo:letter-spacing="-0.009cm" style:font-size-asian="10pt"/>
    </style:style>
    <style:style style:name="P124" style:family="paragraph" style:parent-style-name="Text_20_body">
      <style:paragraph-properties fo:margin-top="0.093cm" fo:margin-bottom="0cm" style:contextual-spacing="false" fo:text-align="justify" style:justify-single-word="false"/>
    </style:style>
    <style:style style:name="P125" style:family="paragraph" style:parent-style-name="List_20_Paragraph" style:list-style-name="WWNum2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>
        <style:tab-stops>
          <style:tab-stop style:position="1.127cm"/>
        </style:tab-stops>
      </style:paragraph-properties>
      <style:text-properties fo:font-size="10pt" fo:letter-spacing="-0.007cm" style:font-size-asian="10pt"/>
    </style:style>
    <style:style style:name="P126" style:family="paragraph" style:parent-style-name="List_20_Paragraph" style:list-style-name="WWNum2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>
        <style:tab-stops>
          <style:tab-stop style:position="1.127cm"/>
        </style:tab-stops>
      </style:paragraph-properties>
    </style:style>
    <style:style style:name="P127" style:family="paragraph" style:parent-style-name="Text_20_body">
      <style:paragraph-properties fo:margin-left="0.24cm" fo:margin-right="0cm" fo:margin-top="0.356cm" fo:margin-bottom="0cm" style:contextual-spacing="false" fo:text-align="justify" style:justify-single-word="false"/>
    </style:style>
    <style:style style:name="P128" style:family="paragraph" style:parent-style-name="Text_20_body">
      <style:paragraph-properties fo:margin-left="0.25cm" fo:margin-right="0cm" fo:line-height="119%" fo:text-align="justify" style:justify-single-word="false"/>
    </style:style>
    <style:style style:name="P129" style:family="paragraph" style:parent-style-name="Text_20_body">
      <style:paragraph-properties fo:margin-left="0.106cm" fo:margin-right="0cm" fo:margin-top="0.034cm" fo:margin-bottom="0cm" style:contextual-spacing="false"/>
      <style:text-properties fo:letter-spacing="-0.018cm"/>
    </style:style>
    <style:style style:name="P130" style:family="paragraph" style:parent-style-name="Text_20_body">
      <style:paragraph-properties fo:margin-left="0.106cm" fo:margin-right="0cm" fo:margin-top="0.131cm" fo:margin-bottom="0cm" style:contextual-spacing="false"/>
      <style:text-properties fo:letter-spacing="-0.018cm"/>
    </style:style>
    <style:style style:name="P131" style:family="paragraph" style:parent-style-name="Text_20_body">
      <style:paragraph-properties fo:margin-left="0.035cm" fo:margin-right="0cm" fo:margin-top="0.034cm" fo:margin-bottom="0cm" style:contextual-spacing="false"/>
    </style:style>
    <style:style style:name="P132" style:family="paragraph" style:parent-style-name="Text_20_body">
      <style:paragraph-properties fo:margin-left="0.035cm" fo:margin-right="0cm" fo:margin-top="0.034cm" fo:margin-bottom="0cm" style:contextual-spacing="false"/>
      <style:text-properties fo:letter-spacing="-0.018cm"/>
    </style:style>
    <style:style style:name="P133" style:family="paragraph" style:parent-style-name="Text_20_body">
      <style:paragraph-properties fo:margin-left="0.106cm" fo:margin-right="0cm" fo:margin-top="0.034cm" fo:margin-bottom="0cm" style:contextual-spacing="false"/>
      <style:text-properties fo:letter-spacing="-0.009cm" style:text-scale="105%"/>
    </style:style>
    <style:style style:name="P134" style:family="paragraph" style:parent-style-name="Frame_20_contents">
      <style:paragraph-properties fo:margin-left="0.035cm" fo:margin-right="0cm" fo:margin-top="0.093cm" fo:margin-bottom="0cm" style:contextual-spacing="false" fo:text-align="start" style:justify-single-word="false" fo:text-indent="0cm" style:auto-text-indent="false"/>
    </style:style>
    <style:style style:name="P135" style:family="paragraph" style:parent-style-name="Text_20_body">
      <style:paragraph-properties fo:margin-left="0.106cm" fo:margin-right="0cm" fo:margin-top="0.034cm" fo:margin-bottom="0cm" style:contextual-spacing="false"/>
    </style:style>
    <style:style style:name="P136" style:family="paragraph">
      <loext:graphic-properties draw:fill="none"/>
      <style:paragraph-properties fo:text-align="start"/>
      <style:text-properties fo:font-size="18pt"/>
    </style:style>
    <style:style style:name="P137" style:family="paragraph" style:parent-style-name="Text_20_body">
      <style:paragraph-properties fo:margin-left="0.106cm" fo:margin-right="0cm" fo:margin-top="0.131cm" fo:margin-bottom="0cm" style:contextual-spacing="false"/>
    </style:style>
    <style:style style:name="T1" style:family="text">
      <style:text-properties fo:color="#5f5f5f" loext:opacity="100%" fo:letter-spacing="-0.018cm"/>
    </style:style>
    <style:style style:name="T2" style:family="text">
      <style:text-properties fo:color="#5f5f5f" loext:opacity="100%" fo:letter-spacing="-0.06cm"/>
    </style:style>
    <style:style style:name="T3" style:family="text">
      <style:text-properties fo:color="#5f5f5f" loext:opacity="100%" fo:letter-spacing="-0.058cm"/>
    </style:style>
    <style:style style:name="T4" style:family="text">
      <style:text-properties fo:color="#5f5f5f" loext:opacity="100%" fo:font-size="14pt" fo:letter-spacing="-0.014cm" style:font-size-asian="14pt"/>
    </style:style>
    <style:style style:name="T5" style:family="text">
      <style:text-properties fo:color="#5f5f5f" loext:opacity="100%" fo:font-size="14pt" fo:letter-spacing="-0.058cm" style:font-size-asian="14pt"/>
    </style:style>
    <style:style style:name="T6" style:family="text">
      <style:text-properties fo:color="#5f5f5f" loext:opacity="100%" fo:font-size="14pt" fo:letter-spacing="-0.055cm" style:font-size-asian="14pt"/>
    </style:style>
    <style:style style:name="T7" style:family="text">
      <style:text-properties fo:color="#5f5f5f" loext:opacity="100%" fo:font-size="14pt" fo:letter-spacing="-0.053cm" style:font-size-asian="14pt"/>
    </style:style>
    <style:style style:name="T8" style:family="text">
      <style:text-properties fo:color="#5f5f5f" loext:opacity="100%" fo:font-size="14pt" style:font-size-asian="14pt"/>
    </style:style>
    <style:style style:name="T9" style:family="text">
      <style:text-properties fo:color="#5f5f5f" loext:opacity="100%" fo:letter-spacing="-0.012cm"/>
    </style:style>
    <style:style style:name="T10" style:family="text">
      <style:text-properties fo:color="#5f5f5f" loext:opacity="100%" fo:letter-spacing="-0.025cm"/>
    </style:style>
    <style:style style:name="T11" style:family="text">
      <style:text-properties fo:color="#5f5f5f" loext:opacity="100%" fo:letter-spacing="-0.004cm"/>
    </style:style>
    <style:style style:name="T12" style:family="text">
      <style:text-properties style:text-scale="90%"/>
    </style:style>
    <style:style style:name="T13" style:family="text">
      <style:text-properties fo:letter-spacing="0.009cm"/>
    </style:style>
    <style:style style:name="T14" style:family="text">
      <style:text-properties fo:letter-spacing="0.011cm"/>
    </style:style>
    <style:style style:name="T15" style:family="text">
      <style:text-properties fo:letter-spacing="-0.018cm" style:text-scale="90%"/>
    </style:style>
    <style:style style:name="T16" style:family="text">
      <style:text-properties style:font-name="Times New Roman" fo:font-weight="normal" style:font-weight-asian="normal"/>
    </style:style>
    <style:style style:name="T17" style:family="text">
      <style:text-properties fo:letter-spacing="-0.018cm"/>
    </style:style>
    <style:style style:name="T18" style:family="text">
      <style:text-properties fo:letter-spacing="-0.004cm"/>
    </style:style>
    <style:style style:name="T19" style:family="text">
      <style:text-properties style:font-name="Times New Roman"/>
    </style:style>
    <style:style style:name="T20" style:family="text">
      <style:text-properties fo:letter-spacing="-0.007cm"/>
    </style:style>
    <style:style style:name="T21" style:family="text">
      <style:text-properties fo:letter-spacing="-0.028cm"/>
    </style:style>
    <style:style style:name="T22" style:family="text">
      <style:text-properties fo:letter-spacing="-0.026cm"/>
    </style:style>
    <style:style style:name="T23" style:family="text">
      <style:text-properties fo:font-size="10pt" fo:letter-spacing="-0.007cm" style:font-size-asian="10pt"/>
    </style:style>
    <style:style style:name="T24" style:family="text">
      <style:text-properties fo:font-size="10pt" fo:letter-spacing="-0.039cm" style:font-size-asian="10pt"/>
    </style:style>
    <style:style style:name="T25" style:family="text">
      <style:text-properties fo:font-size="10pt" fo:letter-spacing="-0.037cm" style:font-size-asian="10pt"/>
    </style:style>
    <style:style style:name="T26" style:family="text">
      <style:text-properties style:font-name="Trebuchet MS" fo:font-size="10pt" fo:letter-spacing="-0.007cm" fo:font-weight="bold" style:font-size-asian="10pt" style:font-weight-asian="bold"/>
    </style:style>
    <style:style style:name="T27" style:family="text">
      <style:text-properties fo:font-size="10pt" fo:letter-spacing="-0.028cm" style:font-size-asian="10pt"/>
    </style:style>
    <style:style style:name="T28" style:family="text">
      <style:text-properties fo:font-size="10pt" fo:letter-spacing="-0.026cm" style:font-size-asian="10pt"/>
    </style:style>
    <style:style style:name="T29" style:family="text">
      <style:text-properties style:font-name="Trebuchet MS" fo:font-size="10pt" fo:letter-spacing="-0.023cm" fo:font-weight="bold" style:font-size-asian="10pt" style:font-weight-asian="bold"/>
    </style:style>
    <style:style style:name="T30" style:family="text">
      <style:text-properties fo:font-size="10pt" style:font-size-asian="10pt"/>
    </style:style>
    <style:style style:name="T31" style:family="text">
      <style:text-properties fo:font-size="10pt" fo:letter-spacing="-0.011cm" style:font-size-asian="10pt"/>
    </style:style>
    <style:style style:name="T32" style:family="text">
      <style:text-properties style:font-name="Trebuchet MS" fo:font-size="10pt" fo:letter-spacing="-0.011cm" fo:font-weight="bold" style:font-size-asian="10pt" style:font-weight-asian="bold"/>
    </style:style>
    <style:style style:name="T33" style:family="text">
      <style:text-properties style:font-name="Trebuchet MS" fo:font-size="10pt" fo:letter-spacing="-0.025cm" fo:font-weight="bold" style:font-size-asian="10pt" style:font-weight-asian="bold"/>
    </style:style>
    <style:style style:name="T34" style:family="text">
      <style:text-properties fo:font-size="10pt" fo:letter-spacing="-0.035cm" style:font-size-asian="10pt"/>
    </style:style>
    <style:style style:name="T35" style:family="text">
      <style:text-properties fo:font-size="10pt" fo:letter-spacing="-0.034cm" style:font-size-asian="10pt"/>
    </style:style>
    <style:style style:name="T36" style:family="text">
      <style:text-properties fo:font-size="10pt" fo:letter-spacing="-0.041cm" style:font-size-asian="10pt"/>
    </style:style>
    <style:style style:name="T37" style:family="text">
      <style:text-properties style:font-name="Trebuchet MS" fo:font-size="10pt" fo:letter-spacing="-0.035cm" fo:font-weight="bold" style:font-size-asian="10pt" style:font-weight-asian="bold"/>
    </style:style>
    <style:style style:name="T38" style:family="text">
      <style:text-properties fo:color="#435388" loext:opacity="100%" style:font-name="Lucida Console" fo:font-size="10pt" fo:letter-spacing="-0.004cm" style:font-size-asian="10pt"/>
    </style:style>
    <style:style style:name="T39" style:family="text">
      <style:text-properties fo:color="#435388" loext:opacity="100%" style:font-name="Lucida Console" fo:font-size="10pt" style:font-size-asian="10pt"/>
    </style:style>
    <style:style style:name="T40" style:family="text">
      <style:text-properties fo:color="#435388" loext:opacity="100%" style:font-name="Lucida Console" fo:font-size="10pt" fo:letter-spacing="-0.021cm" style:font-size-asian="10pt"/>
    </style:style>
    <style:style style:name="T41" style:family="text">
      <style:text-properties fo:color="#435388" loext:opacity="100%" style:font-name="Lucida Console" fo:font-size="10pt" fo:letter-spacing="-0.009cm" style:font-size-asian="10pt"/>
    </style:style>
    <style:style style:name="T42" style:family="text">
      <style:text-properties fo:font-size="10pt" fo:letter-spacing="-0.021cm" style:font-size-asian="10pt"/>
    </style:style>
    <style:style style:name="T43" style:family="text">
      <style:text-properties style:font-name="Trebuchet MS" fo:font-size="10pt" fo:letter-spacing="-0.018cm" fo:font-weight="bold" style:font-size-asian="10pt" style:font-weight-asian="bold"/>
    </style:style>
    <style:style style:name="T44" style:family="text">
      <style:text-properties fo:color="#435388" loext:opacity="100%" style:font-name="Lucida Console" fo:font-size="10pt" fo:letter-spacing="-0.011cm" style:font-size-asian="10pt"/>
    </style:style>
    <style:style style:name="T45" style:family="text">
      <style:text-properties fo:color="#435388" loext:opacity="100%" style:font-name="Lucida Console" fo:font-size="10pt" fo:letter-spacing="-0.129cm" style:font-size-asian="10pt"/>
    </style:style>
    <style:style style:name="T46" style:family="text">
      <style:text-properties officeooo:rsid="000989a4"/>
    </style:style>
    <style:style style:name="T47" style:family="text">
      <style:text-properties fo:color="#435388" loext:opacity="100%" style:font-name="Lucida Console" fo:font-size="10pt" fo:letter-spacing="-0.007cm" style:font-size-asian="10pt"/>
    </style:style>
    <style:style style:name="T48" style:family="text">
      <style:text-properties fo:color="#435388" loext:opacity="100%" style:font-name="Lucida Console" fo:font-size="10pt" fo:letter-spacing="-0.139cm" style:font-size-asian="10pt"/>
    </style:style>
    <style:style style:name="T49" style:family="text">
      <style:text-properties fo:color="#435388" loext:opacity="100%" style:font-name="Lucida Console" fo:font-size="10pt" fo:letter-spacing="-0.141cm" style:font-size-asian="10pt"/>
    </style:style>
    <style:style style:name="T50" style:family="text">
      <style:text-properties fo:font-size="10pt" fo:letter-spacing="-0.03cm" style:font-size-asian="10pt"/>
    </style:style>
    <style:style style:name="T51" style:family="text">
      <style:text-properties fo:color="#435388" loext:opacity="100%" style:font-name="Lucida Console" fo:font-size="10pt" fo:letter-spacing="-0.132cm" style:font-size-asian="10pt"/>
    </style:style>
    <style:style style:name="T52" style:family="text">
      <style:text-properties fo:font-size="10pt" fo:letter-spacing="-0.025cm" style:font-size-asian="10pt"/>
    </style:style>
    <style:style style:name="T53" style:family="text">
      <style:text-properties fo:font-size="10pt" fo:letter-spacing="-0.023cm" style:font-size-asian="10pt"/>
    </style:style>
    <style:style style:name="T54" style:family="text">
      <style:text-properties fo:color="#435388" loext:opacity="100%" style:font-name="Lucida Console" fo:font-size="10pt" fo:letter-spacing="0.009cm" style:font-size-asian="10pt"/>
    </style:style>
    <style:style style:name="T55" style:family="text">
      <style:text-properties fo:color="#435388" loext:opacity="100%" style:font-name="Lucida Console" fo:font-size="10pt" fo:letter-spacing="-0.102cm" style:font-size-asian="10pt"/>
    </style:style>
    <style:style style:name="T56" style:family="text">
      <style:text-properties fo:color="#435388" loext:opacity="100%" style:font-name="Lucida Console" fo:font-size="10pt" fo:letter-spacing="-0.004cm" officeooo:rsid="000cd7a1" style:font-size-asian="10pt"/>
    </style:style>
    <style:style style:name="T57" style:family="text">
      <style:text-properties fo:color="#435388" loext:opacity="100%" style:font-name="Lucida Console" fo:font-size="10pt" fo:letter-spacing="-0.007cm" officeooo:rsid="000cd7a1" style:font-size-asian="10pt"/>
    </style:style>
    <style:style style:name="T58" style:family="text">
      <style:text-properties fo:color="#435388" loext:opacity="100%" style:font-name="Lucida Console" fo:font-size="10pt" fo:letter-spacing="-0.127cm" style:font-size-asian="10pt"/>
    </style:style>
    <style:style style:name="T59" style:family="text">
      <style:text-properties fo:font-size="10pt" fo:letter-spacing="-0.032cm" style:font-size-asian="10pt"/>
    </style:style>
    <style:style style:name="T60" style:family="text">
      <style:text-properties style:font-name="Lucida Console" fo:font-size="10pt" fo:letter-spacing="-0.007cm" style:font-size-asian="10pt"/>
    </style:style>
    <style:style style:name="T61" style:family="text">
      <style:text-properties style:font-name="Lucida Console" fo:font-size="10pt" fo:letter-spacing="-0.143cm" style:font-size-asian="10pt"/>
    </style:style>
    <style:style style:name="T62" style:family="text">
      <style:text-properties fo:color="#000000" loext:opacity="100%" style:font-name="Lucida Console" fo:font-size="9pt" style:font-size-asian="9pt"/>
    </style:style>
    <style:style style:name="T63" style:family="text">
      <style:text-properties fo:color="#b3b1b3" loext:opacity="100%" fo:font-size="9pt" style:font-size-asian="9pt"/>
    </style:style>
    <style:style style:name="T64" style:family="text">
      <style:text-properties fo:color="#b3b1b3" loext:opacity="100%" fo:font-size="9pt" fo:letter-spacing="0.065cm" style:font-size-asian="9pt"/>
    </style:style>
    <style:style style:name="T65" style:family="text">
      <style:text-properties fo:color="#435388" loext:opacity="100%" fo:font-family="'Courier New'" style:font-family-generic="swiss" style:font-pitch="variable" fo:font-size="9pt" fo:font-weight="bold" style:font-size-asian="9pt" style:font-weight-asian="bold"/>
    </style:style>
    <style:style style:name="T66" style:family="text">
      <style:text-properties fo:color="#435388" loext:opacity="100%" fo:font-family="'Courier New'" style:font-family-generic="swiss" style:font-pitch="variable" fo:font-size="9pt" fo:letter-spacing="-0.011cm" fo:font-weight="bold" style:font-size-asian="9pt" style:font-weight-asian="bold"/>
    </style:style>
    <style:style style:name="T67" style:family="text">
      <style:text-properties fo:color="#435388" loext:opacity="100%" style:font-name="Lucida Console" fo:font-size="9pt" style:font-size-asian="9pt"/>
    </style:style>
    <style:style style:name="T68" style:family="text">
      <style:text-properties fo:color="#435388" loext:opacity="100%" style:font-name="Lucida Console" fo:font-size="9pt" fo:letter-spacing="-0.011cm" style:font-size-asian="9pt"/>
    </style:style>
    <style:style style:name="T69" style:family="text">
      <style:text-properties fo:color="#000000" loext:opacity="100%" style:font-name="Lucida Console" fo:font-size="9pt" fo:letter-spacing="-0.012cm" style:font-size-asian="9pt"/>
    </style:style>
    <style:style style:name="T70" style:family="text">
      <style:text-properties fo:color="#435388" loext:opacity="100%" fo:font-family="'Courier New'" style:font-family-generic="swiss" style:font-pitch="variable" fo:font-size="9pt" fo:letter-spacing="-0.012cm" fo:font-weight="bold" style:font-size-asian="9pt" style:font-weight-asian="bold"/>
    </style:style>
    <style:style style:name="T71" style:family="text">
      <style:text-properties fo:color="#435388" loext:opacity="100%" style:font-name="Lucida Console" fo:font-size="9pt" fo:letter-spacing="-0.004cm" style:font-size-asian="9pt"/>
    </style:style>
    <style:style style:name="T72" style:family="text">
      <style:text-properties fo:color="#000000" loext:opacity="100%" style:font-name="Lucida Console" fo:font-size="9pt" fo:letter-spacing="-0.004cm" style:font-size-asian="9pt"/>
    </style:style>
    <style:style style:name="T73" style:family="text">
      <style:text-properties fo:font-size="10pt" fo:letter-spacing="-0.014cm" style:font-size-asian="10pt"/>
    </style:style>
    <style:style style:name="T74" style:family="text">
      <style:text-properties fo:font-size="10pt" fo:letter-spacing="-0.012cm" style:font-size-asian="10pt"/>
    </style:style>
    <style:style style:name="T75" style:family="text">
      <style:text-properties fo:font-size="10pt" fo:letter-spacing="-0.004cm" style:font-size-asian="10pt"/>
    </style:style>
    <style:style style:name="T76" style:family="text">
      <style:text-properties fo:color="#435388" loext:opacity="100%" style:font-name="Lucida Console" fo:font-size="10pt" fo:letter-spacing="-0.014cm" style:font-size-asian="10pt"/>
    </style:style>
    <style:style style:name="T77" style:family="text">
      <style:text-properties fo:color="#435388" loext:opacity="100%" style:font-name="Lucida Console" fo:font-size="10pt" fo:letter-spacing="-0.041cm" style:font-size-asian="10pt"/>
    </style:style>
    <style:style style:name="T78" style:family="text">
      <style:text-properties style:font-name="Lucida Console" fo:font-size="10pt" fo:letter-spacing="-0.004cm" style:font-size-asian="10pt"/>
    </style:style>
    <style:style style:name="T79" style:family="text">
      <style:text-properties style:font-name="Trebuchet MS" fo:font-size="10pt" fo:letter-spacing="-0.004cm" fo:font-weight="bold" style:font-size-asian="10pt" style:font-weight-asian="bold"/>
    </style:style>
    <style:style style:name="T80" style:family="text">
      <style:text-properties style:font-name="Trebuchet MS" fo:font-size="10pt" fo:letter-spacing="-0.037cm" fo:font-weight="bold" style:font-size-asian="10pt" style:font-weight-asian="bold"/>
    </style:style>
    <style:style style:name="T81" style:family="text">
      <style:text-properties fo:color="#435388" loext:opacity="100%" fo:font-family="'Courier New'" style:font-family-generic="swiss" style:font-pitch="variable" fo:font-size="9pt" fo:language="es" fo:country="ES" fo:font-weight="bold" style:font-name-asian="Tahoma1" style:font-size-asian="9pt" style:language-asian="en" style:country-asian="US" style:font-weight-asian="bold" style:font-name-complex="Tahoma1" style:language-complex="ar" style:country-complex="SA"/>
    </style:style>
    <style:style style:name="T82" style:family="text">
      <style:text-properties style:font-name="Trebuchet MS" fo:font-size="10pt" fo:letter-spacing="-0.03cm" fo:font-weight="bold" style:font-size-asian="10pt" style:font-weight-asian="bold"/>
    </style:style>
    <style:style style:name="T83" style:family="text">
      <style:text-properties fo:font-size="10pt" fo:letter-spacing="-0.018cm" style:font-size-asian="10pt"/>
    </style:style>
    <style:style style:name="T84" style:family="text">
      <style:text-properties style:font-name="Trebuchet MS" fo:font-size="10pt" fo:letter-spacing="-0.016cm" fo:font-weight="bold" style:font-size-asian="10pt" style:font-weight-asian="bold"/>
    </style:style>
    <style:style style:name="T85" style:family="text">
      <style:text-properties fo:font-size="10pt" fo:letter-spacing="-0.016cm" style:font-size-asian="10pt"/>
    </style:style>
    <style:style style:name="T86" style:family="text">
      <style:text-properties style:font-name="Lucida Console" fo:font-size="10pt" style:font-size-asian="10pt"/>
    </style:style>
    <style:style style:name="T87" style:family="text">
      <style:text-properties fo:color="#435388" loext:opacity="100%" style:font-name="Lucida Console" fo:font-size="9pt" fo:letter-spacing="-0.016cm" style:font-size-asian="9pt"/>
    </style:style>
    <style:style style:name="T88" style:family="text">
      <style:text-properties fo:color="#000000" loext:opacity="100%" style:font-name="Lucida Console" fo:font-size="9pt" fo:letter-spacing="-0.016cm" style:font-size-asian="9pt"/>
    </style:style>
    <style:style style:name="T89" style:family="text">
      <style:text-properties fo:color="#000000" loext:opacity="100%" style:font-name="Lucida Console" fo:font-size="9pt" fo:letter-spacing="-0.004cm" officeooo:rsid="000f1354" style:font-size-asian="9pt"/>
    </style:style>
    <style:style style:name="T90" style:family="text">
      <style:text-properties fo:letter-spacing="-0.021cm"/>
    </style:style>
    <style:style style:name="T91" style:family="text">
      <style:text-properties fo:letter-spacing="-0.019cm"/>
    </style:style>
    <style:style style:name="T92" style:family="text">
      <style:text-properties style:font-name="Trebuchet MS" fo:font-weight="bold" style:font-weight-asian="bold"/>
    </style:style>
    <style:style style:name="T93" style:family="text">
      <style:text-properties style:font-name="Trebuchet MS" fo:letter-spacing="-0.019cm" fo:font-weight="bold" style:font-weight-asian="bold"/>
    </style:style>
    <style:style style:name="T94" style:family="text">
      <style:text-properties fo:color="#435388" loext:opacity="100%" style:font-name="Lucida Console"/>
    </style:style>
    <style:style style:name="T95" style:family="text">
      <style:text-properties style:font-name="Lucida Console"/>
    </style:style>
    <style:style style:name="T96" style:family="text">
      <style:text-properties fo:letter-spacing="-0.014cm"/>
    </style:style>
    <style:style style:name="T97" style:family="text">
      <style:text-properties fo:letter-spacing="-0.012cm"/>
    </style:style>
    <style:style style:name="T98" style:family="text">
      <style:text-properties fo:color="#435388" loext:opacity="100%" style:font-name="Lucida Console" fo:letter-spacing="-0.014cm"/>
    </style:style>
    <style:style style:name="T99" style:family="text">
      <style:text-properties fo:color="#435388" loext:opacity="100%" style:font-name="Lucida Console" fo:letter-spacing="-0.039cm"/>
    </style:style>
    <style:style style:name="T100" style:family="text">
      <style:text-properties fo:letter-spacing="-0.005cm"/>
    </style:style>
    <style:style style:name="T101" style:family="text">
      <style:text-properties fo:color="#00999a" loext:opacity="100%" style:font-name="Lucida Console"/>
    </style:style>
    <style:style style:name="T102" style:family="text">
      <style:text-properties style:font-name="Lucida Console" fo:font-size="9pt" style:font-size-asian="9pt"/>
    </style:style>
    <style:style style:name="T103" style:family="text">
      <style:text-properties style:font-name="Lucida Console" fo:font-size="9pt" fo:letter-spacing="-0.004cm" style:font-size-asian="9pt"/>
    </style:style>
    <style:style style:name="T104" style:family="text">
      <style:text-properties style:font-name="Lucida Console" fo:font-size="9pt" fo:letter-spacing="-0.018cm" style:font-size-asian="9pt"/>
    </style:style>
    <style:style style:name="T105" style:family="text">
      <style:text-properties style:font-name="Times New Roman" fo:font-size="9pt" style:font-size-asian="9pt"/>
    </style:style>
    <style:style style:name="T106" style:family="text">
      <style:text-properties style:font-name="Lucida Console" fo:font-size="9pt" fo:letter-spacing="-0.005cm" style:font-size-asian="9pt"/>
    </style:style>
    <style:style style:name="T107" style:family="text">
      <style:text-properties style:font-name="Lucida Console" fo:font-size="9pt" fo:letter-spacing="-0.014cm" style:font-size-asian="9pt"/>
    </style:style>
    <style:style style:name="T108" style:family="text">
      <style:text-properties fo:color="#435388" loext:opacity="100%" style:font-name="Lucida Console" fo:font-size="9pt" fo:letter-spacing="-0.014cm" style:font-size-asian="9pt"/>
    </style:style>
    <style:style style:name="T109" style:family="text">
      <style:text-properties style:font-name="Lucida Console" fo:font-size="9pt" fo:letter-spacing="-0.012cm" style:font-size-asian="9pt"/>
    </style:style>
    <style:style style:name="T110" style:family="text">
      <style:text-properties fo:color="#435388" loext:opacity="100%" style:font-name="Lucida Console" fo:font-size="9pt" fo:letter-spacing="-0.007cm" style:font-size-asian="9pt"/>
    </style:style>
    <style:style style:name="T111" style:family="text">
      <style:text-properties fo:font-size="9pt" style:font-size-asian="9pt"/>
    </style:style>
    <style:style style:name="T112" style:family="text">
      <style:text-properties fo:color="#b3b1b3" loext:opacity="100%" fo:font-size="9pt" fo:letter-spacing="-0.018cm" style:font-size-asian="9pt"/>
    </style:style>
    <style:style style:name="T113" style:family="text">
      <style:text-properties fo:color="#282828" loext:opacity="100%" fo:letter-spacing="-0.011cm"/>
    </style:style>
    <style:style style:name="T114" style:family="text">
      <style:text-properties fo:color="#282828" loext:opacity="100%" fo:letter-spacing="-0.035cm"/>
    </style:style>
    <style:style style:name="T115" style:family="text">
      <style:text-properties fo:color="#282828" loext:opacity="100%" fo:letter-spacing="-0.034cm"/>
    </style:style>
    <style:style style:name="T116" style:family="text">
      <style:text-properties fo:letter-spacing="-0.039cm"/>
    </style:style>
    <style:style style:name="T117" style:family="text">
      <style:text-properties fo:letter-spacing="-0.037cm"/>
    </style:style>
    <style:style style:name="T118" style:family="text">
      <style:text-properties fo:color="#435388" loext:opacity="100%" style:font-name="Lucida Console" fo:letter-spacing="-0.007cm"/>
    </style:style>
    <style:style style:name="T119" style:family="text">
      <style:text-properties fo:color="#435388" loext:opacity="100%" style:font-name="Lucida Console" fo:font-size="9pt" fo:letter-spacing="-0.012cm" style:font-size-asian="9pt"/>
    </style:style>
    <style:style style:name="T120" style:family="text">
      <style:text-properties fo:color="#435388" loext:opacity="100%" fo:font-family="'Courier New'" style:font-family-generic="swiss" style:font-pitch="variable" fo:font-size="9pt" fo:letter-spacing="-0.014cm" fo:font-weight="bold" style:font-size-asian="9pt" style:font-weight-asian="bold"/>
    </style:style>
    <style:style style:name="T121" style:family="text">
      <style:text-properties fo:color="#1284c9" loext:opacity="100%" fo:font-family="'Courier New'" style:font-family-generic="swiss" style:font-pitch="variable" fo:font-size="9pt" fo:font-weight="bold" style:font-size-asian="9pt" style:font-weight-asian="bold"/>
    </style:style>
    <style:style style:name="T122" style:family="text">
      <style:text-properties fo:color="#1284c9" loext:opacity="100%" fo:font-family="'Courier New'" style:font-family-generic="swiss" style:font-pitch="variable" fo:font-size="9pt" fo:letter-spacing="-0.014cm" fo:font-weight="bold" style:font-size-asian="9pt" style:font-weight-asian="bold"/>
    </style:style>
    <style:style style:name="T123" style:family="text">
      <style:text-properties fo:color="#435388" loext:opacity="100%" style:font-name="Lucida Console" fo:font-size="9pt" fo:letter-spacing="-0.009cm" style:font-size-asian="9pt"/>
    </style:style>
    <style:style style:name="T124" style:family="text">
      <style:text-properties fo:color="#b3b1b3" loext:opacity="100%" fo:font-size="9pt" fo:letter-spacing="-0.009cm" style:font-size-asian="9pt"/>
    </style:style>
    <style:style style:name="T125" style:family="text">
      <style:text-properties fo:color="#435388" loext:opacity="100%" fo:font-family="'Courier New'" style:font-family-generic="swiss" style:font-pitch="variable" fo:font-size="9pt" fo:letter-spacing="-0.007cm" fo:font-weight="bold" style:font-size-asian="9pt" style:font-weight-asian="bold"/>
    </style:style>
    <style:style style:name="T126" style:family="text">
      <style:text-properties style:font-name="Lucida Console" fo:font-size="9pt" fo:letter-spacing="-0.007cm" style:font-size-asian="9pt"/>
    </style:style>
    <style:style style:name="T127" style:family="text">
      <style:text-properties fo:color="#1284c9" loext:opacity="100%" fo:font-family="'Courier New'" style:font-family-generic="swiss" style:font-pitch="variable" fo:font-size="9pt" fo:letter-spacing="-0.004cm" fo:font-weight="bold" style:font-size-asian="9pt" style:font-weight-asian="bold"/>
    </style:style>
    <style:style style:name="T128" style:family="text">
      <style:text-properties fo:color="#435388" loext:opacity="100%" style:font-name="Lucida Console" fo:font-size="9pt" fo:letter-spacing="-0.037cm" style:font-size-asian="9pt"/>
    </style:style>
    <style:style style:name="T129" style:family="text">
      <style:text-properties style:font-name="Lucida Console" fo:font-size="9pt" fo:letter-spacing="-0.037cm" style:font-size-asian="9pt"/>
    </style:style>
    <style:style style:name="T130" style:family="text">
      <style:text-properties fo:color="#435388" loext:opacity="100%" fo:font-family="'Courier New'" style:font-family-generic="swiss" style:font-pitch="variable" fo:font-size="9pt" fo:letter-spacing="-0.037cm" fo:font-weight="bold" style:font-size-asian="9pt" style:font-weight-asian="bold"/>
    </style:style>
    <style:style style:name="T131" style:family="text">
      <style:text-properties fo:color="#435388" loext:opacity="100%" style:font-name="Lucida Console" fo:font-size="9pt" fo:letter-spacing="-0.018cm" style:font-size-asian="9pt"/>
    </style:style>
    <style:style style:name="T132" style:family="text">
      <style:text-properties fo:color="#1284c9" loext:opacity="100%" fo:font-family="'Courier New'" style:font-family-generic="swiss" style:font-pitch="variable" fo:font-size="9pt" fo:letter-spacing="-0.012cm" fo:font-weight="bold" style:font-size-asian="9pt" style:font-weight-asian="bold"/>
    </style:style>
    <style:style style:name="T133" style:family="text">
      <style:text-properties style:font-name="Lucida Console" fo:font-size="9pt" fo:letter-spacing="-0.009cm" style:font-size-asian="9pt"/>
    </style:style>
    <style:style style:name="T134" style:family="text">
      <style:text-properties fo:color="#435388" loext:opacity="100%" fo:font-family="'Courier New'" style:font-family-generic="swiss" style:font-pitch="variable" fo:font-size="9pt" fo:letter-spacing="-0.016cm" fo:font-weight="bold" style:font-size-asian="9pt" style:font-weight-asian="bold"/>
    </style:style>
    <style:style style:name="T135" style:family="text">
      <style:text-properties fo:color="#435388" loext:opacity="100%" style:font-name="Lucida Console" fo:font-size="9pt" fo:letter-spacing="-0.025cm" style:font-size-asian="9pt"/>
    </style:style>
    <style:style style:name="T136" style:family="text">
      <style:text-properties fo:color="#1284c9" loext:opacity="100%" fo:font-family="'Courier New'" style:font-family-generic="swiss" style:font-pitch="variable" fo:font-size="9pt" fo:letter-spacing="-0.025cm" fo:font-weight="bold" style:font-size-asian="9pt" style:font-weight-asian="bold"/>
    </style:style>
    <style:style style:name="T137" style:family="text">
      <style:text-properties fo:color="#435388" loext:opacity="100%" fo:font-family="'Courier New'" style:font-family-generic="swiss" style:font-pitch="variable" fo:font-size="9pt" fo:letter-spacing="-0.025cm" fo:font-weight="bold" style:font-size-asian="9pt" style:font-weight-asian="bold"/>
    </style:style>
    <style:style style:name="T138" style:family="text">
      <style:text-properties fo:color="#435388" loext:opacity="100%" fo:font-family="'Courier New'" style:font-family-generic="swiss" style:font-pitch="variable" fo:font-size="9pt" fo:letter-spacing="-0.004cm" fo:font-weight="bold" style:font-size-asian="9pt" style:font-weight-asian="bold"/>
    </style:style>
    <style:style style:name="T139" style:family="text">
      <style:text-properties fo:font-family="'Courier New'" style:font-family-generic="swiss" style:font-pitch="variable" fo:font-size="9pt" fo:font-weight="bold" style:font-size-asian="9pt" style:font-weight-asian="bold"/>
    </style:style>
    <style:style style:name="T140" style:family="text">
      <style:text-properties fo:color="#435388" loext:opacity="100%" style:font-name="Lucida Console" fo:font-size="9pt" fo:letter-spacing="-0.049cm" style:font-size-asian="9pt"/>
    </style:style>
    <style:style style:name="T141" style:family="text">
      <style:text-properties fo:font-size="10pt" fo:letter-spacing="-0.019cm" style:font-size-asian="10pt"/>
    </style:style>
    <style:style style:name="T142" style:family="text">
      <style:text-properties fo:color="#435388" loext:opacity="100%" style:font-name="Lucida Console" fo:font-size="10pt" fo:letter-spacing="-0.143cm" style:font-size-asian="10pt"/>
    </style:style>
    <style:style style:name="T143" style:family="text">
      <style:text-properties fo:color="#435388" loext:opacity="100%" style:font-name="Lucida Console" fo:font-size="10pt" fo:letter-spacing="-0.122cm" style:font-size-asian="10pt"/>
    </style:style>
    <style:style style:name="T144" style:family="text">
      <style:text-properties style:font-name="Lucida Console" fo:font-size="10pt" fo:letter-spacing="-0.009cm" style:font-size-asian="10pt"/>
    </style:style>
    <style:style style:name="T145" style:family="text">
      <style:text-properties fo:letter-spacing="-0.011cm"/>
    </style:style>
    <style:style style:name="T146" style:family="text">
      <style:text-properties fo:letter-spacing="-0.032cm"/>
    </style:style>
    <style:style style:name="T147" style:family="text">
      <style:text-properties fo:color="#435388" loext:opacity="100%" style:font-name="Lucida Console" fo:letter-spacing="-0.011cm"/>
    </style:style>
    <style:style style:name="T148" style:family="text">
      <style:text-properties fo:color="#435388" loext:opacity="100%" style:font-name="Lucida Console" fo:font-size="10pt" fo:letter-spacing="-0.046cm" style:font-size-asian="10pt"/>
    </style:style>
    <style:style style:name="T149" style:family="text">
      <style:text-properties style:font-name="Lucida Console" fo:font-size="10pt" fo:letter-spacing="-0.134cm" style:font-size-asian="10pt"/>
    </style:style>
    <style:style style:name="T150" style:family="text">
      <style:text-properties fo:font-size="10pt" style:font-size-asian="10pt" style:text-scale="90%"/>
    </style:style>
    <style:style style:name="T151" style:family="text">
      <style:text-properties fo:font-size="10pt" fo:letter-spacing="-0.018cm" style:font-size-asian="10pt" style:text-scale="90%"/>
    </style:style>
    <style:style style:name="T152" style:family="text">
      <style:text-properties fo:color="#435388" loext:opacity="100%" style:font-name="Lucida Console" fo:font-size="10pt" style:font-size-asian="10pt" style:text-scale="90%"/>
    </style:style>
    <style:style style:name="T153" style:family="text">
      <style:text-properties fo:color="#435388" loext:opacity="100%" style:font-name="Lucida Console" fo:font-size="10pt" fo:letter-spacing="-0.034cm" style:font-size-asian="10pt" style:text-scale="90%"/>
    </style:style>
    <style:style style:name="T154" style:family="text">
      <style:text-properties fo:color="#435388" loext:opacity="100%" style:font-name="Lucida Console" fo:font-size="10pt" fo:letter-spacing="-0.042cm" style:font-size-asian="10pt"/>
    </style:style>
    <style:style style:name="T155" style:family="text">
      <style:text-properties fo:color="#435388" loext:opacity="100%" style:font-name="Lucida Console" fo:font-size="10pt" fo:letter-spacing="-0.044cm" style:font-size-asian="10pt"/>
    </style:style>
    <style:style style:name="T156" style:family="text">
      <style:text-properties style:font-name="Lucida Console" fo:font-size="10pt" fo:letter-spacing="-0.123cm" style:font-size-asian="10pt"/>
    </style:style>
    <style:style style:name="T157" style:family="text">
      <style:text-properties fo:color="#435388" loext:opacity="100%" fo:font-family="'Courier New'" style:font-family-generic="swiss" style:font-pitch="variable" fo:font-size="9pt" fo:language="es" fo:country="ES" fo:font-weight="bold" officeooo:rsid="001049a7" style:font-name-asian="Tahoma1" style:font-size-asian="9pt" style:language-asian="en" style:country-asian="US" style:font-weight-asian="bold" style:font-name-complex="Tahoma1" style:language-complex="ar" style:country-complex="SA"/>
    </style:style>
    <style:style style:name="T158" style:family="text">
      <style:text-properties fo:color="#435388" loext:opacity="100%" style:font-name="Lucida Console" fo:font-size="10pt" fo:letter-spacing="-0.131cm" style:font-size-asian="10pt"/>
    </style:style>
    <style:style style:name="T159" style:family="text">
      <style:text-properties fo:letter-spacing="-0.023cm"/>
    </style:style>
    <style:style style:name="T160" style:family="text">
      <style:text-properties fo:letter-spacing="-0.053cm"/>
    </style:style>
    <style:style style:name="T161" style:family="text">
      <style:text-properties fo:letter-spacing="-0.035cm"/>
    </style:style>
    <style:style style:name="T162" style:family="text">
      <style:text-properties fo:letter-spacing="-0.025cm"/>
    </style:style>
    <style:style style:name="T163" style:family="text">
      <style:text-properties fo:letter-spacing="-0.004cm" style:text-scale="95%"/>
    </style:style>
    <style:style style:name="T164" style:family="text">
      <style:text-properties fo:letter-spacing="-0.019cm" style:text-scale="95%"/>
    </style:style>
    <style:style style:name="T165" style:family="text">
      <style:text-properties fo:letter-spacing="-0.004cm" style:text-scale="90%"/>
    </style:style>
    <style:style style:name="T166" style:family="text">
      <style:text-properties style:font-name="Trebuchet MS" fo:font-size="20.5pt" fo:font-weight="bold" style:font-size-asian="20.5pt" style:font-weight-asian="bold"/>
    </style:style>
    <style:style style:name="T167" style:family="text">
      <style:text-properties style:font-name="Trebuchet MS" fo:font-size="20.5pt" fo:letter-spacing="-0.018cm" fo:font-weight="bold" style:font-size-asian="20.5pt" style:font-weight-asian="bold"/>
    </style:style>
    <style:style style:name="T168" style:family="text">
      <style:text-properties style:font-name="Trebuchet MS" fo:font-size="20.5pt" fo:letter-spacing="-0.071cm" fo:font-weight="bold" style:font-size-asian="20.5pt" style:font-weight-asian="bold"/>
    </style:style>
    <style:style style:name="T169" style:family="text">
      <style:text-properties style:font-name="Trebuchet MS" fo:font-size="20.5pt" fo:letter-spacing="-0.069cm" fo:font-weight="bold" style:font-size-asian="20.5pt" style:font-weight-asian="bold"/>
    </style:style>
    <style:style style:name="T170" style:family="text">
      <style:text-properties fo:letter-spacing="-0.009cm" style:text-scale="105%"/>
    </style:style>
    <style:style style:name="T171" style:family="text">
      <style:text-properties style:font-name="Trebuchet MS" fo:font-size="20.5pt" fo:letter-spacing="0.106cm" fo:font-weight="bold" style:font-size-asian="20.5pt" style:font-weight-asian="bold"/>
    </style:style>
    <style:style style:name="T172" style:family="text">
      <style:text-properties style:font-name="Trebuchet MS" fo:font-size="20.5pt" fo:letter-spacing="-0.019cm" fo:font-weight="bold" style:font-size-asian="20.5pt" style:font-weight-asian="bold"/>
    </style:style>
    <style:style style:name="T173" style:family="text">
      <style:text-properties fo:letter-spacing="-0.018cm" style:text-scale="105%"/>
    </style:style>
    <style:style style:name="fr1" style:family="graphic" style:parent-style-name="Frame">
      <style:graphic-properties fo:margin-left="0cm" fo:margin-right="0cm" style:run-through="background" style:wrap="run-through" style:number-wrapped-paragraphs="no-limit" style:vertical-pos="from-top" style:vertical-rel="page" style:horizontal-pos="from-left" style:horizontal-rel="page" draw:opacity="0%" fo:padding="0cm" fo:border="none" style:writing-mode="lr-tb" draw:wrap-influence-on-position="once-concurrent" loext:allow-overlap="true" draw:textarea-vertical-align="top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width="0cm" draw:fill="solid" draw:fill-color="#435387" draw:textarea-vertical-align="top" draw:auto-grow-height="false" fo:min-height="0cm" fo:min-width="14.503cm" fo:padding-top="0.125cm" fo:padding-bottom="0.125cm" fo:padding-left="0.25cm" fo:padding-right="0.25cm" fo:wrap-option="wrap" loext:decorative="false" fo:margin-left="0cm" fo:margin-right="0cm" fo:margin-top="0cm" fo:margin-bottom="0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 style:parent-style-name="Frame">
      <style:graphic-properties draw:stroke="solid" svg:stroke-width="0.014cm" svg:stroke-color="#b3b1b3" draw:fill="solid" draw:fill-color="#f7f7f7" draw:textarea-vertical-align="top" draw:auto-grow-height="false" fo:min-height="0.524cm" fo:min-width="16.074cm" fo:padding-top="0cm" fo:padding-bottom="0cm" fo:padding-left="0cm" fo:padding-right="0cm" fo:wrap-option="wrap" loext:decorative="false" fo:margin-left="-0.007cm" fo:margin-right="-0.007cm" fo:margin-top="0cm" fo:margin-bottom="0cm" style:run-through="background" style:wrap="none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3" style:family="graphic" style:parent-style-name="Frame">
      <style:graphic-properties draw:stroke="solid" svg:stroke-width="0.014cm" svg:stroke-color="#b3b1b3" draw:fill="solid" draw:fill-color="#f7f7f7" draw:textarea-vertical-align="top" draw:auto-grow-height="false" fo:min-height="0.91cm" fo:min-width="16.074cm" fo:padding-top="0cm" fo:padding-bottom="0cm" fo:padding-left="0cm" fo:padding-right="0cm" fo:wrap-option="wrap" loext:decorative="false" fo:margin-left="-0.007cm" fo:margin-right="-0.007cm" fo:margin-top="0cm" fo:margin-bottom="0cm" style:run-through="background" style:wrap="none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4" style:family="graphic">
      <style:graphic-properties style:writing-mode="lr-tb" loext:decorative="false" fo:margin-left="-0.037cm" fo:margin-right="-0.037cm" fo:margin-top="0cm" fo:margin-bottom="0cm" style:run-through="background" style:wrap="none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5" style:family="graphic">
      <style:graphic-properties draw:stroke="solid" svg:stroke-width="0.074cm" svg:stroke-color="#f7f7f7" draw:fill="none" loext:fill-use-slide-background="false" draw:textarea-vertical-align="top" draw:auto-grow-height="false" fo:min-height="0.004cm" fo:min-width="16.088cm" fo:padding-top="0cm" fo:padding-bottom="0cm" fo:padding-left="0cm" fo:padding-right="0cm" fo:wrap-option="wrap" loext:decorative="false" style:run-through="background"/>
    </style:style>
    <style:style style:name="gr6" style:family="graphic">
      <style:graphic-properties draw:stroke="solid" svg:stroke-width="0.014cm" svg:stroke-color="#b3b1b3" draw:fill="none" loext:fill-use-slide-background="false" draw:textarea-vertical-align="top" draw:auto-grow-height="false" fo:min-height="0.076cm" fo:min-width="16.088cm" fo:padding-top="0cm" fo:padding-bottom="0cm" fo:padding-left="0cm" fo:padding-right="0cm" fo:wrap-option="wrap" loext:decorative="false" style:run-through="background"/>
    </style:style>
    <style:style style:name="gr7" style:family="graphic">
      <style:graphic-properties draw:stroke="solid" svg:stroke-width="0.06cm" svg:stroke-color="#f7f7f7" draw:fill="none" loext:fill-use-slide-background="false" draw:textarea-vertical-align="top" draw:auto-grow-height="false" fo:min-height="0.388cm" fo:min-width="0.004cm" fo:padding-top="0cm" fo:padding-bottom="0cm" fo:padding-left="0cm" fo:padding-right="0cm" fo:wrap-option="wrap" loext:decorative="false" style:run-through="background"/>
    </style:style>
    <style:style style:name="gr8" style:family="graphic">
      <style:graphic-properties draw:stroke="solid" svg:stroke-width="0.014cm" svg:stroke-color="#f7f7f7" draw:fill="none" loext:fill-use-slide-background="false" draw:textarea-vertical-align="top" draw:auto-grow-height="false" fo:min-height="0.388cm" fo:min-width="0.004cm" fo:padding-top="0cm" fo:padding-bottom="0cm" fo:padding-left="0cm" fo:padding-right="0cm" fo:wrap-option="wrap" loext:decorative="false" style:run-through="background"/>
    </style:style>
    <style:style style:name="gr9" style:family="graphic">
      <style:graphic-properties draw:stroke="solid" svg:stroke-width="0.014cm" svg:stroke-color="#b3b1b3" draw:fill="none" loext:fill-use-slide-background="false" draw:textarea-vertical-align="top" draw:auto-grow-height="false" fo:min-height="0.388cm" fo:min-width="0.004cm" fo:padding-top="0cm" fo:padding-bottom="0cm" fo:padding-left="0cm" fo:padding-right="0cm" fo:wrap-option="wrap" loext:decorative="false" style:run-through="background"/>
    </style:style>
    <style:style style:name="gr10" style:family="graphic">
      <style:graphic-properties draw:stroke="none" svg:stroke-width="0cm" draw:fill="solid" draw:fill-color="#f7f7f7" draw:textarea-vertical-align="top" draw:auto-grow-height="false" fo:min-height="0.388cm" fo:min-width="15.939cm" fo:padding-top="0cm" fo:padding-bottom="0cm" fo:padding-left="0cm" fo:padding-right="0cm" fo:wrap-option="wrap" loext:decorative="false" style:run-through="background"/>
    </style:style>
    <style:style style:name="gr11" style:family="graphic">
      <style:graphic-properties draw:stroke="solid" svg:stroke-width="0.06cm" svg:stroke-color="#f7f7f7" draw:fill="none" loext:fill-use-slide-background="false" draw:textarea-vertical-align="top" draw:auto-grow-height="false" fo:min-height="0.39cm" fo:min-width="0.004cm" fo:padding-top="0cm" fo:padding-bottom="0cm" fo:padding-left="0cm" fo:padding-right="0cm" fo:wrap-option="wrap" loext:decorative="false" style:run-through="background"/>
    </style:style>
    <style:style style:name="gr12" style:family="graphic">
      <style:graphic-properties draw:stroke="solid" svg:stroke-width="0.014cm" svg:stroke-color="#f7f7f7" draw:fill="none" loext:fill-use-slide-background="false" draw:textarea-vertical-align="top" draw:auto-grow-height="false" fo:min-height="0.39cm" fo:min-width="0.004cm" fo:padding-top="0cm" fo:padding-bottom="0cm" fo:padding-left="0cm" fo:padding-right="0cm" fo:wrap-option="wrap" loext:decorative="false" style:run-through="background"/>
    </style:style>
    <style:style style:name="gr13" style:family="graphic">
      <style:graphic-properties draw:stroke="solid" svg:stroke-width="0.014cm" svg:stroke-color="#b3b1b3" draw:fill="none" loext:fill-use-slide-background="false" draw:textarea-vertical-align="top" draw:auto-grow-height="false" fo:min-height="0.39cm" fo:min-width="0.004cm" fo:padding-top="0cm" fo:padding-bottom="0cm" fo:padding-left="0cm" fo:padding-right="0cm" fo:wrap-option="wrap" loext:decorative="false" style:run-through="background"/>
    </style:style>
    <style:style style:name="gr14" style:family="graphic">
      <style:graphic-properties draw:stroke="none" svg:stroke-width="0cm" draw:fill="solid" draw:fill-color="#f7f7f7" draw:textarea-vertical-align="top" draw:auto-grow-height="false" fo:min-height="0.39cm" fo:min-width="15.939cm" fo:padding-top="0cm" fo:padding-bottom="0cm" fo:padding-left="0cm" fo:padding-right="0cm" fo:wrap-option="wrap" loext:decorative="false" style:run-through="background"/>
    </style:style>
    <style:style style:name="gr15" style:family="graphic" style:parent-style-name="Frame">
      <style:graphic-properties draw:stroke="none" svg:stroke-width="0cm" draw:fill="none" loext:fill-use-slide-background="false" draw:textarea-vertical-align="top" draw:auto-grow-height="false" fo:min-height="0.318cm" fo:min-width="6.678cm" fo:padding-top="0cm" fo:padding-bottom="0cm" fo:padding-left="0cm" fo:padding-right="0cm" fo:wrap-option="wrap" loext:decorative="false" style:run-through="background"/>
    </style:style>
    <style:style style:name="gr16" style:family="graphic" style:parent-style-name="Frame">
      <style:graphic-properties draw:stroke="none" svg:stroke-width="0cm" draw:fill="none" loext:fill-use-slide-background="false" draw:textarea-vertical-align="top" draw:auto-grow-height="false" fo:min-height="1.866cm" fo:min-width="0.226cm" fo:padding-top="0cm" fo:padding-bottom="0cm" fo:padding-left="0cm" fo:padding-right="0cm" fo:wrap-option="wrap" loext:decorative="false" style:run-through="background"/>
    </style:style>
    <style:style style:name="gr17" style:family="graphic" style:parent-style-name="Frame">
      <style:graphic-properties draw:stroke="none" svg:stroke-width="0cm" draw:fill="none" loext:fill-use-slide-background="false" draw:textarea-vertical-align="top" draw:auto-grow-height="false" fo:min-height="0.704cm" fo:min-width="2.124cm" fo:padding-top="0cm" fo:padding-bottom="0cm" fo:padding-left="0cm" fo:padding-right="0cm" fo:wrap-option="wrap" loext:decorative="false" style:run-through="background"/>
    </style:style>
    <style:style style:name="gr18" style:family="graphic" style:parent-style-name="Frame">
      <style:graphic-properties draw:stroke="none" svg:stroke-width="0cm" draw:fill="none" loext:fill-use-slide-background="false" draw:textarea-vertical-align="top" draw:auto-grow-height="false" fo:min-height="0.704cm" fo:min-width="2.882cm" fo:padding-top="0cm" fo:padding-bottom="0cm" fo:padding-left="0cm" fo:padding-right="0cm" fo:wrap-option="wrap" loext:decorative="false" style:run-through="background"/>
    </style:style>
    <style:style style:name="gr19" style:family="graphic" style:parent-style-name="Frame">
      <style:graphic-properties draw:stroke="none" svg:stroke-width="0cm" draw:fill="none" loext:fill-use-slide-background="false" draw:textarea-vertical-align="top" draw:auto-grow-height="false" fo:min-height="0.318cm" fo:min-width="5.729cm" fo:padding-top="0cm" fo:padding-bottom="0cm" fo:padding-left="0cm" fo:padding-right="0cm" fo:wrap-option="wrap" loext:decorative="false" style:run-through="background"/>
    </style:style>
    <style:style style:name="gr20" style:family="graphic" style:parent-style-name="Frame">
      <style:graphic-properties draw:stroke="none" svg:stroke-width="0cm" draw:fill="none" loext:fill-use-slide-background="false" draw:textarea-vertical-align="top" draw:auto-grow-height="false" fo:min-height="0.706cm" fo:min-width="2.124cm" fo:padding-top="0cm" fo:padding-bottom="0cm" fo:padding-left="0cm" fo:padding-right="0cm" fo:wrap-option="wrap" loext:decorative="false" style:run-through="background"/>
    </style:style>
    <style:style style:name="gr21" style:family="graphic" style:parent-style-name="Frame">
      <style:graphic-properties draw:stroke="none" svg:stroke-width="0cm" draw:fill="none" loext:fill-use-slide-background="false" draw:textarea-vertical-align="top" draw:auto-grow-height="false" fo:min-height="0.706cm" fo:min-width="1.175cm" fo:padding-top="0cm" fo:padding-bottom="0cm" fo:padding-left="0cm" fo:padding-right="0cm" fo:wrap-option="wrap" loext:decorative="false" style:run-through="background"/>
    </style:style>
    <style:style style:name="gr22" style:family="graphic" style:parent-style-name="Frame">
      <style:graphic-properties draw:stroke="none" svg:stroke-width="0cm" draw:fill="none" loext:fill-use-slide-background="false" draw:textarea-vertical-align="top" draw:auto-grow-height="false" fo:min-height="0.318cm" fo:min-width="0.226cm" fo:padding-top="0cm" fo:padding-bottom="0cm" fo:padding-left="0cm" fo:padding-right="0cm" fo:wrap-option="wrap" loext:decorative="false" style:run-through="background"/>
    </style:style>
    <style:style style:name="gr23" style:family="graphic" style:parent-style-name="Frame">
      <style:graphic-properties draw:stroke="none" svg:stroke-width="0cm" draw:fill="none" loext:fill-use-slide-background="false" draw:textarea-vertical-align="top" draw:auto-grow-height="false" fo:min-height="0.318cm" fo:min-width="1.175cm" fo:padding-top="0cm" fo:padding-bottom="0cm" fo:padding-left="0cm" fo:padding-right="0cm" fo:wrap-option="wrap" loext:decorative="false" style:run-through="background"/>
    </style:style>
    <style:style style:name="gr24" style:family="graphic" style:parent-style-name="Frame">
      <style:graphic-properties draw:stroke="none" svg:stroke-width="0cm" draw:fill="none" loext:fill-use-slide-background="false" draw:textarea-vertical-align="top" draw:auto-grow-height="false" fo:min-height="3.538cm" fo:min-width="0.194cm" fo:padding-top="0cm" fo:padding-bottom="0cm" fo:padding-left="0cm" fo:padding-right="0cm" fo:wrap-option="wrap" loext:decorative="false" style:run-through="background"/>
    </style:style>
    <style:style style:name="gr25" style:family="graphic" style:parent-style-name="Frame">
      <style:graphic-properties draw:stroke="none" svg:stroke-width="0cm" draw:fill="none" loext:fill-use-slide-background="false" draw:textarea-vertical-align="top" draw:auto-grow-height="false" fo:min-height="1.991cm" fo:min-width="0.194cm" fo:padding-top="0cm" fo:padding-bottom="0cm" fo:padding-left="0cm" fo:padding-right="0cm" fo:wrap-option="wrap" loext:decorative="false" style:run-through="background"/>
    </style:style>
    <style:style style:name="gr26" style:family="graphic" style:parent-style-name="Frame">
      <style:graphic-properties draw:stroke="none" svg:stroke-width="0cm" draw:fill="none" loext:fill-use-slide-background="false" draw:textarea-vertical-align="top" draw:auto-grow-height="false" fo:min-height="1.104cm" fo:min-width="8.389cm" fo:padding-top="0cm" fo:padding-bottom="0cm" fo:padding-left="0cm" fo:padding-right="0cm" fo:wrap-option="wrap" loext:decorative="false" style:run-through="background"/>
    </style:style>
    <style:style style:name="gr27" style:family="graphic" style:parent-style-name="Frame">
      <style:graphic-properties draw:stroke="none" svg:stroke-width="0cm" draw:fill="none" loext:fill-use-slide-background="false" draw:textarea-vertical-align="top" draw:auto-grow-height="false" fo:min-height="0.33cm" fo:min-width="4.212cm" fo:padding-top="0cm" fo:padding-bottom="0cm" fo:padding-left="0cm" fo:padding-right="0cm" fo:wrap-option="wrap" loext:decorative="false" style:run-through="background"/>
    </style:style>
    <style:style style:name="gr28" style:family="graphic">
      <style:graphic-properties style:writing-mode="lr-tb" loext:decorative="false" fo:margin-left="0.053cm" fo:margin-right="0.026cm" fo:margin-top="0cm" fo:margin-bottom="0.007cm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9" style:family="graphic">
      <style:graphic-properties draw:stroke="solid" svg:stroke-width="0.06cm" svg:stroke-color="#f7f7f7" draw:fill="none" loext:fill-use-slide-background="false" draw:textarea-vertical-align="top" draw:auto-grow-height="false" fo:min-height="0.388cm" fo:min-width="0.004cm" fo:padding-top="0cm" fo:padding-bottom="0cm" fo:padding-left="0cm" fo:padding-right="0cm" fo:wrap-option="wrap" loext:decorative="false" style:run-through="foreground"/>
    </style:style>
    <style:style style:name="gr30" style:family="graphic">
      <style:graphic-properties draw:stroke="solid" svg:stroke-width="0.014cm" svg:stroke-color="#f7f7f7" draw:fill="none" loext:fill-use-slide-background="false" draw:textarea-vertical-align="top" draw:auto-grow-height="false" fo:min-height="0.388cm" fo:min-width="0.004cm" fo:padding-top="0cm" fo:padding-bottom="0cm" fo:padding-left="0cm" fo:padding-right="0cm" fo:wrap-option="wrap" loext:decorative="false" style:run-through="foreground"/>
    </style:style>
    <style:style style:name="gr31" style:family="graphic">
      <style:graphic-properties draw:stroke="solid" svg:stroke-width="0.014cm" svg:stroke-color="#b3b1b3" draw:fill="none" loext:fill-use-slide-background="false" draw:textarea-vertical-align="top" draw:auto-grow-height="false" fo:min-height="0.388cm" fo:min-width="0.004cm" fo:padding-top="0cm" fo:padding-bottom="0cm" fo:padding-left="0cm" fo:padding-right="0cm" fo:wrap-option="wrap" loext:decorative="false" style:run-through="foreground"/>
    </style:style>
    <style:style style:name="gr32" style:family="graphic">
      <style:graphic-properties draw:stroke="none" svg:stroke-width="0cm" draw:fill="solid" draw:fill-color="#f7f7f7" draw:textarea-vertical-align="top" draw:auto-grow-height="false" fo:min-height="0.388cm" fo:min-width="15.939cm" fo:padding-top="0cm" fo:padding-bottom="0cm" fo:padding-left="0cm" fo:padding-right="0cm" fo:wrap-option="wrap" loext:decorative="false" style:run-through="foreground"/>
    </style:style>
    <style:style style:name="gr33" style:family="graphic">
      <style:graphic-properties draw:stroke="solid" svg:stroke-width="0.074cm" svg:stroke-color="#f7f7f7" draw:fill="none" loext:fill-use-slide-background="false" draw:textarea-vertical-align="top" draw:auto-grow-height="false" fo:min-height="0.004cm" fo:min-width="16.088cm" fo:padding-top="0cm" fo:padding-bottom="0cm" fo:padding-left="0cm" fo:padding-right="0cm" fo:wrap-option="wrap" loext:decorative="false" style:run-through="foreground"/>
    </style:style>
    <style:style style:name="gr34" style:family="graphic">
      <style:graphic-properties draw:stroke="solid" svg:stroke-width="0.014cm" svg:stroke-color="#b3b1b3" draw:fill="none" loext:fill-use-slide-background="false" draw:textarea-vertical-align="top" draw:auto-grow-height="false" fo:min-height="0.076cm" fo:min-width="16.088cm" fo:padding-top="0cm" fo:padding-bottom="0cm" fo:padding-left="0cm" fo:padding-right="0cm" fo:wrap-option="wrap" loext:decorative="false" style:run-through="foreground"/>
    </style:style>
    <style:style style:name="gr35" style:family="graphic" style:parent-style-name="Frame">
      <style:graphic-properties draw:stroke="none" svg:stroke-width="0cm" draw:fill="none" loext:fill-use-slide-background="false" draw:textarea-vertical-align="top" draw:auto-grow-height="false" fo:min-height="5.856cm" fo:min-width="0.351cm" fo:padding-top="0cm" fo:padding-bottom="0cm" fo:padding-left="0cm" fo:padding-right="0cm" fo:wrap-option="wrap" loext:decorative="false" style:run-through="foreground"/>
    </style:style>
    <style:style style:name="gr36" style:family="graphic" style:parent-style-name="Frame">
      <style:graphic-properties draw:stroke="none" svg:stroke-width="0cm" draw:fill="none" loext:fill-use-slide-background="false" draw:textarea-vertical-align="top" draw:auto-grow-height="false" fo:min-height="1.877cm" fo:min-width="8.199cm" fo:padding-top="0cm" fo:padding-bottom="0cm" fo:padding-left="0cm" fo:padding-right="0cm" fo:wrap-option="wrap" loext:decorative="false" style:run-through="foreground"/>
    </style:style>
    <style:style style:name="gr37" style:family="graphic" style:parent-style-name="Frame">
      <style:graphic-properties draw:stroke="none" svg:stroke-width="0cm" draw:fill="none" loext:fill-use-slide-background="false" draw:textarea-vertical-align="top" draw:auto-grow-height="false" fo:min-height="0.318cm" fo:min-width="0.416cm" fo:padding-top="0cm" fo:padding-bottom="0cm" fo:padding-left="0cm" fo:padding-right="0cm" fo:wrap-option="wrap" loext:decorative="false" style:run-through="foreground"/>
    </style:style>
    <style:style style:name="gr38" style:family="graphic" style:parent-style-name="Frame">
      <style:graphic-properties draw:stroke="none" svg:stroke-width="0cm" draw:fill="none" loext:fill-use-slide-background="false" draw:textarea-vertical-align="top" draw:auto-grow-height="false" fo:min-height="3.036cm" fo:min-width="8.578cm" fo:padding-top="0cm" fo:padding-bottom="0cm" fo:padding-left="0cm" fo:padding-right="0cm" fo:wrap-option="wrap" loext:decorative="false" style:run-through="foreground"/>
    </style:style>
    <style:style style:name="gr39" style:family="graphic" style:parent-style-name="Frame">
      <style:graphic-properties draw:stroke="none" svg:stroke-width="0cm" draw:fill="none" loext:fill-use-slide-background="false" draw:textarea-vertical-align="top" draw:auto-grow-height="false" fo:min-height="0.564cm" fo:min-width="0.425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40" style:family="graphic">
      <style:graphic-properties draw:stroke="solid" svg:stroke-width="0.014cm" svg:stroke-color="#000000" draw:fill="none" loext:fill-use-slide-background="false" draw:textarea-vertical-align="top" draw:auto-grow-height="false" fo:min-height="0cm" fo:min-width="15.501cm" fo:padding-top="0.125cm" fo:padding-bottom="0.125cm" fo:padding-left="0.25cm" fo:padding-right="0.25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41" style:family="graphic" style:parent-style-name="Frame">
      <style:graphic-properties draw:stroke="none" svg:stroke-width="0cm" draw:fill="none" loext:fill-use-slide-background="false" draw:textarea-vertical-align="top" draw:auto-grow-height="false" fo:min-height="0.564cm" fo:min-width="0.249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42" style:family="graphic" style:parent-style-name="Frame">
      <style:graphic-properties draw:stroke="none" svg:stroke-width="0cm" draw:fill="none" loext:fill-use-slide-background="false" draw:textarea-vertical-align="top" draw:auto-grow-height="false" fo:min-height="0.564cm" fo:min-width="0.51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43" style:family="graphic" style:parent-style-name="Frame">
      <style:graphic-properties draw:stroke="none" svg:stroke-width="0cm" draw:fill="none" loext:fill-use-slide-background="false" draw:textarea-vertical-align="top" draw:auto-grow-height="false" fo:min-height="1.102cm" fo:min-width="3.463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44" style:family="graphic" style:parent-style-name="Frame">
      <style:graphic-properties draw:stroke="none" svg:stroke-width="0cm" draw:fill="none" loext:fill-use-slide-background="false" draw:textarea-vertical-align="top" draw:auto-grow-height="false" fo:min-height="1.102cm" fo:min-width="5.71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45" style:family="graphic" style:parent-style-name="Frame">
      <style:graphic-properties draw:stroke="none" svg:stroke-width="0cm" draw:fill="none" loext:fill-use-slide-background="false" draw:textarea-vertical-align="top" draw:auto-grow-height="false" fo:min-height="0.564cm" fo:min-width="0.423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46" style:family="graphic" style:parent-style-name="Frame">
      <style:graphic-properties draw:stroke="none" svg:stroke-width="0cm" draw:fill="none" loext:fill-use-slide-background="false" draw:textarea-vertical-align="top" draw:auto-grow-height="false" fo:min-height="0.564cm" fo:min-width="2.51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47" style:family="graphic" style:parent-style-name="Frame">
      <style:graphic-properties draw:stroke="none" svg:stroke-width="0cm" draw:fill="none" loext:fill-use-slide-background="false" draw:textarea-vertical-align="top" draw:auto-grow-height="false" fo:min-height="0.564cm" fo:min-width="5.078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48" style:family="graphic" style:parent-style-name="Frame">
      <style:graphic-properties draw:stroke="none" svg:stroke-width="0cm" draw:fill="none" loext:fill-use-slide-background="false" draw:textarea-vertical-align="top" draw:auto-grow-height="false" fo:min-height="1.102cm" fo:min-width="5.382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49" style:family="graphic" style:parent-style-name="Frame">
      <style:graphic-properties draw:stroke="none" svg:stroke-width="0cm" draw:fill="none" loext:fill-use-slide-background="false" draw:textarea-vertical-align="top" draw:auto-grow-height="false" fo:min-height="0.663cm" fo:min-width="0.425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50" style:family="graphic" style:parent-style-name="Frame">
      <style:graphic-properties draw:stroke="none" svg:stroke-width="0cm" draw:fill="none" loext:fill-use-slide-background="false" draw:textarea-vertical-align="top" draw:auto-grow-height="false" fo:min-height="0.564cm" fo:min-width="0.337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51" style:family="graphic">
      <style:graphic-properties draw:stroke="none" svg:stroke-width="0cm" draw:fill="none" loext:fill-use-slide-background="false" draw:textarea-vertical-align="top" draw:auto-grow-height="false" fo:min-height="0.564cm" fo:min-width="0.337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52" style:family="graphic" style:parent-style-name="Frame">
      <style:graphic-properties draw:stroke="none" svg:stroke-width="0cm" draw:fill="none" loext:fill-use-slide-background="false" draw:textarea-vertical-align="top" draw:auto-grow-height="false" fo:min-height="0.564cm" fo:min-width="4.533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53" style:family="graphic">
      <style:graphic-properties draw:stroke="none" svg:stroke-width="0cm" draw:fill="none" loext:fill-use-slide-background="false" draw:textarea-vertical-align="top" draw:auto-grow-height="false" fo:min-height="0.564cm" fo:min-width="2.51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54" style:family="graphic">
      <style:graphic-properties draw:stroke="none" svg:stroke-width="0cm" draw:fill="none" loext:fill-use-slide-background="false" draw:textarea-vertical-align="top" draw:auto-grow-height="false" fo:min-height="0.564cm" fo:min-width="5.078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1"><draw:custom-shape text:anchor-type="char" draw:z-index="14" draw:name="Graphic 1" draw:style-name="gr1" draw:text-style-name="P2" svg:width="15.003cm" svg:height="0.142cm" svg:x="6.001cm" svg:y="3.93cm"><text:p/><draw:enhanced-geometry draw:mirror-horizontal="false" draw:mirror-vertical="false" svg:viewBox="0 0 0 0" drawooo:sub-view-size="5400675 50800" draw:text-areas="0 0 ?f0 ?f1" draw:type="ooxml-non-primitive" draw:enhanced-path="M 5400053 0 L 0 0 0 50610 5400053 50610 5400053 0 Z N"><draw:equation draw:name="f0" draw:formula="logwidth"/><draw:equation draw:name="f1" draw:formula="logheight"/></draw:enhanced-geometry></draw:custom-shape></text:p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4"/>
        <text:h text:style-name="P5" text:outline-level="2"><text:span text:style-name="T1">Ejercicios</text:span><text:span text:style-name="T2"> </text:span><text:span text:style-name="T1">de</text:span><text:span text:style-name="T3"> </text:span><text:span text:style-name="T1">la</text:span><text:span text:style-name="T3"> </text:span><text:span text:style-name="T1">Unidad</text:span><text:span text:style-name="T3"> </text:span><text:span text:style-name="T1">Didáctica</text:span><text:span text:style-name="T2"> </text:span><text:span text:style-name="T1">4</text:span></text:h>
        <text:p text:style-name="P6"><text:span text:style-name="T4">Apuntes</text:span><text:span text:style-name="T5"> </text:span><text:span text:style-name="T4">de</text:span><text:span text:style-name="T6"> </text:span><text:span text:style-name="T4">BD</text:span><text:span text:style-name="T6"> </text:span><text:span text:style-name="T4">para</text:span><text:span text:style-name="T6"> </text:span><text:span text:style-name="T4">DAW,</text:span><text:span text:style-name="T6"> </text:span><text:span text:style-name="T4">DAM</text:span><text:span text:style-name="T6"> </text:span><text:span text:style-name="T4">y</text:span><text:span text:style-name="T7"> </text:span><text:span text:style-name="T4">ASIR </text:span><text:span text:style-name="T8">José Juan Sánchez Hernández</text:span></text:p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8"/>
        <text:p text:style-name="P9"><text:span text:style-name="T9">Curso</text:span><text:span text:style-name="T10"> </text:span><text:span text:style-name="T11">2025/2026</text:span></text:p>
      </text:section>
      <text:p text:style-name="P10"/>
      <text:p text:style-name="P11"/>
      <text:h text:style-name="P12" text:outline-level="2">Índice</text:h>
      <text:list text:style-name="WWNum1">
        <text:list-item>
          <text:p text:style-name="P13"><text:a xlink:type="simple" xlink:href="#_bookmark0" text:style-name="ListLabel_20_31" text:visited-style-name="ListLabel_20_31"><text:span text:style-name="T12">Ejercicios</text:span><text:span text:style-name="T13"> </text:span><text:span text:style-name="T12">de</text:span><text:span text:style-name="T14"> </text:span><text:span text:style-name="T12">la</text:span><text:span text:style-name="T13"> </text:span><text:span text:style-name="T12">Unidad</text:span><text:span text:style-name="T14"> </text:span><text:span text:style-name="T12">Didáctica</text:span><text:span text:style-name="T14"> </text:span><text:span text:style-name="T15">4</text:span></text:a><text:span text:style-name="T16"><text:tab/></text:span><text:span text:style-name="T17">1</text:span></text:p>
          <text:list>
            <text:list-item>
              <text:p text:style-name="P14"><text:a xlink:type="simple" xlink:href="#_bookmark1" text:style-name="ListLabel_20_32" text:visited-style-name="ListLabel_20_32"><text:span text:style-name="T18">Teoría</text:span></text:a><text:span text:style-name="T19"><text:tab/></text:span><text:span text:style-name="T17">1</text:span></text:p>
            </text:list-item>
            <text:list-item>
              <text:p text:style-name="P15"><text:a xlink:type="simple" xlink:href="#_bookmark2" text:style-name="ListLabel_20_33" text:visited-style-name="ListLabel_20_33"><text:span text:style-name="T20">Práctica</text:span><text:span text:style-name="T21"> </text:span><text:span text:style-name="T20">con</text:span><text:span text:style-name="T22"> </text:span><text:span text:style-name="T20">MySQL</text:span></text:a><text:span text:style-name="T19"><text:tab/></text:span><text:span text:style-name="T17">2</text:span></text:p>
            </text:list-item>
          </text:list>
        </text:list-item>
        <text:list-item>
          <text:p text:style-name="P16"><text:a xlink:type="simple" xlink:href="#_bookmark3" text:style-name="ListLabel_20_32" text:visited-style-name="ListLabel_20_32"><text:span text:style-name="T18">Créditos</text:span></text:a><text:span text:style-name="T16"><text:tab/></text:span><text:span text:style-name="T17">4</text:span></text:p>
        </text:list-item>
        <text:list-item>
          <text:p text:style-name="P17"><text:a xlink:type="simple" xlink:href="#_bookmark4" text:style-name="ListLabel_20_32" text:visited-style-name="ListLabel_20_32"><text:span text:style-name="T18">Licencia</text:span></text:a><text:span text:style-name="T16"><text:tab/></text:span></text:p>
        </text:list-item>
      </text:list>
      <text:list text:style-name="WWNum2">
        <text:list-item>
          <text:list>
            <text:list-item>
              <text:h text:style-name="P18" text:outline-level="3"><text:bookmark text:name="Teoría"/><text:bookmark text:name="_bookmark0"/><text:bookmark text:name="_bookmark1"/><text:bookmark text:name="Ejercicios de la Unidad Didáctica 4"/>Teoría</text:h>
            </text:list-item>
          </text:list>
        </text:list-item>
      </text:list>
      <text:p text:style-name="P19"/>
      <text:list text:continue-numbering="true" text:style-name="WWNum2">
        <text:list-item>
          <text:list>
            <text:list-item>
              <text:list>
                <text:list-item>
                  <text:p text:style-name="P20"><text:span text:style-name="T23">Defina</text:span><text:span text:style-name="T24"> </text:span><text:span text:style-name="T23">brevemente</text:span><text:span text:style-name="T25"> </text:span><text:span text:style-name="T23">el</text:span><text:span text:style-name="T25"> </text:span><text:span text:style-name="T23">significado</text:span><text:span text:style-name="T24"> </text:span><text:span text:style-name="T23">de</text:span><text:span text:style-name="T25"> </text:span><text:span text:style-name="T23">las</text:span><text:span text:style-name="T25"> </text:span><text:span text:style-name="T23">siglas</text:span><text:span text:style-name="T25"> </text:span><text:span text:style-name="T26">SQL</text:span><text:span text:style-name="T23">.</text:span></text:p>
                  <text:p text:style-name="P21"/>
                </text:list-item>
              </text:list>
            </text:list-item>
          </text:list>
        </text:list-item>
      </text:list>
      <text:p text:style-name="P22">- Structured Query Language, lenguaje estándar para gestionar bases de datos relacionales.</text:p>
      <text:list text:continue-numbering="true" text:style-name="WWNum2">
        <text:list-item>
          <text:list>
            <text:list-item>
              <text:list>
                <text:list-item>
                  <text:p text:style-name="P23"><text:span text:style-name="T23">El</text:span><text:span text:style-name="T27"> </text:span><text:span text:style-name="T23">lenguaje</text:span><text:span text:style-name="T28"> </text:span><text:span text:style-name="T26">SQL</text:span><text:span text:style-name="T29"> </text:span><text:span text:style-name="T23">se</text:span><text:span text:style-name="T27"> </text:span><text:span text:style-name="T23">divide</text:span><text:span text:style-name="T28"> </text:span><text:span text:style-name="T23">en</text:span><text:span text:style-name="T28"> </text:span><text:span text:style-name="T23">tres</text:span><text:span text:style-name="T27"> </text:span><text:span text:style-name="T23">partes</text:span><text:span text:style-name="T27"> </text:span><text:span text:style-name="T26">DDL</text:span><text:span text:style-name="T23">,</text:span><text:span text:style-name="T28"> </text:span><text:span text:style-name="T26">DML</text:span><text:span text:style-name="T29"> </text:span><text:span text:style-name="T23">y</text:span><text:span text:style-name="T28"> </text:span><text:span text:style-name="T26">DCL</text:span><text:span text:style-name="T23">.</text:span><text:span text:style-name="T27"> </text:span><text:span text:style-name="T23">Defina</text:span><text:span text:style-name="T28"> </text:span><text:span text:style-name="T23">brevemente</text:span><text:span text:style-name="T27"> </text:span><text:span text:style-name="T23">en</text:span><text:span text:style-name="T28"> </text:span><text:span text:style-name="T23">qué</text:span><text:span text:style-name="T28"> </text:span><text:span text:style-name="T23">consiste</text:span><text:span text:style-name="T27"> </text:span><text:span text:style-name="T23">cada</text:span><text:span text:style-name="T27"> </text:span><text:span text:style-name="T23">una </text:span><text:span text:style-name="T30">de</text:span><text:span text:style-name="T23"> </text:span><text:span text:style-name="T30">las</text:span><text:span text:style-name="T23"> </text:span><text:span text:style-name="T30">partes.</text:span></text:p>
                  <text:p text:style-name="P24">DDL: Data Definition Language, define estructuras (CREATE, ALTER, DROP).</text:p>
                  <text:p text:style-name="P24">DML: Data Manipulation Language, manipula datos (INSERT, UPDATE, DELETE, SELECT).</text:p>
                  <text:p text:style-name="P24">DCL: Data Control Language, controla permisos (GRANT, REVOKE).</text:p>
                  <text:p text:style-name="P24"/>
                </text:list-item>
                <text:list-item>
                  <text:p text:style-name="P25"><text:span text:style-name="T31">Defina</text:span><text:span text:style-name="T27"> </text:span><text:span text:style-name="T31">brevemente</text:span><text:span text:style-name="T28"> </text:span><text:span text:style-name="T31">qué</text:span><text:span text:style-name="T28"> </text:span><text:span text:style-name="T31">es</text:span><text:span text:style-name="T28"> </text:span><text:span text:style-name="T32">MySQL</text:span><text:span text:style-name="T33"> </text:span><text:span text:style-name="T32">Server</text:span><text:span text:style-name="T31">.</text:span></text:p>
                </text:list-item>
              </text:list>
            </text:list-item>
          </text:list>
        </text:list-item>
      </text:list>
      <text:p text:style-name="P26">Sistema gestor de bases de datos relacional de código abierto.</text:p>
      <text:list text:continue-numbering="true" text:style-name="WWNum2">
        <text:list-item>
          <text:list>
            <text:list-item>
              <text:list>
                <text:list-item>
                  <text:p text:style-name="P27"><text:span text:style-name="T31">Defina</text:span><text:span text:style-name="T27"> </text:span><text:span text:style-name="T31">brevemente</text:span><text:span text:style-name="T28"> </text:span><text:span text:style-name="T31">qué</text:span><text:span text:style-name="T28"> </text:span><text:span text:style-name="T31">es</text:span><text:span text:style-name="T28"> </text:span><text:span text:style-name="T32">MySQL</text:span><text:span text:style-name="T33"> </text:span><text:span text:style-name="T32">WorkBench</text:span><text:span text:style-name="T31">.</text:span></text:p>
                </text:list-item>
              </text:list>
            </text:list-item>
          </text:list>
        </text:list-item>
      </text:list>
      <text:p text:style-name="P28">Herramienta gráfica oficial para modelado, administración y consultas SQL.</text:p>
      <text:p text:style-name="P29"/>
      <text:list text:continue-numbering="true" text:style-name="WWNum2">
        <text:list-item>
          <text:list>
            <text:list-item>
              <text:list>
                <text:list-item>
                  <text:p text:style-name="P30"><text:span text:style-name="T31">Defina</text:span><text:span text:style-name="T34"> </text:span><text:span text:style-name="T31">brevemente</text:span><text:span text:style-name="T35"> </text:span><text:span text:style-name="T31">qué</text:span><text:span text:style-name="T35"> </text:span><text:span text:style-name="T31">es</text:span><text:span text:style-name="T34"> </text:span><text:span text:style-name="T32">phpMyAdmin</text:span><text:span text:style-name="T31">.</text:span></text:p>
                  <text:p text:style-name="P31">Aplicación web para administrar MySQL desde navegador.</text:p>
                </text:list-item>
                <text:list-item>
                  <text:p text:style-name="P27"><text:span text:style-name="T23">Defina</text:span><text:span text:style-name="T36"> </text:span><text:span text:style-name="T23">brevemente</text:span><text:span text:style-name="T36"> </text:span><text:span text:style-name="T23">el</text:span><text:span text:style-name="T24"> </text:span><text:span text:style-name="T23">significado</text:span><text:span text:style-name="T36"> </text:span><text:span text:style-name="T23">de</text:span><text:span text:style-name="T36"> </text:span><text:span text:style-name="T26">LAMP</text:span><text:span text:style-name="T37"> </text:span><text:span text:style-name="T26">Stack</text:span><text:span text:style-name="T23">.</text:span></text:p>
                </text:list-item>
              </text:list>
            </text:list-item>
          </text:list>
        </text:list-item>
      </text:list>
      <text:p text:style-name="P32">Linux + Apache + MySQL + PHP/Python/Perl, conjunto de tecnologías para servidores web.</text:p>
      <text:list text:continue-numbering="true" text:style-name="WWNum2">
        <text:list-item>
          <text:list>
            <text:list-item>
              <text:list>
                <text:list-item>
                  <text:p text:style-name="P27"><text:span text:style-name="T23">Define</text:span><text:span text:style-name="T36"> </text:span><text:span text:style-name="T23">para</text:span><text:span text:style-name="T24"> </text:span><text:span text:style-name="T23">qué</text:span><text:span text:style-name="T36"> </text:span><text:span text:style-name="T23">sirven</text:span><text:span text:style-name="T24"> </text:span><text:span text:style-name="T23">las</text:span><text:span text:style-name="T24"> </text:span><text:span text:style-name="T23">siguientes</text:span><text:span text:style-name="T36"> </text:span><text:span text:style-name="T23">palabras</text:span><text:span text:style-name="T24"> </text:span><text:span text:style-name="T23">reservadas</text:span><text:span text:style-name="T24"> </text:span><text:span text:style-name="T23">de</text:span><text:span text:style-name="T36"> </text:span><text:span text:style-name="T23">la</text:span><text:span text:style-name="T24"> </text:span><text:span text:style-name="T23">creación</text:span><text:span text:style-name="T24"> </text:span><text:span text:style-name="T23">de</text:span><text:span text:style-name="T36"> </text:span><text:span text:style-name="T23">tablas</text:span><text:span text:style-name="T24"> </text:span><text:span text:style-name="T23">en</text:span><text:span text:style-name="T24"> </text:span><text:span text:style-name="T26">MySQL</text:span><text:span text:style-name="T23">:</text:span></text:p>
                  <text:list>
                    <text:list-item>
                      <text:p text:style-name="P33"><text:span text:style-name="T38">AUTO_INCREMENT: genera valores únicos automáticamente en columnas numéricas.</text:span></text:p>
                    </text:list-item>
                    <text:list-item>
                      <text:p text:style-name="P34"><text:span text:style-name="T39">CHARACTER</text:span><text:span text:style-name="T40"> </text:span><text:span text:style-name="T41">SET: define el conjunto de caracteres de la tabla/columna</text:span></text:p>
                      <text:p text:style-name="P35"/>
                    </text:list-item>
                    <text:list-item>
                      <text:p text:style-name="P36"><text:soft-page-break/>COLLATE: define reglas de ordenación/comparación de texto.</text:p>
                    </text:list-item>
                    <text:list-item>
                      <text:p text:style-name="P37"><text:span text:style-name="T38">ENGINE: define el motor de almacenamiento (InnoDB, MyISAM, etc.).</text:span></text:p>
                    </text:list-item>
                  </text:list>
                </text:list-item>
                <text:list-item>
                  <text:p text:style-name="P38"><text:span text:style-name="T23">¿Qué</text:span><text:span text:style-name="T42"> </text:span><text:span text:style-name="T23">diferencias</text:span><text:span text:style-name="T42"> </text:span><text:span text:style-name="T23">existen</text:span><text:span text:style-name="T42"> </text:span><text:span text:style-name="T23">entre</text:span><text:span text:style-name="T42"> </text:span><text:span text:style-name="T23">los</text:span><text:span text:style-name="T42"> </text:span><text:span text:style-name="T23">motores</text:span><text:span text:style-name="T42"> </text:span><text:span text:style-name="T23">de</text:span><text:span text:style-name="T42"> </text:span><text:span text:style-name="T23">almacenamiento</text:span><text:span text:style-name="T42"> </text:span><text:span text:style-name="T26">InnoDB</text:span><text:span text:style-name="T43"> </text:span><text:span text:style-name="T23">y</text:span><text:span text:style-name="T42"> </text:span><text:span text:style-name="T26">MyISAM</text:span><text:span text:style-name="T43"> </text:span><text:span text:style-name="T23">de</text:span><text:span text:style-name="T42"> </text:span><text:span text:style-name="T26">MySQL</text:span><text:span text:style-name="T23">?</text:span><text:span text:style-name="T42"> </text:span><text:span text:style-name="T23">¿Cuál</text:span><text:span text:style-name="T42"> </text:span><text:span text:style-name="T23">de </text:span><text:span text:style-name="T30">los</text:span><text:span text:style-name="T27"> </text:span><text:span text:style-name="T30">dos</text:span><text:span text:style-name="T27"> </text:span><text:span text:style-name="T30">es</text:span><text:span text:style-name="T27"> </text:span><text:span text:style-name="T30">el</text:span><text:span text:style-name="T27"> </text:span><text:span text:style-name="T30">que</text:span><text:span text:style-name="T27"> </text:span><text:span text:style-name="T30">se</text:span><text:span text:style-name="T27"> </text:span><text:span text:style-name="T30">usa</text:span><text:span text:style-name="T27"> </text:span><text:span text:style-name="T30">por</text:span><text:span text:style-name="T27"> </text:span><text:span text:style-name="T30">defecto?</text:span></text:p>
                  <text:p text:style-name="P39">- InnoDB: soporta transacciones, claves foráneas, bloqueo a nivel de fila.</text:p>
                  <text:p text:style-name="P39">- MyISAM: más rápido en lecturas, sin soporte de transacciones ni claves foráneas.</text:p>
                  <text:p text:style-name="P39">- Por defecto: InnoDB.</text:p>
                </text:list-item>
                <text:list-item>
                  <text:p text:style-name="P40"><text:span text:style-name="T31">¿Qué</text:span><text:span text:style-name="T28"> </text:span><text:span text:style-name="T31">diferencia</text:span><text:span text:style-name="T28"> </text:span><text:span text:style-name="T31">existe</text:span><text:span text:style-name="T28"> </text:span><text:span text:style-name="T31">entre</text:span><text:span text:style-name="T28"> </text:span><text:span text:style-name="T31">los</text:span><text:span text:style-name="T28"> </text:span><text:span text:style-name="T31">set</text:span><text:span text:style-name="T28"> </text:span><text:span text:style-name="T31">de</text:span><text:span text:style-name="T28"> </text:span><text:span text:style-name="T31">caracteres</text:span><text:span text:style-name="T28"> </text:span><text:span text:style-name="T44">utf8</text:span><text:span text:style-name="T45"> </text:span><text:span text:style-name="T31">y</text:span><text:span text:style-name="T28"> </text:span><text:span text:style-name="T44">utf8mb4</text:span><text:span text:style-name="T45"> </text:span><text:span text:style-name="T31">en</text:span><text:span text:style-name="T28"> </text:span><text:span text:style-name="T32">MySQL</text:span><text:span text:style-name="T31">?</text:span></text:p>
                </text:list-item>
              </text:list>
            </text:list-item>
          </text:list>
        </text:list-item>
      </text:list>
      <text:p text:style-name="P41"><text:span text:style-name="T46">El utf8 tiene un</text:span> máximo 3 bytes por carácter (no soporta emojis). <text:span text:style-name="T46">Utf6mb4 tiene un </text:span><text:s/>máximo 4 bytes, soporta todos los caracteres Unicode.</text:p>
      <text:list text:continue-numbering="true" text:style-name="WWNum2">
        <text:list-item>
          <text:list>
            <text:list-item>
              <text:list>
                <text:list-item>
                  <text:p text:style-name="P42"><text:span text:style-name="T23">¿Qué</text:span><text:span text:style-name="T25"> </text:span><text:span text:style-name="T23">diferencia</text:span><text:span text:style-name="T25"> </text:span><text:span text:style-name="T23">hay</text:span><text:span text:style-name="T25"> </text:span><text:span text:style-name="T23">entre</text:span><text:span text:style-name="T25"> </text:span><text:span text:style-name="T23">los</text:span><text:span text:style-name="T25"> </text:span><text:span text:style-name="T23">tipos</text:span><text:span text:style-name="T25"> </text:span><text:span text:style-name="T23">de</text:span><text:span text:style-name="T25"> </text:span><text:span text:style-name="T23">datos</text:span><text:span text:style-name="T25"> </text:span><text:span text:style-name="T47">VARCHAR</text:span><text:span text:style-name="T48"> </text:span><text:span text:style-name="T23">y</text:span><text:span text:style-name="T25"> </text:span><text:span text:style-name="T47">CHAR</text:span><text:span text:style-name="T23">?</text:span></text:p>
                </text:list-item>
              </text:list>
            </text:list-item>
          </text:list>
        </text:list-item>
      </text:list>
      <text:p text:style-name="P43">Varchar es de longitud variable y ahorra espacio.</text:p>
      <text:p text:style-name="P43">Char es de longitud fija, rellena con espacios.</text:p>
      <text:list text:continue-numbering="true" text:style-name="WWNum2">
        <text:list-item>
          <text:list>
            <text:list-item>
              <text:list>
                <text:list-item>
                  <text:p text:style-name="P44"><text:span text:style-name="T23">¿Qué</text:span><text:span text:style-name="T24"> </text:span><text:span text:style-name="T23">diferencia</text:span><text:span text:style-name="T24"> </text:span><text:span text:style-name="T23">hay</text:span><text:span text:style-name="T24"> </text:span><text:span text:style-name="T23">entre</text:span><text:span text:style-name="T24"> </text:span><text:span text:style-name="T23">los</text:span><text:span text:style-name="T24"> </text:span><text:span text:style-name="T23">tipos</text:span><text:span text:style-name="T25"> </text:span><text:span text:style-name="T23">de</text:span><text:span text:style-name="T24"> </text:span><text:span text:style-name="T23">datos</text:span><text:span text:style-name="T24"> </text:span><text:span text:style-name="T47">TEXT</text:span><text:span text:style-name="T49"> </text:span><text:span text:style-name="T23">y</text:span><text:span text:style-name="T24"> </text:span><text:span text:style-name="T47">BLOB</text:span><text:span text:style-name="T23">?</text:span></text:p>
                </text:list-item>
              </text:list>
            </text:list-item>
          </text:list>
        </text:list-item>
      </text:list>
      <text:p text:style-name="P45">Text almacena texto y BLOB almacena datos binarios.</text:p>
      <text:list text:continue-numbering="true" text:style-name="WWNum2">
        <text:list-item>
          <text:list>
            <text:list-item>
              <text:list>
                <text:list-item>
                  <text:p text:style-name="P46"><text:span text:style-name="T23">¿Qué</text:span><text:span text:style-name="T25"> </text:span><text:span text:style-name="T23">diferencia</text:span><text:span text:style-name="T25"> </text:span><text:span text:style-name="T23">hay</text:span><text:span text:style-name="T25"> </text:span><text:span text:style-name="T23">entre</text:span><text:span text:style-name="T34"> </text:span><text:span text:style-name="T23">los</text:span><text:span text:style-name="T25"> </text:span><text:span text:style-name="T23">tipos</text:span><text:span text:style-name="T25"> </text:span><text:span text:style-name="T23">de</text:span><text:span text:style-name="T34"> </text:span><text:span text:style-name="T23">datos</text:span><text:span text:style-name="T25"> </text:span><text:span text:style-name="T47">DATETIME</text:span><text:span text:style-name="T48"> </text:span><text:span text:style-name="T23">y</text:span><text:span text:style-name="T25"> </text:span><text:span text:style-name="T47">TIMESTAMP</text:span><text:span text:style-name="T23">?</text:span></text:p>
                </text:list-item>
              </text:list>
            </text:list-item>
          </text:list>
        </text:list-item>
      </text:list>
      <text:p text:style-name="P47">DATETIME guarda la fecha y hora sin zona horaria, mientras TIMESTAMP la guarda ajustada a zona horaria.</text:p>
      <text:list text:continue-numbering="true" text:style-name="WWNum2">
        <text:list-item>
          <text:list>
            <text:list-item>
              <text:list>
                <text:list-item>
                  <text:p text:style-name="P46"><text:span text:style-name="T31">¿Qué</text:span><text:span text:style-name="T50"> </text:span><text:span text:style-name="T31">diferencia</text:span><text:span text:style-name="T27"> </text:span><text:span text:style-name="T31">hay</text:span><text:span text:style-name="T50"> </text:span><text:span text:style-name="T31">entre</text:span><text:span text:style-name="T27"> </text:span><text:span text:style-name="T44">ENUM</text:span><text:span text:style-name="T51"> </text:span><text:span text:style-name="T31">y</text:span><text:span text:style-name="T27"> </text:span><text:span text:style-name="T44">SET</text:span><text:span text:style-name="T31">?</text:span></text:p>
                </text:list-item>
              </text:list>
            </text:list-item>
          </text:list>
        </text:list-item>
      </text:list>
      <text:p text:style-name="P48">ENUM guarda un solo valr de una lista, SET varios.</text:p>
      <text:list text:continue-numbering="true" text:style-name="WWNum2">
        <text:list-item>
          <text:list>
            <text:list-item>
              <text:list>
                <text:list-item>
                  <text:p text:style-name="P44"><text:span text:style-name="T31">¿Qué</text:span><text:span text:style-name="T52"> </text:span><text:span text:style-name="T31">tipo</text:span><text:span text:style-name="T52"> </text:span><text:span text:style-name="T31">de</text:span><text:span text:style-name="T53"> </text:span><text:span text:style-name="T31">dato</text:span><text:span text:style-name="T52"> </text:span><text:span text:style-name="T31">usarías</text:span><text:span text:style-name="T52"> </text:span><text:span text:style-name="T31">si</text:span><text:span text:style-name="T53"> </text:span><text:span text:style-name="T31">necesitas</text:span><text:span text:style-name="T52"> </text:span><text:span text:style-name="T31">almacenar</text:span><text:span text:style-name="T52"> </text:span><text:span text:style-name="T31">un</text:span><text:span text:style-name="T53"> </text:span><text:span text:style-name="T31">número</text:span><text:span text:style-name="T52"> </text:span><text:span text:style-name="T31">real</text:span><text:span text:style-name="T53"> </text:span><text:span text:style-name="T31">exacto</text:span><text:span text:style-name="T52"> </text:span><text:span text:style-name="T31">sin</text:span><text:span text:style-name="T52"> </text:span><text:span text:style-name="T31">redondeo?</text:span></text:p>
                </text:list-item>
              </text:list>
            </text:list-item>
          </text:list>
        </text:list-item>
      </text:list>
      <text:p text:style-name="P49">Tipo de dato entero (INT)</text:p>
      <text:list text:continue-numbering="true" text:style-name="WWNum2">
        <text:list-item>
          <text:list>
            <text:list-item>
              <text:list>
                <text:list-item>
                  <text:p text:style-name="P50"><text:span text:style-name="T23">Explica</text:span><text:span text:style-name="T24"> </text:span><text:span text:style-name="T23">brevemente</text:span><text:span text:style-name="T25"> </text:span><text:span text:style-name="T23">para</text:span><text:span text:style-name="T25"> </text:span><text:span text:style-name="T23">qué</text:span><text:span text:style-name="T25"> </text:span><text:span text:style-name="T23">sirven</text:span><text:span text:style-name="T25"> </text:span><text:span text:style-name="T23">las</text:span><text:span text:style-name="T25"> </text:span><text:span text:style-name="T23">cláusulas</text:span><text:span text:style-name="T25"> </text:span><text:span text:style-name="T47">ON</text:span><text:span text:style-name="T54"> </text:span><text:span text:style-name="T47">DELETE</text:span><text:span text:style-name="T48"> </text:span><text:span text:style-name="T23">y</text:span><text:span text:style-name="T25"> </text:span><text:span text:style-name="T47">ON</text:span><text:span text:style-name="T54"> </text:span><text:span text:style-name="T47">UPDATE</text:span><text:span text:style-name="T23">.</text:span></text:p>
                </text:list-item>
              </text:list>
            </text:list-item>
          </text:list>
        </text:list-item>
      </text:list>
      <text:p text:style-name="P51">Definen acciones sobre claves foráneas al borrar/actualizar registros.</text:p>
      <text:list text:continue-numbering="true" text:style-name="WWNum2">
        <text:list-item>
          <text:list>
            <text:list-item>
              <text:list>
                <text:list-item>
                  <text:p text:style-name="P52"><text:span text:style-name="T23">Explica</text:span><text:span text:style-name="T25"> </text:span><text:span text:style-name="T23">brevemente</text:span><text:span text:style-name="T25"> </text:span><text:span text:style-name="T23">para</text:span><text:span text:style-name="T25"> </text:span><text:span text:style-name="T23">qué</text:span><text:span text:style-name="T25"> </text:span><text:span text:style-name="T23">sirven</text:span><text:span text:style-name="T25"> </text:span><text:span text:style-name="T23">las</text:span><text:span text:style-name="T25"> </text:span><text:span text:style-name="T23">siguientes</text:span><text:span text:style-name="T25"> </text:span><text:span text:style-name="T23">opciones</text:span><text:span text:style-name="T25"> </text:span><text:span text:style-name="T23">que</text:span><text:span text:style-name="T25"> </text:span><text:span text:style-name="T23">podemos</text:span><text:span text:style-name="T25"> </text:span><text:span text:style-name="T23">usar</text:span><text:span text:style-name="T25"> </text:span><text:span text:style-name="T23">junto</text:span><text:span text:style-name="T25"> </text:span><text:span text:style-name="T23">a</text:span><text:span text:style-name="T25"> </text:span><text:span text:style-name="T23">las</text:span><text:span text:style-name="T25"> </text:span><text:span text:style-name="T23">cláusulas</text:span><text:span text:style-name="T25"> </text:span><text:span text:style-name="T47">ON </text:span><text:span text:style-name="T39">DELETE</text:span><text:span text:style-name="T55"> </text:span><text:span text:style-name="T30">y </text:span><text:span text:style-name="T39">ON UPDATE</text:span><text:span text:style-name="T30">:</text:span></text:p>
                  <text:list>
                    <text:list-item>
                      <text:p text:style-name="P53"><text:span text:style-name="T38">RESTRICT: </text:span><text:span text:style-name="T56">Impide la accion si hay dependencias.</text:span></text:p>
                    </text:list-item>
                    <text:list-item>
                      <text:p text:style-name="P34"><text:span text:style-name="T38">CASCADE: </text:span><text:span text:style-name="T56">Propaga la acción a registros relacionados.</text:span></text:p>
                    </text:list-item>
                    <text:list-item>
                      <text:p text:style-name="P37"><text:span text:style-name="T39">SET</text:span><text:span text:style-name="T41"> </text:span><text:span text:style-name="T47">NULL: </text:span><text:span text:style-name="T57">Pone el valor a NULL</text:span></text:p>
                      <text:p text:style-name="P54"/>
                    </text:list-item>
                  </text:list>
                </text:list-item>
              </text:list>
            </text:list-item>
          </text:list>
        </text:list-item>
      </text:list>
      <text:p text:style-name="P55"/>
      <text:list text:continue-numbering="true" text:style-name="WWNum2">
        <text:list-item>
          <text:list>
            <text:list-item>
              <text:list>
                <text:list-item>
                  <text:list>
                    <text:list-item>
                      <text:p text:style-name="P56"><text:span text:style-name="T39">NO</text:span><text:span text:style-name="T47"> </text:span><text:span text:style-name="T38">ACTION: </text:span><text:span text:style-name="T56">Igual que RESTRICT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7"/>
      <text:list text:continue-numbering="true" text:style-name="WWNum2">
        <text:list-item>
          <text:list>
            <text:list-item>
              <text:list>
                <text:list-item>
                  <text:p text:style-name="P58"><text:span text:style-name="T31">¿Qué</text:span><text:span text:style-name="T52"> </text:span><text:span text:style-name="T31">diferencia</text:span><text:span text:style-name="T52"> </text:span><text:span text:style-name="T31">existe</text:span><text:span text:style-name="T52"> </text:span><text:span text:style-name="T31">entre</text:span><text:span text:style-name="T52"> </text:span><text:span text:style-name="T44">TRUNCATE</text:span><text:span text:style-name="T58"> </text:span><text:span text:style-name="T31">y</text:span><text:span text:style-name="T52"> </text:span><text:span text:style-name="T44">DELETE</text:span><text:span text:style-name="T31">?</text:span></text:p>
                </text:list-item>
              </text:list>
            </text:list-item>
          </text:list>
        </text:list-item>
      </text:list>
      <text:p text:style-name="P59">TRUNCATE borra todos los registros, más rapidos, no genera logs.</text:p>
      <text:p text:style-name="P59">DELETE borra registros con condiciones, genera logs.</text:p>
      <text:list text:continue-numbering="true" text:style-name="WWNum2">
        <text:list-item>
          <text:list>
            <text:list-item>
              <text:list>
                <text:list-item>
                  <text:p text:style-name="P60"><text:span text:style-name="T23">¿Para</text:span><text:span text:style-name="T34"> </text:span><text:span text:style-name="T23">qué</text:span><text:span text:style-name="T35"> </text:span><text:span text:style-name="T23">se</text:span><text:span text:style-name="T35"> </text:span><text:span text:style-name="T23">utiliza</text:span><text:span text:style-name="T35"> </text:span><text:span text:style-name="T23">el</text:span><text:span text:style-name="T35"> </text:span><text:span text:style-name="T23">atributo</text:span><text:span text:style-name="T35"> </text:span><text:span text:style-name="T47">UNIQUE</text:span><text:span text:style-name="T23">?</text:span></text:p>
                </text:list-item>
              </text:list>
            </text:list-item>
          </text:list>
        </text:list-item>
      </text:list>
      <text:p text:style-name="P61">Asegura que los valores de una columna sean únicos.</text:p>
      <text:list text:continue-numbering="true" text:style-name="WWNum2">
        <text:list-item>
          <text:list>
            <text:list-item>
              <text:list>
                <text:list-item>
                  <text:p text:style-name="P60"><text:span text:style-name="T31">¿Qué</text:span><text:span text:style-name="T59"> </text:span><text:span text:style-name="T31">diferencia</text:span><text:span text:style-name="T59"> </text:span><text:span text:style-name="T31">hay</text:span><text:span text:style-name="T50"> </text:span><text:span text:style-name="T31">entre</text:span><text:span text:style-name="T59"> </text:span><text:span text:style-name="T44">INDEX</text:span><text:span text:style-name="T51"> </text:span><text:span text:style-name="T31">y</text:span><text:span text:style-name="T59"> </text:span><text:span text:style-name="T44">KEY</text:span><text:span text:style-name="T31">?</text:span><text:span text:style-name="T50"> </text:span><text:span text:style-name="T31">¿Para</text:span><text:span text:style-name="T59"> </text:span><text:span text:style-name="T31">qué</text:span><text:span text:style-name="T59"> </text:span><text:span text:style-name="T31">se</text:span><text:span text:style-name="T50"> </text:span><text:span text:style-name="T31">utilizan?</text:span></text:p>
                </text:list-item>
              </text:list>
            </text:list-item>
          </text:list>
        </text:list-item>
      </text:list>
      <text:p text:style-name="P62">NO existe diferencia, crean índices para acelerar <text:s/>búsquedas.</text:p>
      <text:list text:continue-numbering="true" text:style-name="WWNum2">
        <text:list-item>
          <text:list>
            <text:list-item>
              <text:list>
                <text:list-item>
                  <text:p text:style-name="P60"><text:span text:style-name="T23">¿Para</text:span><text:span text:style-name="T34"> </text:span><text:span text:style-name="T23">qué</text:span><text:span text:style-name="T35"> </text:span><text:span text:style-name="T23">se</text:span><text:span text:style-name="T35"> </text:span><text:span text:style-name="T23">utiliza</text:span><text:span text:style-name="T35"> </text:span><text:span text:style-name="T23">el</text:span><text:span text:style-name="T35"> </text:span><text:span text:style-name="T23">atributo</text:span><text:span text:style-name="T35"> </text:span><text:span text:style-name="T47">ZEROFILL</text:span><text:span text:style-name="T23">?</text:span></text:p>
                </text:list-item>
              </text:list>
            </text:list-item>
          </text:list>
        </text:list-item>
      </text:list>
      <text:p text:style-name="P61">Rellena con ceros a la izquierda en números.</text:p>
      <text:list text:continue-numbering="true" text:style-name="WWNum2">
        <text:list-item>
          <text:list>
            <text:list-item>
              <text:list>
                <text:list-item>
                  <text:p text:style-name="P60"><text:span text:style-name="T23">¿Qué</text:span><text:span text:style-name="T36"> </text:span><text:span text:style-name="T23">diferencia</text:span><text:span text:style-name="T36"> </text:span><text:span text:style-name="T23">existe</text:span><text:span text:style-name="T36"> </text:span><text:span text:style-name="T23">entre</text:span><text:span text:style-name="T36"> </text:span><text:span text:style-name="T23">declarar</text:span><text:span text:style-name="T36"> </text:span><text:span text:style-name="T23">una</text:span><text:span text:style-name="T24"> </text:span><text:span text:style-name="T23">columna</text:span><text:span text:style-name="T36"> </text:span><text:span text:style-name="T23">como</text:span><text:span text:style-name="T36"> </text:span><text:span text:style-name="T47">INT</text:span><text:span text:style-name="T60">(11)</text:span><text:span text:style-name="T61"> </text:span><text:span text:style-name="T23">y</text:span><text:span text:style-name="T36"> </text:span><text:span text:style-name="T47">INT</text:span><text:span text:style-name="T60">(11)</text:span><text:span text:style-name="T47">ZEROFILL</text:span><text:span text:style-name="T23">?</text:span></text:p>
                </text:list-item>
              </text:list>
            </text:list-item>
          </text:list>
        </text:list-item>
      </text:list>
      <text:p text:style-name="P61">El segundo muestra ceros a la izquierda.</text:p>
      <text:list text:continue-numbering="true" text:style-name="WWNum2">
        <text:list-item>
          <text:list>
            <text:list-item>
              <text:list>
                <text:list-item>
                  <text:p text:style-name="P63"><text:span text:style-name="T23">¿Qué</text:span><text:span text:style-name="T25"> </text:span><text:span text:style-name="T23">significan</text:span><text:span text:style-name="T34"> </text:span><text:span text:style-name="T23">las</text:span><text:span text:style-name="T34"> </text:span><text:span text:style-name="T23">llaves</text:span><text:span text:style-name="T34"> </text:span><text:span text:style-name="T23">y</text:span><text:span text:style-name="T34"> </text:span><text:span text:style-name="T23">los</text:span><text:span text:style-name="T25"> </text:span><text:span text:style-name="T23">corchetes</text:span><text:span text:style-name="T34"> </text:span><text:span text:style-name="T23">en</text:span><text:span text:style-name="T34"> </text:span><text:span text:style-name="T23">la</text:span><text:span text:style-name="T34"> </text:span><text:span text:style-name="T23">siguiente</text:span><text:span text:style-name="T34"> </text:span><text:span text:style-name="T23">descripción</text:span><text:span text:style-name="T25"> </text:span><text:span text:style-name="T23">de</text:span><text:span text:style-name="T34"> </text:span><text:span text:style-name="T23">notación?</text:span></text:p>
                  <text:p text:style-name="P64">Las {} significan opciones obligatorias, mientras los [] opciones opcionales.</text:p>
                </text:list-item>
              </text:list>
            </text:list-item>
          </text:list>
        </text:list-item>
      </text:list>
      <text:p text:style-name="P65"><draw:custom-shape text:anchor-type="char" draw:z-index="15" draw:name="Textbox 15" draw:style-name="gr2" draw:text-style-name="P67" svg:width="16.073cm" svg:height="0.523cm" svg:x="2.496cm" svg:y="0.392cm"><text:p text:style-name="P66" loext:marker-style-name="T62"><text:span text:style-name="T63">1</text:span><text:span text:style-name="T64"> <text:s/></text:span><text:span text:style-name="T65">CREATE</text:span><text:span text:style-name="T66"> </text:span><text:span text:style-name="T62">{</text:span><text:span text:style-name="T67">DATABASE</text:span><text:span text:style-name="T68"> </text:span><text:span text:style-name="T62">|</text:span><text:span text:style-name="T69"> </text:span><text:span text:style-name="T67">SCHEMA</text:span><text:span text:style-name="T62">}</text:span><text:span text:style-name="T69"> </text:span><text:span text:style-name="T62">[</text:span><text:span text:style-name="T67">IF</text:span><text:span text:style-name="T68"> </text:span><text:span text:style-name="T65">NOT</text:span><text:span text:style-name="T70"> </text:span><text:span text:style-name="T65">EXISTS</text:span><text:span text:style-name="T62">]</text:span><text:span text:style-name="T69"> </text:span><text:span text:style-name="T71">nombre_base_datos</text:span><text:span text:style-name="T72">;</text:span></text:p><draw:enhanced-geometry draw:mirror-horizontal="false" draw:mirror-vertical="false" svg:viewBox="0 0 0 0" draw:glue-points="?f0 0 0 ?f1 ?f0 ?f2 ?f3 ?f1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list text:continue-numbering="true" text:style-name="WWNum2">
        <text:list-item>
          <text:list>
            <text:list-item>
              <text:list>
                <text:list-item>
                  <text:p text:style-name="P68"><text:span text:style-name="T73">¿Qué comando tendría</text:span><text:span text:style-name="T74"> </text:span><text:span text:style-name="T73">que</text:span><text:span text:style-name="T75"> </text:span><text:span text:style-name="T73">escribir</text:span><text:span text:style-name="T30"> </text:span><text:span text:style-name="T73">desde</text:span><text:span text:style-name="T30"> </text:span><text:span text:style-name="T73">un</text:span><text:span text:style-name="T30"> </text:span><text:span text:style-name="T73">terminal</text:span><text:span text:style-name="T30"> </text:span><text:span text:style-name="T73">para</text:span><text:span text:style-name="T30"> </text:span><text:span text:style-name="T73">conectarnos</text:span><text:span text:style-name="T30"> </text:span><text:span text:style-name="T73">con</text:span><text:span text:style-name="T30"> </text:span><text:span text:style-name="T73">el</text:span><text:span text:style-name="T30"> </text:span><text:span text:style-name="T73">usuario</text:span><text:span text:style-name="T30"> </text:span><text:span text:style-name="T76">root</text:span><text:span text:style-name="T77"> </text:span><text:span text:style-name="T73">con</text:span><text:span text:style-name="T30"> </text:span><text:span text:style-name="T73">contra‑ </text:span><text:span text:style-name="T75">seña</text:span><text:span text:style-name="T36"> </text:span><text:span text:style-name="T78">1234</text:span><text:span text:style-name="T75">,</text:span><text:span text:style-name="T36"> </text:span><text:span text:style-name="T75">a</text:span><text:span text:style-name="T36"> </text:span><text:span text:style-name="T75">un</text:span><text:span text:style-name="T36"> </text:span><text:span text:style-name="T79">MySQL</text:span><text:span text:style-name="T80"> </text:span><text:span text:style-name="T79">Server</text:span><text:span text:style-name="T80"> </text:span><text:span text:style-name="T75">remoto</text:span><text:span text:style-name="T36"> </text:span><text:span text:style-name="T75">que</text:span><text:span text:style-name="T36"> </text:span><text:span text:style-name="T75">se</text:span><text:span text:style-name="T36"> </text:span><text:span text:style-name="T75">está</text:span><text:span text:style-name="T36"> </text:span><text:span text:style-name="T75">ejecutando</text:span><text:span text:style-name="T36"> </text:span><text:span text:style-name="T75">en</text:span><text:span text:style-name="T36"> </text:span><text:span text:style-name="T75">una</text:span><text:span text:style-name="T36"> </text:span><text:span text:style-name="T75">máquina</text:span><text:span text:style-name="T36"> </text:span><text:span text:style-name="T75">con</text:span><text:span text:style-name="T36"> </text:span><text:span text:style-name="T75">la</text:span><text:span text:style-name="T36"> </text:span><text:span text:style-name="T75">IP</text:span><text:span text:style-name="T36"> </text:span><text:span text:style-name="T75">10.10.1.5?</text:span></text:p>
                </text:list-item>
              </text:list>
            </text:list-item>
          </text:list>
        </text:list-item>
      </text:list>
      <text:p text:style-name="P69"><draw:custom-shape text:anchor-type="char" draw:z-index="35" draw:name="Textbox 8" draw:style-name="gr2" draw:text-style-name="P67" svg:width="16.073cm" svg:height="0.523cm" svg:x="2.496cm" svg:y="0.392cm"><text:p text:style-name="P70"><text:span text:style-name="T81">1 mysql -h 10.10.1.5 -u root -p <text:s/>*Meter contraseña*</text:span></text:p><draw:enhanced-geometry draw:mirror-horizontal="false" draw:mirror-vertical="false" svg:viewBox="0 0 0 0" draw:glue-points="?f0 0 0 ?f1 ?f0 ?f2 ?f3 ?f1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list text:continue-numbering="true" text:style-name="WWNum2">
        <text:list-item>
          <text:list>
            <text:list-item>
              <text:list>
                <text:list-item>
                  <text:p text:style-name="P71"><text:span text:style-name="T23">¿Qué</text:span><text:span text:style-name="T35"> </text:span><text:span text:style-name="T23">puerto</text:span><text:span text:style-name="T35"> </text:span><text:span text:style-name="T23">es</text:span><text:span text:style-name="T35"> </text:span><text:span text:style-name="T23">el</text:span><text:span text:style-name="T35"> </text:span><text:span text:style-name="T23">que</text:span><text:span text:style-name="T35"> </text:span><text:span text:style-name="T23">utiliza</text:span><text:span text:style-name="T35"> </text:span><text:span text:style-name="T23">por</text:span><text:span text:style-name="T35"> </text:span><text:span text:style-name="T23">defecto</text:span><text:span text:style-name="T35"> </text:span><text:span text:style-name="T23">el</text:span><text:span text:style-name="T35"> </text:span><text:span text:style-name="T23">servicio</text:span><text:span text:style-name="T35"> </text:span><text:span text:style-name="T23">de</text:span><text:span text:style-name="T35"> </text:span><text:span text:style-name="T26">MySQL</text:span><text:span text:style-name="T82"> </text:span><text:span text:style-name="T26">Server</text:span><text:span text:style-name="T23">?</text:span></text:p>
                  <text:p text:style-name="P72">Puerto 3306</text:p>
                </text:list-item>
                <text:list-item>
                  <text:p text:style-name="P73"><text:span text:style-name="T31">Cuando</text:span><text:span text:style-name="T42"> </text:span><text:span text:style-name="T31">instalamos</text:span><text:span text:style-name="T83"> </text:span><text:span text:style-name="T32">MySQL</text:span><text:span text:style-name="T84"> </text:span><text:span text:style-name="T32">Server</text:span><text:span text:style-name="T84"> </text:span><text:span text:style-name="T31">está</text:span><text:span text:style-name="T85"> </text:span><text:span text:style-name="T31">configurado</text:span><text:span text:style-name="T83"> </text:span><text:span text:style-name="T31">por</text:span><text:span text:style-name="T83"> </text:span><text:span text:style-name="T31">defecto</text:span><text:span text:style-name="T85"> </text:span><text:span text:style-name="T31">para</text:span><text:span text:style-name="T83"> </text:span><text:span text:style-name="T31">que</text:span><text:span text:style-name="T83"> </text:span><text:span text:style-name="T31">sólo</text:span><text:span text:style-name="T85"> </text:span><text:span text:style-name="T31">acepte</text:span><text:span text:style-name="T83"> </text:span><text:span text:style-name="T31">conexiones</text:span><text:span text:style-name="T85"> </text:span><text:span text:style-name="T31">locales y</text:span><text:span text:style-name="T83"> </text:span><text:span text:style-name="T31">que</text:span><text:span text:style-name="T83"> </text:span><text:span text:style-name="T31">no</text:span><text:span text:style-name="T85"> </text:span><text:span text:style-name="T31">permita</text:span><text:span text:style-name="T83"> </text:span><text:span text:style-name="T31">conexiones</text:span><text:span text:style-name="T83"> </text:span><text:span text:style-name="T31">remotas.</text:span><text:span text:style-name="T85"> </text:span><text:span text:style-name="T31">¿Qué</text:span><text:span text:style-name="T83"> </text:span><text:span text:style-name="T31">valor</text:span><text:span text:style-name="T85"> </text:span><text:span text:style-name="T31">tendríamos</text:span><text:span text:style-name="T83"> </text:span><text:span text:style-name="T31">que</text:span><text:span text:style-name="T83"> </text:span><text:span text:style-name="T31">poner</text:span><text:span text:style-name="T85"> </text:span><text:span text:style-name="T31">en</text:span><text:span text:style-name="T83"> </text:span><text:span text:style-name="T31">la</text:span><text:span text:style-name="T83"> </text:span><text:span text:style-name="T31">directiva</text:span><text:span text:style-name="T85"> </text:span><text:span text:style-name="T31">de</text:span><text:span text:style-name="T83"> </text:span><text:span text:style-name="T31">configuración </text:span><text:span text:style-name="T39">bind</text:span><text:span text:style-name="T86">-</text:span><text:span text:style-name="T39">address</text:span><text:span text:style-name="T58"> </text:span><text:span text:style-name="T30">para</text:span><text:span text:style-name="T52"> </text:span><text:span text:style-name="T30">permitir</text:span><text:span text:style-name="T52"> </text:span><text:span text:style-name="T30">conexiones</text:span><text:span text:style-name="T52"> </text:span><text:span text:style-name="T30">remotas?</text:span></text:p>
                </text:list-item>
              </text:list>
            </text:list-item>
          </text:list>
        </text:list-item>
      </text:list>
      <text:p text:style-name="P74"><draw:custom-shape text:anchor-type="char" draw:z-index="36" draw:name="Textbox 16" draw:style-name="gr3" draw:text-style-name="P67" svg:width="16.073cm" svg:height="0.909cm" svg:x="2.496cm" svg:y="0.316cm"><text:list text:style-name="WWNum3"><text:list-item><text:p text:style-name="P75" loext:marker-style-name="T62"><text:span text:style-name="T72">[</text:span><text:span text:style-name="T71">mysqld</text:span><text:span text:style-name="T72">]</text:span></text:p></text:list-item><text:list-item><text:p text:style-name="P76" loext:marker-style-name="T62"><text:span text:style-name="T67">bind</text:span><text:span text:style-name="T62">-</text:span><text:span text:style-name="T67">address</text:span><text:span text:style-name="T87"> </text:span><text:span text:style-name="T62">=</text:span><text:span text:style-name="T88"> </text:span><text:span text:style-name="T89">0.0.0.0</text:span></text:p></text:list-item></text:list><draw:enhanced-geometry draw:mirror-horizontal="false" draw:mirror-vertical="false" svg:viewBox="0 0 0 0" draw:glue-points="?f0 0 0 ?f1 ?f0 ?f2 ?f3 ?f1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list text:style-name="WWNum2">
        <text:list-item>
          <text:list>
            <text:list-item>
              <text:list>
                <text:list-header>
                  <text:p text:style-name="P77"/>
                  <text:p text:style-name="P77"/>
                  <text:p text:style-name="P78"/>
                  <text:p text:style-name="P77"/>
                </text:list-header>
                <text:list-item>
                  <text:p text:style-name="P77"><text:soft-page-break/>Los<text:span text:style-name="T90"> </text:span>usuarios<text:span text:style-name="T90"> </text:span>de<text:span text:style-name="T91"> </text:span><text:span text:style-name="T92">MySQL</text:span><text:span text:style-name="T93"> </text:span><text:span text:style-name="T92">Server</text:span><text:span text:style-name="T93"> </text:span>se<text:span text:style-name="T90"> </text:span>almacenan<text:span text:style-name="T90"> </text:span>en<text:span text:style-name="T91"> </text:span>la<text:span text:style-name="T90"> </text:span>tabla<text:span text:style-name="T90"> </text:span><text:span text:style-name="T94">mysql</text:span><text:span text:style-name="T95">.</text:span><text:span text:style-name="T94">user</text:span>.<text:span text:style-name="T91"> </text:span>La<text:span text:style-name="T90"> </text:span>clave<text:span text:style-name="T91"> </text:span>primaria<text:span text:style-name="T90"> </text:span>de<text:span text:style-name="T90"> </text:span>esta<text:span text:style-name="T91"> </text:span>tabla <text:span text:style-name="T96">está formada por</text:span><text:span text:style-name="T97"> </text:span><text:span text:style-name="T96">los valores </text:span><text:span text:style-name="T98">user</text:span><text:span text:style-name="T99"> </text:span><text:span text:style-name="T96">y</text:span><text:span text:style-name="T97"> </text:span><text:span text:style-name="T98">host</text:span><text:span text:style-name="T96">, de</text:span> <text:span text:style-name="T96">modo</text:span><text:span text:style-name="T100"> </text:span><text:span text:style-name="T96">que</text:span><text:span text:style-name="T100"> </text:span><text:span text:style-name="T96">cada</text:span><text:span text:style-name="T100"> </text:span><text:span text:style-name="T96">fila</text:span><text:span text:style-name="T100"> </text:span><text:span text:style-name="T96">vendrá</text:span><text:span text:style-name="T100"> </text:span><text:span text:style-name="T96">identificada</text:span><text:span text:style-name="T100"> </text:span><text:span text:style-name="T96">por</text:span><text:span text:style-name="T100"> </text:span><text:span text:style-name="T96">un</text:span><text:span text:style-name="T100"> </text:span><text:span text:style-name="T96">nombre</text:span><text:span text:style-name="T100"> </text:span><text:span text:style-name="T96">de </text:span><text:span text:style-name="T12">usuario y el host desde el que puede conectarse. Según la siguiente tabla, ¿desde qué máquinas se podrá </text:span>conectar el usuario <text:span text:style-name="T94">root@</text:span><text:span text:style-name="T101">'%'</text:span>?</text:p>
                </text:list-item>
              </text:list>
            </text:list-item>
          </text:list>
        </text:list-item>
      </text:list>
      <text:p text:style-name="P79"><draw:g text:anchor-type="char" draw:z-index="19" draw:name="Group 17" draw:style-name="gr4"><draw:custom-shape draw:name="Graphic 18" draw:style-name="gr5" draw:text-style-name="P80" svg:width="16.087cm" svg:height="0.003cm" svg:x="2.489cm" svg:y="0.347cm"><text:p/><draw:enhanced-geometry draw:mirror-horizontal="false" draw:mirror-vertical="false" svg:viewBox="0 0 0 0" drawooo:sub-view-size="5791200 0" draw:text-areas="0 0 ?f0 ?f1" draw:type="ooxml-non-primitive" draw:enhanced-path="M 0 0 L 5790628 0 N"><draw:equation draw:name="f0" draw:formula="logwidth"/><draw:equation draw:name="f1" draw:formula="logheight"/></draw:enhanced-geometry></draw:custom-shape><draw:custom-shape draw:name="Graphic 19" draw:style-name="gr6" draw:text-style-name="P80" svg:width="16.087cm" svg:height="0.075cm" svg:x="2.489cm" svg:y="0.31cm"><text:p/><draw:enhanced-geometry draw:mirror-horizontal="false" draw:mirror-vertical="false" svg:viewBox="0 0 0 0" drawooo:sub-view-size="5791200 27305 5791200 27305 5791200 27305 5791200 27305 5791200 27305" draw:text-areas="0 0 ?f0 ?f1" draw:type="ooxml-non-primitive" draw:enhanced-path="M 2539 26695 L 2539 0 N M 0 2527 L 26695 2527 N M 26695 2527 L 5763933 2527 N M 5763933 2527 L 5790628 2527 N M 5788088 26695 L 5788088 0 N"><draw:equation draw:name="f0" draw:formula="logwidth"/><draw:equation draw:name="f1" draw:formula="logheight"/></draw:enhanced-geometry></draw:custom-shape><draw:custom-shape draw:name="Graphic 20" draw:style-name="gr7" draw:text-style-name="P80" svg:width="0.003cm" svg:height="0.387cm" svg:x="2.533cm" svg:y="0.384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21" draw:style-name="gr8" draw:text-style-name="P80" svg:width="0.003cm" svg:height="0.387cm" svg:x="2.496cm" svg:y="0.384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22" draw:style-name="gr9" draw:text-style-name="P80" svg:width="0.003cm" svg:height="0.387cm" svg:x="2.496cm" svg:y="0.384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23" draw:style-name="gr10" draw:text-style-name="P81" svg:width="15.938cm" svg:height="0.387cm" svg:x="2.563cm" svg:y="0.384cm"><text:p/><draw:enhanced-geometry draw:mirror-horizontal="false" draw:mirror-vertical="false" svg:viewBox="0 0 0 0" drawooo:sub-view-size="5737225 139700" draw:text-areas="0 0 ?f0 ?f1" draw:type="ooxml-non-primitive" draw:enhanced-path="M 5737225 0 L 0 0 0 139179 5737225 139179 5737225 0 Z N"><draw:equation draw:name="f0" draw:formula="logwidth"/><draw:equation draw:name="f1" draw:formula="logheight"/></draw:enhanced-geometry></draw:custom-shape><draw:custom-shape draw:name="Graphic 24" draw:style-name="gr7" draw:text-style-name="P80" svg:width="0.003cm" svg:height="0.387cm" svg:x="18.532cm" svg:y="0.384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25" draw:style-name="gr8" draw:text-style-name="P80" svg:width="0.003cm" svg:height="0.387cm" svg:x="18.569cm" svg:y="0.384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26" draw:style-name="gr9" draw:text-style-name="P80" svg:width="0.003cm" svg:height="0.387cm" svg:x="18.569cm" svg:y="0.384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27" draw:style-name="gr7" draw:text-style-name="P80" svg:width="0.003cm" svg:height="0.387cm" svg:x="2.533cm" svg:y="0.77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28" draw:style-name="gr8" draw:text-style-name="P80" svg:width="0.003cm" svg:height="0.387cm" svg:x="2.496cm" svg:y="0.77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29" draw:style-name="gr9" draw:text-style-name="P80" svg:width="0.003cm" svg:height="0.387cm" svg:x="2.496cm" svg:y="0.77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30" draw:style-name="gr10" draw:text-style-name="P81" svg:width="15.938cm" svg:height="0.387cm" svg:x="2.563cm" svg:y="0.77cm"><text:p/><draw:enhanced-geometry draw:mirror-horizontal="false" draw:mirror-vertical="false" svg:viewBox="0 0 0 0" drawooo:sub-view-size="5737225 139700" draw:text-areas="0 0 ?f0 ?f1" draw:type="ooxml-non-primitive" draw:enhanced-path="M 5737225 0 L 0 0 0 139179 5737225 139179 5737225 0 Z N"><draw:equation draw:name="f0" draw:formula="logwidth"/><draw:equation draw:name="f1" draw:formula="logheight"/></draw:enhanced-geometry></draw:custom-shape><draw:custom-shape draw:name="Graphic 31" draw:style-name="gr7" draw:text-style-name="P80" svg:width="0.003cm" svg:height="0.387cm" svg:x="18.532cm" svg:y="0.77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32" draw:style-name="gr8" draw:text-style-name="P80" svg:width="0.003cm" svg:height="0.387cm" svg:x="18.569cm" svg:y="0.77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33" draw:style-name="gr9" draw:text-style-name="P80" svg:width="0.003cm" svg:height="0.387cm" svg:x="18.569cm" svg:y="0.77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34" draw:style-name="gr7" draw:text-style-name="P80" svg:width="0.003cm" svg:height="0.387cm" svg:x="2.533cm" svg:y="1.157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35" draw:style-name="gr8" draw:text-style-name="P80" svg:width="0.003cm" svg:height="0.387cm" svg:x="2.496cm" svg:y="1.157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36" draw:style-name="gr9" draw:text-style-name="P80" svg:width="0.003cm" svg:height="0.387cm" svg:x="2.496cm" svg:y="1.157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37" draw:style-name="gr10" draw:text-style-name="P81" svg:width="15.938cm" svg:height="0.387cm" svg:x="2.563cm" svg:y="1.157cm"><text:p/><draw:enhanced-geometry draw:mirror-horizontal="false" draw:mirror-vertical="false" svg:viewBox="0 0 0 0" drawooo:sub-view-size="5737225 139700" draw:text-areas="0 0 ?f0 ?f1" draw:type="ooxml-non-primitive" draw:enhanced-path="M 5737225 0 L 0 0 0 139179 5737225 139179 5737225 0 Z N"><draw:equation draw:name="f0" draw:formula="logwidth"/><draw:equation draw:name="f1" draw:formula="logheight"/></draw:enhanced-geometry></draw:custom-shape><draw:custom-shape draw:name="Graphic 38" draw:style-name="gr7" draw:text-style-name="P80" svg:width="0.003cm" svg:height="0.387cm" svg:x="18.532cm" svg:y="1.157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39" draw:style-name="gr8" draw:text-style-name="P80" svg:width="0.003cm" svg:height="0.387cm" svg:x="18.569cm" svg:y="1.157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40" draw:style-name="gr9" draw:text-style-name="P80" svg:width="0.003cm" svg:height="0.387cm" svg:x="18.569cm" svg:y="1.157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41" draw:style-name="gr7" draw:text-style-name="P80" svg:width="0.003cm" svg:height="0.387cm" svg:x="2.533cm" svg:y="1.543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42" draw:style-name="gr8" draw:text-style-name="P80" svg:width="0.003cm" svg:height="0.387cm" svg:x="2.496cm" svg:y="1.543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43" draw:style-name="gr9" draw:text-style-name="P80" svg:width="0.003cm" svg:height="0.387cm" svg:x="2.496cm" svg:y="1.543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44" draw:style-name="gr10" draw:text-style-name="P81" svg:width="15.938cm" svg:height="0.387cm" svg:x="2.563cm" svg:y="1.543cm"><text:p/><draw:enhanced-geometry draw:mirror-horizontal="false" draw:mirror-vertical="false" svg:viewBox="0 0 0 0" drawooo:sub-view-size="5737225 139700" draw:text-areas="0 0 ?f0 ?f1" draw:type="ooxml-non-primitive" draw:enhanced-path="M 5737225 0 L 0 0 0 139179 5737225 139179 5737225 0 Z N"><draw:equation draw:name="f0" draw:formula="logwidth"/><draw:equation draw:name="f1" draw:formula="logheight"/></draw:enhanced-geometry></draw:custom-shape><draw:custom-shape draw:name="Graphic 45" draw:style-name="gr7" draw:text-style-name="P80" svg:width="0.003cm" svg:height="0.387cm" svg:x="18.532cm" svg:y="1.543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46" draw:style-name="gr8" draw:text-style-name="P80" svg:width="0.003cm" svg:height="0.387cm" svg:x="18.569cm" svg:y="1.543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47" draw:style-name="gr9" draw:text-style-name="P80" svg:width="0.003cm" svg:height="0.387cm" svg:x="18.569cm" svg:y="1.543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48" draw:style-name="gr11" draw:text-style-name="P80" svg:width="0.003cm" svg:height="0.389cm" svg:x="2.533cm" svg:y="1.931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49" draw:style-name="gr12" draw:text-style-name="P80" svg:width="0.003cm" svg:height="0.389cm" svg:x="2.496cm" svg:y="1.931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50" draw:style-name="gr13" draw:text-style-name="P80" svg:width="0.003cm" svg:height="0.389cm" svg:x="2.496cm" svg:y="1.931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51" draw:style-name="gr14" draw:text-style-name="P81" svg:width="15.938cm" svg:height="0.389cm" svg:x="2.563cm" svg:y="1.931cm"><text:p/><draw:enhanced-geometry draw:mirror-horizontal="false" draw:mirror-vertical="false" svg:viewBox="0 0 0 0" drawooo:sub-view-size="5737225 139700" draw:text-areas="0 0 ?f0 ?f1" draw:type="ooxml-non-primitive" draw:enhanced-path="M 5737225 0 L 0 0 0 139179 5737225 139179 5737225 0 Z N"><draw:equation draw:name="f0" draw:formula="logwidth"/><draw:equation draw:name="f1" draw:formula="logheight"/></draw:enhanced-geometry></draw:custom-shape><draw:custom-shape draw:name="Graphic 52" draw:style-name="gr11" draw:text-style-name="P80" svg:width="0.003cm" svg:height="0.389cm" svg:x="18.532cm" svg:y="1.931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53" draw:style-name="gr12" draw:text-style-name="P80" svg:width="0.003cm" svg:height="0.389cm" svg:x="18.569cm" svg:y="1.931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54" draw:style-name="gr13" draw:text-style-name="P80" svg:width="0.003cm" svg:height="0.389cm" svg:x="18.569cm" svg:y="1.931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55" draw:style-name="gr7" draw:text-style-name="P80" svg:width="0.003cm" svg:height="0.387cm" svg:x="2.533cm" svg:y="2.319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56" draw:style-name="gr8" draw:text-style-name="P80" svg:width="0.003cm" svg:height="0.387cm" svg:x="2.496cm" svg:y="2.319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57" draw:style-name="gr9" draw:text-style-name="P80" svg:width="0.003cm" svg:height="0.387cm" svg:x="2.496cm" svg:y="2.319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58" draw:style-name="gr10" draw:text-style-name="P81" svg:width="15.938cm" svg:height="0.387cm" svg:x="2.563cm" svg:y="2.319cm"><text:p/><draw:enhanced-geometry draw:mirror-horizontal="false" draw:mirror-vertical="false" svg:viewBox="0 0 0 0" drawooo:sub-view-size="5737225 139700" draw:text-areas="0 0 ?f0 ?f1" draw:type="ooxml-non-primitive" draw:enhanced-path="M 5737225 0 L 0 0 0 139179 5737225 139179 5737225 0 Z N"><draw:equation draw:name="f0" draw:formula="logwidth"/><draw:equation draw:name="f1" draw:formula="logheight"/></draw:enhanced-geometry></draw:custom-shape><draw:custom-shape draw:name="Graphic 59" draw:style-name="gr7" draw:text-style-name="P80" svg:width="0.003cm" svg:height="0.387cm" svg:x="18.532cm" svg:y="2.319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60" draw:style-name="gr8" draw:text-style-name="P80" svg:width="0.003cm" svg:height="0.387cm" svg:x="18.569cm" svg:y="2.319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61" draw:style-name="gr9" draw:text-style-name="P80" svg:width="0.003cm" svg:height="0.387cm" svg:x="18.569cm" svg:y="2.319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62" draw:style-name="gr7" draw:text-style-name="P80" svg:width="0.003cm" svg:height="0.387cm" svg:x="2.533cm" svg:y="2.705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63" draw:style-name="gr8" draw:text-style-name="P80" svg:width="0.003cm" svg:height="0.387cm" svg:x="2.496cm" svg:y="2.705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64" draw:style-name="gr9" draw:text-style-name="P80" svg:width="0.003cm" svg:height="0.387cm" svg:x="2.496cm" svg:y="2.705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65" draw:style-name="gr10" draw:text-style-name="P81" svg:width="15.938cm" svg:height="0.387cm" svg:x="2.563cm" svg:y="2.705cm"><text:p/><draw:enhanced-geometry draw:mirror-horizontal="false" draw:mirror-vertical="false" svg:viewBox="0 0 0 0" drawooo:sub-view-size="5737225 139700" draw:text-areas="0 0 ?f0 ?f1" draw:type="ooxml-non-primitive" draw:enhanced-path="M 5737225 0 L 0 0 0 139179 5737225 139179 5737225 0 Z N"><draw:equation draw:name="f0" draw:formula="logwidth"/><draw:equation draw:name="f1" draw:formula="logheight"/></draw:enhanced-geometry></draw:custom-shape><draw:custom-shape draw:name="Graphic 66" draw:style-name="gr7" draw:text-style-name="P80" svg:width="0.003cm" svg:height="0.387cm" svg:x="18.532cm" svg:y="2.705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67" draw:style-name="gr8" draw:text-style-name="P80" svg:width="0.003cm" svg:height="0.387cm" svg:x="18.569cm" svg:y="2.705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68" draw:style-name="gr9" draw:text-style-name="P80" svg:width="0.003cm" svg:height="0.387cm" svg:x="18.569cm" svg:y="2.705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69" draw:style-name="gr7" draw:text-style-name="P80" svg:width="0.003cm" svg:height="0.387cm" svg:x="2.533cm" svg:y="3.092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70" draw:style-name="gr8" draw:text-style-name="P80" svg:width="0.003cm" svg:height="0.387cm" svg:x="2.496cm" svg:y="3.092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71" draw:style-name="gr9" draw:text-style-name="P80" svg:width="0.003cm" svg:height="0.387cm" svg:x="2.496cm" svg:y="3.092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72" draw:style-name="gr10" draw:text-style-name="P81" svg:width="15.938cm" svg:height="0.387cm" svg:x="2.563cm" svg:y="3.092cm"><text:p/><draw:enhanced-geometry draw:mirror-horizontal="false" draw:mirror-vertical="false" svg:viewBox="0 0 0 0" drawooo:sub-view-size="5737225 139700" draw:text-areas="0 0 ?f0 ?f1" draw:type="ooxml-non-primitive" draw:enhanced-path="M 5737225 0 L 0 0 0 139179 5737225 139179 5737225 0 Z N"><draw:equation draw:name="f0" draw:formula="logwidth"/><draw:equation draw:name="f1" draw:formula="logheight"/></draw:enhanced-geometry></draw:custom-shape><draw:custom-shape draw:name="Graphic 73" draw:style-name="gr7" draw:text-style-name="P80" svg:width="0.003cm" svg:height="0.387cm" svg:x="18.532cm" svg:y="3.092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74" draw:style-name="gr8" draw:text-style-name="P80" svg:width="0.003cm" svg:height="0.387cm" svg:x="18.569cm" svg:y="3.092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75" draw:style-name="gr9" draw:text-style-name="P80" svg:width="0.003cm" svg:height="0.387cm" svg:x="18.569cm" svg:y="3.092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76" draw:style-name="gr7" draw:text-style-name="P80" svg:width="0.003cm" svg:height="0.387cm" svg:x="2.533cm" svg:y="3.478cm"><text:p/><draw:enhanced-geometry draw:mirror-horizontal="false" draw:mirror-vertical="false" svg:viewBox="0 0 0 0" drawooo:sub-view-size="0 139700" draw:text-areas="0 0 ?f0 ?f1" draw:type="ooxml-non-primitive" draw:enhanced-path="M 0 139166 L 0 0 N"><draw:equation draw:name="f0" draw:formula="logwidth"/><draw:equation draw:name="f1" draw:formula="logheight"/></draw:enhanced-geometry></draw:custom-shape><draw:custom-shape draw:name="Graphic 77" draw:style-name="gr8" draw:text-style-name="P80" svg:width="0.003cm" svg:height="0.387cm" svg:x="2.496cm" svg:y="3.478cm"><text:p/><draw:enhanced-geometry draw:mirror-horizontal="false" draw:mirror-vertical="false" svg:viewBox="0 0 0 0" drawooo:sub-view-size="0 139700" draw:text-areas="0 0 ?f0 ?f1" draw:type="ooxml-non-primitive" draw:enhanced-path="M 0 139166 L 0 0 N"><draw:equation draw:name="f0" draw:formula="logwidth"/><draw:equation draw:name="f1" draw:formula="logheight"/></draw:enhanced-geometry></draw:custom-shape><draw:custom-shape draw:name="Graphic 78" draw:style-name="gr9" draw:text-style-name="P80" svg:width="0.003cm" svg:height="0.387cm" svg:x="2.496cm" svg:y="3.478cm"><text:p/><draw:enhanced-geometry draw:mirror-horizontal="false" draw:mirror-vertical="false" svg:viewBox="0 0 0 0" drawooo:sub-view-size="0 139700" draw:text-areas="0 0 ?f0 ?f1" draw:type="ooxml-non-primitive" draw:enhanced-path="M 0 139166 L 0 0 N"><draw:equation draw:name="f0" draw:formula="logwidth"/><draw:equation draw:name="f1" draw:formula="logheight"/></draw:enhanced-geometry></draw:custom-shape><draw:custom-shape draw:name="Graphic 79" draw:style-name="gr10" draw:text-style-name="P81" svg:width="15.938cm" svg:height="0.387cm" svg:x="2.563cm" svg:y="3.478cm"><text:p/><draw:enhanced-geometry draw:mirror-horizontal="false" draw:mirror-vertical="false" svg:viewBox="0 0 0 0" drawooo:sub-view-size="5737225 139700" draw:text-areas="0 0 ?f0 ?f1" draw:type="ooxml-non-primitive" draw:enhanced-path="M 5737225 0 L 0 0 0 139179 5737225 139179 5737225 0 Z N"><draw:equation draw:name="f0" draw:formula="logwidth"/><draw:equation draw:name="f1" draw:formula="logheight"/></draw:enhanced-geometry></draw:custom-shape><draw:custom-shape draw:name="Graphic 80" draw:style-name="gr7" draw:text-style-name="P80" svg:width="0.003cm" svg:height="0.387cm" svg:x="18.532cm" svg:y="3.478cm"><text:p/><draw:enhanced-geometry draw:mirror-horizontal="false" draw:mirror-vertical="false" svg:viewBox="0 0 0 0" drawooo:sub-view-size="0 139700" draw:text-areas="0 0 ?f0 ?f1" draw:type="ooxml-non-primitive" draw:enhanced-path="M 0 139166 L 0 0 N"><draw:equation draw:name="f0" draw:formula="logwidth"/><draw:equation draw:name="f1" draw:formula="logheight"/></draw:enhanced-geometry></draw:custom-shape><draw:custom-shape draw:name="Graphic 81" draw:style-name="gr8" draw:text-style-name="P80" svg:width="0.003cm" svg:height="0.387cm" svg:x="18.569cm" svg:y="3.478cm"><text:p/><draw:enhanced-geometry draw:mirror-horizontal="false" draw:mirror-vertical="false" svg:viewBox="0 0 0 0" drawooo:sub-view-size="0 139700" draw:text-areas="0 0 ?f0 ?f1" draw:type="ooxml-non-primitive" draw:enhanced-path="M 0 139166 L 0 0 N"><draw:equation draw:name="f0" draw:formula="logwidth"/><draw:equation draw:name="f1" draw:formula="logheight"/></draw:enhanced-geometry></draw:custom-shape><draw:custom-shape draw:name="Graphic 82" draw:style-name="gr9" draw:text-style-name="P80" svg:width="0.003cm" svg:height="0.387cm" svg:x="18.569cm" svg:y="3.478cm"><text:p/><draw:enhanced-geometry draw:mirror-horizontal="false" draw:mirror-vertical="false" svg:viewBox="0 0 0 0" drawooo:sub-view-size="0 139700" draw:text-areas="0 0 ?f0 ?f1" draw:type="ooxml-non-primitive" draw:enhanced-path="M 0 139166 L 0 0 N"><draw:equation draw:name="f0" draw:formula="logwidth"/><draw:equation draw:name="f1" draw:formula="logheight"/></draw:enhanced-geometry></draw:custom-shape><draw:custom-shape draw:name="Graphic 83" draw:style-name="gr5" draw:text-style-name="P80" svg:width="16.087cm" svg:height="0.003cm" svg:x="2.489cm" svg:y="3.901cm"><text:p/><draw:enhanced-geometry draw:mirror-horizontal="false" draw:mirror-vertical="false" svg:viewBox="0 0 0 0" drawooo:sub-view-size="5791200 0" draw:text-areas="0 0 ?f0 ?f1" draw:type="ooxml-non-primitive" draw:enhanced-path="M 0 0 L 5790628 0 N"><draw:equation draw:name="f0" draw:formula="logwidth"/><draw:equation draw:name="f1" draw:formula="logheight"/></draw:enhanced-geometry></draw:custom-shape><draw:custom-shape draw:name="Graphic 84" draw:style-name="gr6" draw:text-style-name="P80" svg:width="16.087cm" svg:height="0.075cm" svg:x="2.489cm" svg:y="3.864cm"><text:p/><draw:enhanced-geometry draw:mirror-horizontal="false" draw:mirror-vertical="false" svg:viewBox="0 0 0 0" drawooo:sub-view-size="5791200 27305 5791200 27305 5791200 27305 5791200 27305 5791200 27305" draw:text-areas="0 0 ?f0 ?f1" draw:type="ooxml-non-primitive" draw:enhanced-path="M 2539 26708 L 2539 0 N M 0 24168 L 26695 24168 N M 26695 24168 L 5763933 24168 N M 5763933 24168 L 5790628 24168 N M 5788088 26708 L 5788088 0 N"><draw:equation draw:name="f0" draw:formula="logwidth"/><draw:equation draw:name="f1" draw:formula="logheight"/></draw:enhanced-geometry></draw:custom-shape><draw:custom-shape draw:name="Textbox 85" draw:style-name="gr15" draw:text-style-name="P83" svg:width="6.677cm" svg:height="0.317cm" svg:x="3.353cm" svg:y="3.51cm"><text:p text:style-name="P82" loext:marker-style-name="T102"><text:span text:style-name="T103">+------------------</text:span><text:span text:style-name="T104">+</text:span><text:span text:style-name="T105"><text:tab/></text:span><text:span text:style-name="T104">+</text:span></text:p><draw:enhanced-geometry draw:mirror-horizontal="false" draw:mirror-vertical="false" svg:viewBox="0 0 0 0" draw:glue-points="?f0 0 0 ?f1 ?f0 ?f2 ?f3 ?f1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box 86" draw:style-name="gr16" draw:text-style-name="P83" svg:width="0.225cm" svg:height="1.865cm" svg:x="9.807cm" svg:y="1.575cm"><text:p text:style-name="P84" loext:marker-style-name="T102"><text:span text:style-name="T104">|</text:span><text:span text:style-name="T104"/></text:p><text:p text:style-name="P85" loext:marker-style-name="T102"><text:span text:style-name="T104">|</text:span><text:span text:style-name="T104"/></text:p><text:p text:style-name="P85" loext:marker-style-name="T102"><text:span text:style-name="T104">|</text:span><text:span text:style-name="T104"/></text:p><text:p text:style-name="P85" loext:marker-style-name="T102"><text:span text:style-name="T104">|</text:span><text:span text:style-name="T104"/></text:p><text:p text:style-name="P85" loext:marker-style-name="T102"><text:span text:style-name="T104">|</text:span></text:p><draw:enhanced-geometry draw:mirror-horizontal="false" draw:mirror-vertical="false" svg:viewBox="0 0 0 0" draw:glue-points="?f0 0 0 ?f1 ?f0 ?f2 ?f3 ?f1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box 87" draw:style-name="gr17" draw:text-style-name="P83" svg:width="2.123cm" svg:height="0.703cm" svg:x="6.96cm" svg:y="2.739cm"><text:p text:style-name="P84" loext:marker-style-name="T102"><text:span text:style-name="T102">|</text:span><text:span text:style-name="T106"> </text:span><text:span text:style-name="T71">localhost</text:span></text:p><text:p text:style-name="P85" loext:marker-style-name="T102"><text:span text:style-name="T102">|</text:span><text:span text:style-name="T106"> </text:span><text:span text:style-name="T71">localhost</text:span></text:p><draw:enhanced-geometry draw:mirror-horizontal="false" draw:mirror-vertical="false" svg:viewBox="0 0 0 0" draw:glue-points="?f0 0 0 ?f1 ?f0 ?f2 ?f3 ?f1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box 88" draw:style-name="gr18" draw:text-style-name="P83" svg:width="2.881cm" svg:height="0.703cm" svg:x="3.353cm" svg:y="2.739cm"><text:p text:style-name="P84" loext:marker-style-name="T102"><text:span text:style-name="T102">|</text:span><text:span text:style-name="T106"> </text:span><text:span text:style-name="T71">mysql</text:span><text:span text:style-name="T103">.</text:span><text:span text:style-name="T71">session</text:span></text:p><text:p text:style-name="P85" loext:marker-style-name="T102"><text:span text:style-name="T102">|</text:span><text:span text:style-name="T106"> </text:span><text:span text:style-name="T71">mysql</text:span><text:span text:style-name="T103">.</text:span><text:span text:style-name="T71">sys</text:span></text:p><draw:enhanced-geometry draw:mirror-horizontal="false" draw:mirror-vertical="false" svg:viewBox="0 0 0 0" draw:glue-points="?f0 0 0 ?f1 ?f0 ?f2 ?f3 ?f1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box 89" draw:style-name="gr19" draw:text-style-name="P83" svg:width="5.728cm" svg:height="0.317cm" svg:x="3.353cm" svg:y="2.353cm"><text:p text:style-name="P84" loext:marker-style-name="T102"><text:span text:style-name="T102">|</text:span><text:span text:style-name="T107"> </text:span><text:span text:style-name="T67">debian</text:span><text:span text:style-name="T102">-</text:span><text:span text:style-name="T67">sys</text:span><text:span text:style-name="T102">-</text:span><text:span text:style-name="T67">maint</text:span><text:span text:style-name="T108"> </text:span><text:span text:style-name="T102">|</text:span><text:span text:style-name="T109"> </text:span><text:span text:style-name="T71">localhost</text:span></text:p><draw:enhanced-geometry draw:mirror-horizontal="false" draw:mirror-vertical="false" svg:viewBox="0 0 0 0" draw:glue-points="?f0 0 0 ?f1 ?f0 ?f2 ?f3 ?f1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box 90" draw:style-name="gr20" draw:text-style-name="P83" svg:width="2.123cm" svg:height="0.705cm" svg:x="6.96cm" svg:y="1.575cm"><text:p text:style-name="P84" loext:marker-style-name="T102"><text:span text:style-name="T102">|</text:span><text:span text:style-name="T106"> </text:span><text:span text:style-name="T104">%</text:span></text:p><text:p text:style-name="P85" loext:marker-style-name="T102"><text:span text:style-name="T102">|</text:span><text:span text:style-name="T106"> </text:span><text:span text:style-name="T71">localhost</text:span></text:p><draw:enhanced-geometry draw:mirror-horizontal="false" draw:mirror-vertical="false" svg:viewBox="0 0 0 0" draw:glue-points="?f0 0 0 ?f1 ?f0 ?f2 ?f3 ?f1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box 91" draw:style-name="gr21" draw:text-style-name="P83" svg:width="1.174cm" svg:height="0.705cm" svg:x="3.353cm" svg:y="1.575cm"><text:p text:style-name="P84" loext:marker-style-name="T102"><text:span text:style-name="T102">|</text:span><text:span text:style-name="T106"> </text:span><text:span text:style-name="T110">root</text:span></text:p><text:p text:style-name="P85" loext:marker-style-name="T102"><text:span text:style-name="T102">|</text:span><text:span text:style-name="T106"> </text:span><text:span text:style-name="T110">root</text:span></text:p><draw:enhanced-geometry draw:mirror-horizontal="false" draw:mirror-vertical="false" svg:viewBox="0 0 0 0" draw:glue-points="?f0 0 0 ?f1 ?f0 ?f2 ?f3 ?f1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box 92" draw:style-name="gr15" draw:text-style-name="P83" svg:width="6.677cm" svg:height="0.317cm" svg:x="3.353cm" svg:y="1.19cm"><text:p text:style-name="P82" loext:marker-style-name="T102"><text:span text:style-name="T103">+------------------</text:span><text:span text:style-name="T104">+</text:span><text:span text:style-name="T105"><text:tab/></text:span><text:span text:style-name="T104">+</text:span></text:p><draw:enhanced-geometry draw:mirror-horizontal="false" draw:mirror-vertical="false" svg:viewBox="0 0 0 0" draw:glue-points="?f0 0 0 ?f1 ?f0 ?f2 ?f3 ?f1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box 93" draw:style-name="gr22" draw:text-style-name="P83" svg:width="0.225cm" svg:height="0.317cm" svg:x="9.807cm" svg:y="0.804cm"><text:p text:style-name="P84" loext:marker-style-name="T102"><text:span text:style-name="T104">|</text:span></text:p><draw:enhanced-geometry draw:mirror-horizontal="false" draw:mirror-vertical="false" svg:viewBox="0 0 0 0" draw:glue-points="?f0 0 0 ?f1 ?f0 ?f2 ?f3 ?f1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box 94" draw:style-name="gr23" draw:text-style-name="P83" svg:width="1.174cm" svg:height="0.317cm" svg:x="6.96cm" svg:y="0.804cm"><text:p text:style-name="P84" loext:marker-style-name="T102"><text:span text:style-name="T102">|</text:span><text:span text:style-name="T106"> </text:span><text:span text:style-name="T110">host</text:span></text:p><draw:enhanced-geometry draw:mirror-horizontal="false" draw:mirror-vertical="false" svg:viewBox="0 0 0 0" draw:glue-points="?f0 0 0 ?f1 ?f0 ?f2 ?f3 ?f1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box 95" draw:style-name="gr23" draw:text-style-name="P83" svg:width="1.174cm" svg:height="0.317cm" svg:x="3.353cm" svg:y="0.804cm"><text:p text:style-name="P84" loext:marker-style-name="T102"><text:span text:style-name="T102">|</text:span><text:span text:style-name="T106"> </text:span><text:span text:style-name="T110">user</text:span></text:p><draw:enhanced-geometry draw:mirror-horizontal="false" draw:mirror-vertical="false" svg:viewBox="0 0 0 0" draw:glue-points="?f0 0 0 ?f1 ?f0 ?f2 ?f3 ?f1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box 96" draw:style-name="gr15" draw:text-style-name="P83" svg:width="6.677cm" svg:height="0.317cm" svg:x="3.353cm" svg:y="0.418cm"><text:p text:style-name="P82" loext:marker-style-name="T102"><text:span text:style-name="T103">+------------------</text:span><text:span text:style-name="T104">+</text:span><text:span text:style-name="T105"><text:tab/></text:span><text:span text:style-name="T104">+</text:span></text:p><draw:enhanced-geometry draw:mirror-horizontal="false" draw:mirror-vertical="false" svg:viewBox="0 0 0 0" draw:glue-points="?f0 0 0 ?f1 ?f0 ?f2 ?f3 ?f1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box 97" draw:style-name="gr24" draw:text-style-name="P83" svg:width="0.193cm" svg:height="3.537cm" svg:x="2.845cm" svg:y="0.338cm"><text:p text:style-name="P86" loext:marker-style-name="T111"><text:span text:style-name="T112">1</text:span><text:span text:style-name="T112"/></text:p><text:p text:style-name="P87" loext:marker-style-name="T111"><text:span text:style-name="T112">2</text:span><text:span text:style-name="T112"/></text:p><text:p text:style-name="P87" loext:marker-style-name="T111"><text:span text:style-name="T112">3</text:span><text:span text:style-name="T112"/></text:p><text:p text:style-name="P88" loext:marker-style-name="T111"><text:span text:style-name="T112">4</text:span><text:span text:style-name="T112"/></text:p><text:p text:style-name="P87" loext:marker-style-name="T111"><text:span text:style-name="T112">5</text:span><text:span text:style-name="T112"/></text:p><text:p text:style-name="P87" loext:marker-style-name="T111"><text:span text:style-name="T112">6</text:span><text:span text:style-name="T112"/></text:p><text:p text:style-name="P87" loext:marker-style-name="T111"><text:span text:style-name="T112">7</text:span><text:span text:style-name="T112"/></text:p><text:p text:style-name="P87" loext:marker-style-name="T111"><text:span text:style-name="T112">8</text:span><text:span text:style-name="T112"/></text:p><text:p text:style-name="P87" loext:marker-style-name="T111"><text:span text:style-name="T112">9</text:span></text:p><draw:enhanced-geometry draw:mirror-horizontal="false" draw:mirror-vertical="false" svg:viewBox="0 0 0 0" draw:glue-points="?f0 0 0 ?f1 ?f0 ?f2 ?f3 ?f1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text:p>
      <text:p text:style-name="P89"/>
      <text:p text:style-name="P89">El usuario root puede conectar desde cualquier máquina</text:p>
      <text:p text:style-name="P90"/>
      <text:list text:continue-numbering="true" text:style-name="WWNum2">
        <text:list-item>
          <text:list>
            <text:list-item>
              <text:h text:style-name="P91" text:outline-level="3"><text:bookmark text:name="_bookmark2"/><text:bookmark text:name="Práctica con MySQL"/><text:span text:style-name="T113">Práctica</text:span><text:span text:style-name="T114"> </text:span><text:span text:style-name="T113">con</text:span><text:span text:style-name="T115"> </text:span><text:span text:style-name="T113">MySQL</text:span></text:h>
            </text:list-item>
          </text:list>
        </text:list-item>
      </text:list>
      <text:p text:style-name="P92"/>
      <text:p text:style-name="P93"><text:span text:style-name="T20">Ejecute</text:span><text:span text:style-name="T116"> </text:span><text:span text:style-name="T20">el</text:span><text:span text:style-name="T117"> </text:span><text:span text:style-name="T20">siguiente</text:span><text:span text:style-name="T116"> </text:span><text:span text:style-name="T20">script</text:span><text:span text:style-name="T117"> </text:span><text:span text:style-name="T20">para</text:span><text:span text:style-name="T116"> </text:span><text:span text:style-name="T20">crear</text:span><text:span text:style-name="T117"> </text:span><text:span text:style-name="T20">una</text:span><text:span text:style-name="T116"> </text:span><text:span text:style-name="T20">base</text:span><text:span text:style-name="T117"> </text:span><text:span text:style-name="T20">de</text:span><text:span text:style-name="T116"> </text:span><text:span text:style-name="T20">datos</text:span><text:span text:style-name="T117"> </text:span><text:span text:style-name="T20">llamada</text:span><text:span text:style-name="T116"> </text:span><text:span text:style-name="T118">ventas</text:span><text:span text:style-name="T20">.</text:span></text:p>
      <text:p text:style-name="P94"><draw:g text:anchor-type="char" draw:z-index="26" draw:name="Group 98" draw:style-name="gr4"><draw:custom-shape draw:name="Graphic 99" draw:style-name="gr5" draw:text-style-name="P80" svg:width="16.087cm" svg:height="0.003cm" svg:x="2.489cm" svg:y="0.349cm"><text:p/><draw:enhanced-geometry draw:mirror-horizontal="false" draw:mirror-vertical="false" svg:viewBox="0 0 0 0" drawooo:sub-view-size="5791200 0" draw:text-areas="0 0 ?f0 ?f1" draw:type="ooxml-non-primitive" draw:enhanced-path="M 0 0 L 5790628 0 N"><draw:equation draw:name="f0" draw:formula="logwidth"/><draw:equation draw:name="f1" draw:formula="logheight"/></draw:enhanced-geometry></draw:custom-shape><draw:custom-shape draw:name="Graphic 100" draw:style-name="gr6" draw:text-style-name="P80" svg:width="16.087cm" svg:height="0.075cm" svg:x="2.489cm" svg:y="0.312cm"><text:p/><draw:enhanced-geometry draw:mirror-horizontal="false" draw:mirror-vertical="false" svg:viewBox="0 0 0 0" drawooo:sub-view-size="5791200 27305 5791200 27305 5791200 27305 5791200 27305 5791200 27305" draw:text-areas="0 0 ?f0 ?f1" draw:type="ooxml-non-primitive" draw:enhanced-path="M 2539 26695 L 2539 0 N M 0 2540 L 26695 2540 N M 26695 2540 L 5763933 2540 N M 5763933 2540 L 5790628 2540 N M 5788088 26695 L 5788088 0 N"><draw:equation draw:name="f0" draw:formula="logwidth"/><draw:equation draw:name="f1" draw:formula="logheight"/></draw:enhanced-geometry></draw:custom-shape><draw:custom-shape draw:name="Graphic 101" draw:style-name="gr7" draw:text-style-name="P80" svg:width="0.003cm" svg:height="0.387cm" svg:x="2.533cm" svg:y="0.386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102" draw:style-name="gr8" draw:text-style-name="P80" svg:width="0.003cm" svg:height="0.387cm" svg:x="2.496cm" svg:y="0.386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103" draw:style-name="gr9" draw:text-style-name="P80" svg:width="0.003cm" svg:height="0.387cm" svg:x="2.496cm" svg:y="0.386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104" draw:style-name="gr10" draw:text-style-name="P81" svg:width="15.938cm" svg:height="0.387cm" svg:x="2.563cm" svg:y="0.386cm"><text:p/><draw:enhanced-geometry draw:mirror-horizontal="false" draw:mirror-vertical="false" svg:viewBox="0 0 0 0" drawooo:sub-view-size="5737225 139700" draw:text-areas="0 0 ?f0 ?f1" draw:type="ooxml-non-primitive" draw:enhanced-path="M 5737225 0 L 0 0 0 139179 5737225 139179 5737225 0 Z N"><draw:equation draw:name="f0" draw:formula="logwidth"/><draw:equation draw:name="f1" draw:formula="logheight"/></draw:enhanced-geometry></draw:custom-shape><draw:custom-shape draw:name="Graphic 105" draw:style-name="gr7" draw:text-style-name="P80" svg:width="0.003cm" svg:height="0.387cm" svg:x="18.532cm" svg:y="0.386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106" draw:style-name="gr8" draw:text-style-name="P80" svg:width="0.003cm" svg:height="0.387cm" svg:x="18.569cm" svg:y="0.386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107" draw:style-name="gr9" draw:text-style-name="P80" svg:width="0.003cm" svg:height="0.387cm" svg:x="18.569cm" svg:y="0.386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108" draw:style-name="gr7" draw:text-style-name="P80" svg:width="0.003cm" svg:height="0.387cm" svg:x="2.533cm" svg:y="0.772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109" draw:style-name="gr8" draw:text-style-name="P80" svg:width="0.003cm" svg:height="0.387cm" svg:x="2.496cm" svg:y="0.772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110" draw:style-name="gr9" draw:text-style-name="P80" svg:width="0.003cm" svg:height="0.387cm" svg:x="2.496cm" svg:y="0.772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111" draw:style-name="gr10" draw:text-style-name="P81" svg:width="15.938cm" svg:height="0.387cm" svg:x="2.563cm" svg:y="0.772cm"><text:p/><draw:enhanced-geometry draw:mirror-horizontal="false" draw:mirror-vertical="false" svg:viewBox="0 0 0 0" drawooo:sub-view-size="5737225 139700" draw:text-areas="0 0 ?f0 ?f1" draw:type="ooxml-non-primitive" draw:enhanced-path="M 5737225 0 L 0 0 0 139179 5737225 139179 5737225 0 Z N"><draw:equation draw:name="f0" draw:formula="logwidth"/><draw:equation draw:name="f1" draw:formula="logheight"/></draw:enhanced-geometry></draw:custom-shape><draw:custom-shape draw:name="Graphic 112" draw:style-name="gr7" draw:text-style-name="P80" svg:width="0.003cm" svg:height="0.387cm" svg:x="18.532cm" svg:y="0.772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113" draw:style-name="gr8" draw:text-style-name="P80" svg:width="0.003cm" svg:height="0.387cm" svg:x="18.569cm" svg:y="0.772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114" draw:style-name="gr9" draw:text-style-name="P80" svg:width="0.003cm" svg:height="0.387cm" svg:x="18.569cm" svg:y="0.772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115" draw:style-name="gr11" draw:text-style-name="P80" svg:width="0.003cm" svg:height="0.389cm" svg:x="2.533cm" svg:y="1.159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116" draw:style-name="gr12" draw:text-style-name="P80" svg:width="0.003cm" svg:height="0.389cm" svg:x="2.496cm" svg:y="1.159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117" draw:style-name="gr13" draw:text-style-name="P80" svg:width="0.003cm" svg:height="0.389cm" svg:x="2.496cm" svg:y="1.159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118" draw:style-name="gr14" draw:text-style-name="P81" svg:width="15.938cm" svg:height="0.389cm" svg:x="2.563cm" svg:y="1.159cm"><text:p/><draw:enhanced-geometry draw:mirror-horizontal="false" draw:mirror-vertical="false" svg:viewBox="0 0 0 0" drawooo:sub-view-size="5737225 139700" draw:text-areas="0 0 ?f0 ?f1" draw:type="ooxml-non-primitive" draw:enhanced-path="M 5737225 0 L 0 0 0 139179 5737225 139179 5737225 0 Z N"><draw:equation draw:name="f0" draw:formula="logwidth"/><draw:equation draw:name="f1" draw:formula="logheight"/></draw:enhanced-geometry></draw:custom-shape><draw:custom-shape draw:name="Graphic 119" draw:style-name="gr11" draw:text-style-name="P80" svg:width="0.003cm" svg:height="0.389cm" svg:x="18.532cm" svg:y="1.159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120" draw:style-name="gr12" draw:text-style-name="P80" svg:width="0.003cm" svg:height="0.389cm" svg:x="18.569cm" svg:y="1.159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121" draw:style-name="gr13" draw:text-style-name="P80" svg:width="0.003cm" svg:height="0.389cm" svg:x="18.569cm" svg:y="1.159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122" draw:style-name="gr7" draw:text-style-name="P80" svg:width="0.003cm" svg:height="0.387cm" svg:x="2.533cm" svg:y="1.547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123" draw:style-name="gr8" draw:text-style-name="P80" svg:width="0.003cm" svg:height="0.387cm" svg:x="2.496cm" svg:y="1.547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124" draw:style-name="gr9" draw:text-style-name="P80" svg:width="0.003cm" svg:height="0.387cm" svg:x="2.496cm" svg:y="1.547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125" draw:style-name="gr10" draw:text-style-name="P81" svg:width="15.938cm" svg:height="0.387cm" svg:x="2.563cm" svg:y="1.547cm"><text:p/><draw:enhanced-geometry draw:mirror-horizontal="false" draw:mirror-vertical="false" svg:viewBox="0 0 0 0" drawooo:sub-view-size="5737225 139700" draw:text-areas="0 0 ?f0 ?f1" draw:type="ooxml-non-primitive" draw:enhanced-path="M 5737225 0 L 0 0 0 139179 5737225 139179 5737225 0 Z N"><draw:equation draw:name="f0" draw:formula="logwidth"/><draw:equation draw:name="f1" draw:formula="logheight"/></draw:enhanced-geometry></draw:custom-shape><draw:custom-shape draw:name="Graphic 126" draw:style-name="gr7" draw:text-style-name="P80" svg:width="0.003cm" svg:height="0.387cm" svg:x="18.532cm" svg:y="1.547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127" draw:style-name="gr8" draw:text-style-name="P80" svg:width="0.003cm" svg:height="0.387cm" svg:x="18.569cm" svg:y="1.547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128" draw:style-name="gr9" draw:text-style-name="P80" svg:width="0.003cm" svg:height="0.387cm" svg:x="18.569cm" svg:y="1.547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129" draw:style-name="gr7" draw:text-style-name="P80" svg:width="0.003cm" svg:height="0.387cm" svg:x="2.533cm" svg:y="1.935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130" draw:style-name="gr8" draw:text-style-name="P80" svg:width="0.003cm" svg:height="0.387cm" svg:x="2.496cm" svg:y="1.935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131" draw:style-name="gr9" draw:text-style-name="P80" svg:width="0.003cm" svg:height="0.387cm" svg:x="2.496cm" svg:y="1.935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132" draw:style-name="gr10" draw:text-style-name="P81" svg:width="15.938cm" svg:height="0.387cm" svg:x="2.563cm" svg:y="1.935cm"><text:p/><draw:enhanced-geometry draw:mirror-horizontal="false" draw:mirror-vertical="false" svg:viewBox="0 0 0 0" drawooo:sub-view-size="5737225 139700" draw:text-areas="0 0 ?f0 ?f1" draw:type="ooxml-non-primitive" draw:enhanced-path="M 5737225 0 L 0 0 0 139179 5737225 139179 5737225 0 Z N"><draw:equation draw:name="f0" draw:formula="logwidth"/><draw:equation draw:name="f1" draw:formula="logheight"/></draw:enhanced-geometry></draw:custom-shape><draw:custom-shape draw:name="Graphic 133" draw:style-name="gr7" draw:text-style-name="P80" svg:width="0.003cm" svg:height="0.387cm" svg:x="18.532cm" svg:y="1.935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134" draw:style-name="gr8" draw:text-style-name="P80" svg:width="0.003cm" svg:height="0.387cm" svg:x="18.569cm" svg:y="1.935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135" draw:style-name="gr9" draw:text-style-name="P80" svg:width="0.003cm" svg:height="0.387cm" svg:x="18.569cm" svg:y="1.935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Textbox 136" draw:style-name="gr25" draw:text-style-name="P83" svg:width="0.193cm" svg:height="1.99cm" svg:x="2.845cm" svg:y="0.34cm"><text:p text:style-name="P86" loext:marker-style-name="T111"><text:span text:style-name="T112">1</text:span><text:span text:style-name="T112"/></text:p><text:p text:style-name="P87" loext:marker-style-name="T111"><text:span text:style-name="T112">2</text:span><text:span text:style-name="T112"/></text:p><text:p text:style-name="P87" loext:marker-style-name="T111"><text:span text:style-name="T112">3</text:span><text:span text:style-name="T112"/></text:p><text:p text:style-name="P88" loext:marker-style-name="T111"><text:span text:style-name="T112">4</text:span><text:span text:style-name="T112"/></text:p><text:p text:style-name="P87" loext:marker-style-name="T111"><text:span text:style-name="T112">5</text:span></text:p><draw:enhanced-geometry draw:mirror-horizontal="false" draw:mirror-vertical="false" svg:viewBox="0 0 0 0" draw:glue-points="?f0 0 0 ?f1 ?f0 ?f2 ?f3 ?f1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box 137" draw:style-name="gr26" draw:text-style-name="P83" svg:width="8.388cm" svg:height="1.103cm" svg:x="3.353cm" svg:y="0.407cm"><text:p text:style-name="P95" loext:marker-style-name="T102"><text:span text:style-name="T65">DROP</text:span><text:span text:style-name="T70"> </text:span><text:span text:style-name="T67">DATABASE</text:span><text:span text:style-name="T68"> </text:span><text:span text:style-name="T67">IF</text:span><text:span text:style-name="T119"> </text:span><text:span text:style-name="T65">EXISTS</text:span><text:span text:style-name="T66"> </text:span><text:span text:style-name="T71">ventas</text:span><text:span text:style-name="T103">;</text:span></text:p><text:p text:style-name="P96" loext:marker-style-name="T102"><text:span text:style-name="T65">CREATE</text:span><text:span text:style-name="T120"> </text:span><text:span text:style-name="T67">DATABASE</text:span><text:span text:style-name="T108"> </text:span><text:span text:style-name="T67">ventas</text:span><text:span text:style-name="T108"> </text:span><text:span text:style-name="T121">CHARACTER</text:span><text:span text:style-name="T122"> </text:span><text:span text:style-name="T65">SET</text:span><text:span text:style-name="T120"> </text:span><text:span text:style-name="T71">latin1</text:span><text:span text:style-name="T103">;</text:span></text:p><text:p text:style-name="P97" loext:marker-style-name="T102"><text:span text:style-name="T67">USE</text:span><text:span text:style-name="T123"> </text:span><text:span text:style-name="T71">ventas</text:span><text:span text:style-name="T103">;</text:span></text:p><draw:enhanced-geometry draw:mirror-horizontal="false" draw:mirror-vertical="false" svg:viewBox="0 0 0 0" draw:glue-points="?f0 0 0 ?f1 ?f0 ?f2 ?f3 ?f1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box 138" draw:style-name="gr27" draw:text-style-name="P83" svg:width="4.211cm" svg:height="0.329cm" svg:x="3.353cm" svg:y="1.954cm"><text:p text:style-name="P98" loext:marker-style-name="T102"><text:span text:style-name="T65">CREATE</text:span><text:span text:style-name="T120"> </text:span><text:span text:style-name="T65">TABLE</text:span><text:span text:style-name="T70"> </text:span><text:span text:style-name="T67">cliente</text:span><text:span text:style-name="T108"> </text:span><text:span text:style-name="T104">(</text:span></text:p><draw:enhanced-geometry draw:mirror-horizontal="false" draw:mirror-vertical="false" svg:viewBox="0 0 0 0" draw:glue-points="?f0 0 0 ?f1 ?f0 ?f2 ?f3 ?f1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text:p>
      <text:p text:style-name="P99"><draw:g text:anchor-type="as-char" draw:z-index="29" draw:name="Group 139" draw:style-name="gr28"><draw:custom-shape draw:name="Graphic 140" draw:style-name="gr29" draw:text-style-name="P80" svg:width="0.003cm" svg:height="0.387cm" svg:x="0.044cm" svg:y="0.046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141" draw:style-name="gr30" draw:text-style-name="P80" svg:width="0.003cm" svg:height="0.387cm" svg:x="0.007cm" svg:y="0.046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142" draw:style-name="gr31" draw:text-style-name="P80" svg:width="0.003cm" svg:height="0.387cm" svg:x="0.007cm" svg:y="0.046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143" draw:style-name="gr32" draw:text-style-name="P81" svg:width="15.938cm" svg:height="0.387cm" svg:x="0.074cm" svg:y="0.046cm"><text:p/><draw:enhanced-geometry draw:mirror-horizontal="false" draw:mirror-vertical="false" svg:viewBox="0 0 0 0" drawooo:sub-view-size="5737225 139700" draw:text-areas="0 0 ?f0 ?f1" draw:type="ooxml-non-primitive" draw:enhanced-path="M 5737225 0 L 0 0 0 139179 5737225 139179 5737225 0 Z N"><draw:equation draw:name="f0" draw:formula="logwidth"/><draw:equation draw:name="f1" draw:formula="logheight"/></draw:enhanced-geometry></draw:custom-shape><draw:custom-shape draw:name="Graphic 144" draw:style-name="gr29" draw:text-style-name="P80" svg:width="0.003cm" svg:height="0.387cm" svg:x="16.043cm" svg:y="0.046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145" draw:style-name="gr30" draw:text-style-name="P80" svg:width="0.003cm" svg:height="0.387cm" svg:x="16.08cm" svg:y="0.046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146" draw:style-name="gr31" draw:text-style-name="P80" svg:width="0.003cm" svg:height="0.387cm" svg:x="16.08cm" svg:y="0.046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147" draw:style-name="gr29" draw:text-style-name="P80" svg:width="0.003cm" svg:height="0.387cm" svg:x="0.044cm" svg:y="0.432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148" draw:style-name="gr30" draw:text-style-name="P80" svg:width="0.003cm" svg:height="0.387cm" svg:x="0.007cm" svg:y="0.432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149" draw:style-name="gr31" draw:text-style-name="P80" svg:width="0.003cm" svg:height="0.387cm" svg:x="0.007cm" svg:y="0.432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150" draw:style-name="gr32" draw:text-style-name="P81" svg:width="15.938cm" svg:height="0.387cm" svg:x="0.074cm" svg:y="0.432cm"><text:p/><draw:enhanced-geometry draw:mirror-horizontal="false" draw:mirror-vertical="false" svg:viewBox="0 0 0 0" drawooo:sub-view-size="5737225 139700" draw:text-areas="0 0 ?f0 ?f1" draw:type="ooxml-non-primitive" draw:enhanced-path="M 5737225 0 L 0 0 0 139179 5737225 139179 5737225 0 Z N"><draw:equation draw:name="f0" draw:formula="logwidth"/><draw:equation draw:name="f1" draw:formula="logheight"/></draw:enhanced-geometry></draw:custom-shape><draw:custom-shape draw:name="Graphic 151" draw:style-name="gr29" draw:text-style-name="P80" svg:width="0.003cm" svg:height="0.387cm" svg:x="16.043cm" svg:y="0.432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152" draw:style-name="gr30" draw:text-style-name="P80" svg:width="0.003cm" svg:height="0.387cm" svg:x="16.08cm" svg:y="0.432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153" draw:style-name="gr31" draw:text-style-name="P80" svg:width="0.003cm" svg:height="0.387cm" svg:x="16.08cm" svg:y="0.432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154" draw:style-name="gr29" draw:text-style-name="P80" svg:width="0.003cm" svg:height="0.387cm" svg:x="0.044cm" svg:y="0.818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155" draw:style-name="gr30" draw:text-style-name="P80" svg:width="0.003cm" svg:height="0.387cm" svg:x="0.007cm" svg:y="0.818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156" draw:style-name="gr31" draw:text-style-name="P80" svg:width="0.003cm" svg:height="0.387cm" svg:x="0.007cm" svg:y="0.818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157" draw:style-name="gr32" draw:text-style-name="P81" svg:width="15.938cm" svg:height="0.387cm" svg:x="0.074cm" svg:y="0.818cm"><text:p/><draw:enhanced-geometry draw:mirror-horizontal="false" draw:mirror-vertical="false" svg:viewBox="0 0 0 0" drawooo:sub-view-size="5737225 139700" draw:text-areas="0 0 ?f0 ?f1" draw:type="ooxml-non-primitive" draw:enhanced-path="M 5737225 0 L 0 0 0 139179 5737225 139179 5737225 0 Z N"><draw:equation draw:name="f0" draw:formula="logwidth"/><draw:equation draw:name="f1" draw:formula="logheight"/></draw:enhanced-geometry></draw:custom-shape><draw:custom-shape draw:name="Graphic 158" draw:style-name="gr29" draw:text-style-name="P80" svg:width="0.003cm" svg:height="0.387cm" svg:x="16.043cm" svg:y="0.818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159" draw:style-name="gr30" draw:text-style-name="P80" svg:width="0.003cm" svg:height="0.387cm" svg:x="16.08cm" svg:y="0.818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160" draw:style-name="gr31" draw:text-style-name="P80" svg:width="0.003cm" svg:height="0.387cm" svg:x="16.08cm" svg:y="0.818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161" draw:style-name="gr29" draw:text-style-name="P80" svg:width="0.003cm" svg:height="0.387cm" svg:x="0.044cm" svg:y="1.205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162" draw:style-name="gr30" draw:text-style-name="P80" svg:width="0.003cm" svg:height="0.387cm" svg:x="0.007cm" svg:y="1.205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163" draw:style-name="gr31" draw:text-style-name="P80" svg:width="0.003cm" svg:height="0.387cm" svg:x="0.007cm" svg:y="1.205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164" draw:style-name="gr32" draw:text-style-name="P81" svg:width="15.938cm" svg:height="0.387cm" svg:x="0.074cm" svg:y="1.205cm"><text:p/><draw:enhanced-geometry draw:mirror-horizontal="false" draw:mirror-vertical="false" svg:viewBox="0 0 0 0" drawooo:sub-view-size="5737225 139700" draw:text-areas="0 0 ?f0 ?f1" draw:type="ooxml-non-primitive" draw:enhanced-path="M 5737225 0 L 0 0 0 139179 5737225 139179 5737225 0 Z N"><draw:equation draw:name="f0" draw:formula="logwidth"/><draw:equation draw:name="f1" draw:formula="logheight"/></draw:enhanced-geometry></draw:custom-shape><draw:custom-shape draw:name="Graphic 165" draw:style-name="gr29" draw:text-style-name="P80" svg:width="0.003cm" svg:height="0.387cm" svg:x="16.043cm" svg:y="1.205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166" draw:style-name="gr30" draw:text-style-name="P80" svg:width="0.003cm" svg:height="0.387cm" svg:x="16.08cm" svg:y="1.205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167" draw:style-name="gr31" draw:text-style-name="P80" svg:width="0.003cm" svg:height="0.387cm" svg:x="16.08cm" svg:y="1.205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168" draw:style-name="gr29" draw:text-style-name="P80" svg:width="0.003cm" svg:height="0.387cm" svg:x="0.044cm" svg:y="1.593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169" draw:style-name="gr30" draw:text-style-name="P80" svg:width="0.003cm" svg:height="0.387cm" svg:x="0.007cm" svg:y="1.593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170" draw:style-name="gr31" draw:text-style-name="P80" svg:width="0.003cm" svg:height="0.387cm" svg:x="0.007cm" svg:y="1.593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171" draw:style-name="gr32" draw:text-style-name="P81" svg:width="15.938cm" svg:height="0.387cm" svg:x="0.074cm" svg:y="1.593cm"><text:p/><draw:enhanced-geometry draw:mirror-horizontal="false" draw:mirror-vertical="false" svg:viewBox="0 0 0 0" drawooo:sub-view-size="5737225 139700" draw:text-areas="0 0 ?f0 ?f1" draw:type="ooxml-non-primitive" draw:enhanced-path="M 5737225 0 L 0 0 0 139179 5737225 139179 5737225 0 Z N"><draw:equation draw:name="f0" draw:formula="logwidth"/><draw:equation draw:name="f1" draw:formula="logheight"/></draw:enhanced-geometry></draw:custom-shape><draw:custom-shape draw:name="Graphic 172" draw:style-name="gr29" draw:text-style-name="P80" svg:width="0.003cm" svg:height="0.387cm" svg:x="16.043cm" svg:y="1.593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173" draw:style-name="gr30" draw:text-style-name="P80" svg:width="0.003cm" svg:height="0.387cm" svg:x="16.08cm" svg:y="1.593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174" draw:style-name="gr31" draw:text-style-name="P80" svg:width="0.003cm" svg:height="0.387cm" svg:x="16.08cm" svg:y="1.593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175" draw:style-name="gr29" draw:text-style-name="P80" svg:width="0.003cm" svg:height="0.387cm" svg:x="0.044cm" svg:y="1.979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176" draw:style-name="gr30" draw:text-style-name="P80" svg:width="0.003cm" svg:height="0.387cm" svg:x="0.007cm" svg:y="1.979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177" draw:style-name="gr31" draw:text-style-name="P80" svg:width="0.003cm" svg:height="0.387cm" svg:x="0.007cm" svg:y="1.979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178" draw:style-name="gr32" draw:text-style-name="P81" svg:width="15.938cm" svg:height="0.387cm" svg:x="0.074cm" svg:y="1.979cm"><text:p/><draw:enhanced-geometry draw:mirror-horizontal="false" draw:mirror-vertical="false" svg:viewBox="0 0 0 0" drawooo:sub-view-size="5737225 139700" draw:text-areas="0 0 ?f0 ?f1" draw:type="ooxml-non-primitive" draw:enhanced-path="M 5737225 0 L 0 0 0 139179 5737225 139179 5737225 0 Z N"><draw:equation draw:name="f0" draw:formula="logwidth"/><draw:equation draw:name="f1" draw:formula="logheight"/></draw:enhanced-geometry></draw:custom-shape><draw:custom-shape draw:name="Graphic 179" draw:style-name="gr29" draw:text-style-name="P80" svg:width="0.003cm" svg:height="0.387cm" svg:x="16.043cm" svg:y="1.979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180" draw:style-name="gr30" draw:text-style-name="P80" svg:width="0.003cm" svg:height="0.387cm" svg:x="16.08cm" svg:y="1.979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181" draw:style-name="gr31" draw:text-style-name="P80" svg:width="0.003cm" svg:height="0.387cm" svg:x="16.08cm" svg:y="1.979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182" draw:style-name="gr29" draw:text-style-name="P80" svg:width="0.003cm" svg:height="0.387cm" svg:x="0.044cm" svg:y="2.365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183" draw:style-name="gr30" draw:text-style-name="P80" svg:width="0.003cm" svg:height="0.387cm" svg:x="0.007cm" svg:y="2.365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184" draw:style-name="gr31" draw:text-style-name="P80" svg:width="0.003cm" svg:height="0.387cm" svg:x="0.007cm" svg:y="2.365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185" draw:style-name="gr32" draw:text-style-name="P81" svg:width="15.938cm" svg:height="0.387cm" svg:x="0.074cm" svg:y="2.365cm"><text:p/><draw:enhanced-geometry draw:mirror-horizontal="false" draw:mirror-vertical="false" svg:viewBox="0 0 0 0" drawooo:sub-view-size="5737225 139700" draw:text-areas="0 0 ?f0 ?f1" draw:type="ooxml-non-primitive" draw:enhanced-path="M 5737225 0 L 0 0 0 139179 5737225 139179 5737225 0 Z N"><draw:equation draw:name="f0" draw:formula="logwidth"/><draw:equation draw:name="f1" draw:formula="logheight"/></draw:enhanced-geometry></draw:custom-shape><draw:custom-shape draw:name="Graphic 186" draw:style-name="gr29" draw:text-style-name="P80" svg:width="0.003cm" svg:height="0.387cm" svg:x="16.043cm" svg:y="2.365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187" draw:style-name="gr30" draw:text-style-name="P80" svg:width="0.003cm" svg:height="0.387cm" svg:x="16.08cm" svg:y="2.365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188" draw:style-name="gr31" draw:text-style-name="P80" svg:width="0.003cm" svg:height="0.387cm" svg:x="16.08cm" svg:y="2.365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189" draw:style-name="gr29" draw:text-style-name="P80" svg:width="0.003cm" svg:height="0.387cm" svg:x="0.044cm" svg:y="2.752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190" draw:style-name="gr30" draw:text-style-name="P80" svg:width="0.003cm" svg:height="0.387cm" svg:x="0.007cm" svg:y="2.752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191" draw:style-name="gr31" draw:text-style-name="P80" svg:width="0.003cm" svg:height="0.387cm" svg:x="0.007cm" svg:y="2.752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192" draw:style-name="gr32" draw:text-style-name="P81" svg:width="15.938cm" svg:height="0.387cm" svg:x="0.074cm" svg:y="2.752cm"><text:p/><draw:enhanced-geometry draw:mirror-horizontal="false" draw:mirror-vertical="false" svg:viewBox="0 0 0 0" drawooo:sub-view-size="5737225 139700" draw:text-areas="0 0 ?f0 ?f1" draw:type="ooxml-non-primitive" draw:enhanced-path="M 5737225 0 L 0 0 0 139179 5737225 139179 5737225 0 Z N"><draw:equation draw:name="f0" draw:formula="logwidth"/><draw:equation draw:name="f1" draw:formula="logheight"/></draw:enhanced-geometry></draw:custom-shape><draw:custom-shape draw:name="Graphic 193" draw:style-name="gr29" draw:text-style-name="P80" svg:width="0.003cm" svg:height="0.387cm" svg:x="16.043cm" svg:y="2.752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194" draw:style-name="gr30" draw:text-style-name="P80" svg:width="0.003cm" svg:height="0.387cm" svg:x="16.08cm" svg:y="2.752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195" draw:style-name="gr31" draw:text-style-name="P80" svg:width="0.003cm" svg:height="0.387cm" svg:x="16.08cm" svg:y="2.752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196" draw:style-name="gr29" draw:text-style-name="P80" svg:width="0.003cm" svg:height="0.387cm" svg:x="0.044cm" svg:y="3.138cm"><text:p/><draw:enhanced-geometry draw:mirror-horizontal="false" draw:mirror-vertical="false" svg:viewBox="0 0 0 0" drawooo:sub-view-size="0 139700" draw:text-areas="0 0 ?f0 ?f1" draw:type="ooxml-non-primitive" draw:enhanced-path="M 0 139166 L 0 0 N"><draw:equation draw:name="f0" draw:formula="logwidth"/><draw:equation draw:name="f1" draw:formula="logheight"/></draw:enhanced-geometry></draw:custom-shape><draw:custom-shape draw:name="Graphic 197" draw:style-name="gr30" draw:text-style-name="P80" svg:width="0.003cm" svg:height="0.387cm" svg:x="0.007cm" svg:y="3.138cm"><text:p/><draw:enhanced-geometry draw:mirror-horizontal="false" draw:mirror-vertical="false" svg:viewBox="0 0 0 0" drawooo:sub-view-size="0 139700" draw:text-areas="0 0 ?f0 ?f1" draw:type="ooxml-non-primitive" draw:enhanced-path="M 0 139166 L 0 0 N"><draw:equation draw:name="f0" draw:formula="logwidth"/><draw:equation draw:name="f1" draw:formula="logheight"/></draw:enhanced-geometry></draw:custom-shape><draw:custom-shape draw:name="Graphic 198" draw:style-name="gr31" draw:text-style-name="P80" svg:width="0.003cm" svg:height="0.387cm" svg:x="0.007cm" svg:y="3.138cm"><text:p/><draw:enhanced-geometry draw:mirror-horizontal="false" draw:mirror-vertical="false" svg:viewBox="0 0 0 0" drawooo:sub-view-size="0 139700" draw:text-areas="0 0 ?f0 ?f1" draw:type="ooxml-non-primitive" draw:enhanced-path="M 0 139166 L 0 0 N"><draw:equation draw:name="f0" draw:formula="logwidth"/><draw:equation draw:name="f1" draw:formula="logheight"/></draw:enhanced-geometry></draw:custom-shape><draw:custom-shape draw:name="Graphic 199" draw:style-name="gr32" draw:text-style-name="P81" svg:width="15.938cm" svg:height="0.387cm" svg:x="0.074cm" svg:y="3.138cm"><text:p/><draw:enhanced-geometry draw:mirror-horizontal="false" draw:mirror-vertical="false" svg:viewBox="0 0 0 0" drawooo:sub-view-size="5737225 139700" draw:text-areas="0 0 ?f0 ?f1" draw:type="ooxml-non-primitive" draw:enhanced-path="M 5737225 0 L 0 0 0 139179 5737225 139179 5737225 0 Z N"><draw:equation draw:name="f0" draw:formula="logwidth"/><draw:equation draw:name="f1" draw:formula="logheight"/></draw:enhanced-geometry></draw:custom-shape><draw:custom-shape draw:name="Graphic 200" draw:style-name="gr29" draw:text-style-name="P80" svg:width="0.003cm" svg:height="0.387cm" svg:x="16.043cm" svg:y="3.138cm"><text:p/><draw:enhanced-geometry draw:mirror-horizontal="false" draw:mirror-vertical="false" svg:viewBox="0 0 0 0" drawooo:sub-view-size="0 139700" draw:text-areas="0 0 ?f0 ?f1" draw:type="ooxml-non-primitive" draw:enhanced-path="M 0 139166 L 0 0 N"><draw:equation draw:name="f0" draw:formula="logwidth"/><draw:equation draw:name="f1" draw:formula="logheight"/></draw:enhanced-geometry></draw:custom-shape><draw:custom-shape draw:name="Graphic 201" draw:style-name="gr30" draw:text-style-name="P80" svg:width="0.003cm" svg:height="0.387cm" svg:x="16.08cm" svg:y="3.138cm"><text:p/><draw:enhanced-geometry draw:mirror-horizontal="false" draw:mirror-vertical="false" svg:viewBox="0 0 0 0" drawooo:sub-view-size="0 139700" draw:text-areas="0 0 ?f0 ?f1" draw:type="ooxml-non-primitive" draw:enhanced-path="M 0 139166 L 0 0 N"><draw:equation draw:name="f0" draw:formula="logwidth"/><draw:equation draw:name="f1" draw:formula="logheight"/></draw:enhanced-geometry></draw:custom-shape><draw:custom-shape draw:name="Graphic 202" draw:style-name="gr31" draw:text-style-name="P80" svg:width="0.003cm" svg:height="0.387cm" svg:x="16.08cm" svg:y="3.138cm"><text:p/><draw:enhanced-geometry draw:mirror-horizontal="false" draw:mirror-vertical="false" svg:viewBox="0 0 0 0" drawooo:sub-view-size="0 139700" draw:text-areas="0 0 ?f0 ?f1" draw:type="ooxml-non-primitive" draw:enhanced-path="M 0 139166 L 0 0 N"><draw:equation draw:name="f0" draw:formula="logwidth"/><draw:equation draw:name="f1" draw:formula="logheight"/></draw:enhanced-geometry></draw:custom-shape><draw:custom-shape draw:name="Graphic 203" draw:style-name="gr29" draw:text-style-name="P80" svg:width="0.003cm" svg:height="0.387cm" svg:x="0.044cm" svg:y="3.526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204" draw:style-name="gr30" draw:text-style-name="P80" svg:width="0.003cm" svg:height="0.387cm" svg:x="0.007cm" svg:y="3.526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205" draw:style-name="gr31" draw:text-style-name="P80" svg:width="0.003cm" svg:height="0.387cm" svg:x="0.007cm" svg:y="3.526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206" draw:style-name="gr32" draw:text-style-name="P81" svg:width="15.938cm" svg:height="0.387cm" svg:x="0.074cm" svg:y="3.526cm"><text:p/><draw:enhanced-geometry draw:mirror-horizontal="false" draw:mirror-vertical="false" svg:viewBox="0 0 0 0" drawooo:sub-view-size="5737225 139700" draw:text-areas="0 0 ?f0 ?f1" draw:type="ooxml-non-primitive" draw:enhanced-path="M 5737225 0 L 0 0 0 139179 5737225 139179 5737225 0 Z N"><draw:equation draw:name="f0" draw:formula="logwidth"/><draw:equation draw:name="f1" draw:formula="logheight"/></draw:enhanced-geometry></draw:custom-shape><draw:custom-shape draw:name="Graphic 207" draw:style-name="gr29" draw:text-style-name="P80" svg:width="0.003cm" svg:height="0.387cm" svg:x="16.043cm" svg:y="3.526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208" draw:style-name="gr30" draw:text-style-name="P80" svg:width="0.003cm" svg:height="0.387cm" svg:x="16.08cm" svg:y="3.526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209" draw:style-name="gr31" draw:text-style-name="P80" svg:width="0.003cm" svg:height="0.387cm" svg:x="16.08cm" svg:y="3.526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210" draw:style-name="gr29" draw:text-style-name="P80" svg:width="0.003cm" svg:height="0.387cm" svg:x="0.044cm" svg:y="3.912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211" draw:style-name="gr30" draw:text-style-name="P80" svg:width="0.003cm" svg:height="0.387cm" svg:x="0.007cm" svg:y="3.912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212" draw:style-name="gr31" draw:text-style-name="P80" svg:width="0.003cm" svg:height="0.387cm" svg:x="0.007cm" svg:y="3.912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213" draw:style-name="gr32" draw:text-style-name="P81" svg:width="15.938cm" svg:height="0.387cm" svg:x="0.074cm" svg:y="3.912cm"><text:p/><draw:enhanced-geometry draw:mirror-horizontal="false" draw:mirror-vertical="false" svg:viewBox="0 0 0 0" drawooo:sub-view-size="5737225 139700" draw:text-areas="0 0 ?f0 ?f1" draw:type="ooxml-non-primitive" draw:enhanced-path="M 5737225 0 L 0 0 0 139179 5737225 139179 5737225 0 Z N"><draw:equation draw:name="f0" draw:formula="logwidth"/><draw:equation draw:name="f1" draw:formula="logheight"/></draw:enhanced-geometry></draw:custom-shape><draw:custom-shape draw:name="Graphic 214" draw:style-name="gr29" draw:text-style-name="P80" svg:width="0.003cm" svg:height="0.387cm" svg:x="16.043cm" svg:y="3.912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215" draw:style-name="gr30" draw:text-style-name="P80" svg:width="0.003cm" svg:height="0.387cm" svg:x="16.08cm" svg:y="3.912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216" draw:style-name="gr31" draw:text-style-name="P80" svg:width="0.003cm" svg:height="0.387cm" svg:x="16.08cm" svg:y="3.912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217" draw:style-name="gr29" draw:text-style-name="P80" svg:width="0.003cm" svg:height="0.387cm" svg:x="0.044cm" svg:y="4.299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218" draw:style-name="gr30" draw:text-style-name="P80" svg:width="0.003cm" svg:height="0.387cm" svg:x="0.007cm" svg:y="4.299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219" draw:style-name="gr31" draw:text-style-name="P80" svg:width="0.003cm" svg:height="0.387cm" svg:x="0.007cm" svg:y="4.299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220" draw:style-name="gr32" draw:text-style-name="P81" svg:width="15.938cm" svg:height="0.387cm" svg:x="0.074cm" svg:y="4.299cm"><text:p/><draw:enhanced-geometry draw:mirror-horizontal="false" draw:mirror-vertical="false" svg:viewBox="0 0 0 0" drawooo:sub-view-size="5737225 139700" draw:text-areas="0 0 ?f0 ?f1" draw:type="ooxml-non-primitive" draw:enhanced-path="M 5737225 0 L 0 0 0 139179 5737225 139179 5737225 0 Z N"><draw:equation draw:name="f0" draw:formula="logwidth"/><draw:equation draw:name="f1" draw:formula="logheight"/></draw:enhanced-geometry></draw:custom-shape><draw:custom-shape draw:name="Graphic 221" draw:style-name="gr29" draw:text-style-name="P80" svg:width="0.003cm" svg:height="0.387cm" svg:x="16.043cm" svg:y="4.299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222" draw:style-name="gr30" draw:text-style-name="P80" svg:width="0.003cm" svg:height="0.387cm" svg:x="16.08cm" svg:y="4.299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223" draw:style-name="gr31" draw:text-style-name="P80" svg:width="0.003cm" svg:height="0.387cm" svg:x="16.08cm" svg:y="4.299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224" draw:style-name="gr29" draw:text-style-name="P80" svg:width="0.003cm" svg:height="0.387cm" svg:x="0.044cm" svg:y="4.685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225" draw:style-name="gr30" draw:text-style-name="P80" svg:width="0.003cm" svg:height="0.387cm" svg:x="0.007cm" svg:y="4.685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226" draw:style-name="gr31" draw:text-style-name="P80" svg:width="0.003cm" svg:height="0.387cm" svg:x="0.007cm" svg:y="4.685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227" draw:style-name="gr32" draw:text-style-name="P81" svg:width="15.938cm" svg:height="0.387cm" svg:x="0.074cm" svg:y="4.685cm"><text:p/><draw:enhanced-geometry draw:mirror-horizontal="false" draw:mirror-vertical="false" svg:viewBox="0 0 0 0" drawooo:sub-view-size="5737225 139700" draw:text-areas="0 0 ?f0 ?f1" draw:type="ooxml-non-primitive" draw:enhanced-path="M 5737225 0 L 0 0 0 139179 5737225 139179 5737225 0 Z N"><draw:equation draw:name="f0" draw:formula="logwidth"/><draw:equation draw:name="f1" draw:formula="logheight"/></draw:enhanced-geometry></draw:custom-shape><draw:custom-shape draw:name="Graphic 228" draw:style-name="gr29" draw:text-style-name="P80" svg:width="0.003cm" svg:height="0.387cm" svg:x="16.043cm" svg:y="4.685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229" draw:style-name="gr30" draw:text-style-name="P80" svg:width="0.003cm" svg:height="0.387cm" svg:x="16.08cm" svg:y="4.685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230" draw:style-name="gr31" draw:text-style-name="P80" svg:width="0.003cm" svg:height="0.387cm" svg:x="16.08cm" svg:y="4.685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231" draw:style-name="gr29" draw:text-style-name="P80" svg:width="0.003cm" svg:height="0.387cm" svg:x="0.044cm" svg:y="5.071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232" draw:style-name="gr30" draw:text-style-name="P80" svg:width="0.003cm" svg:height="0.387cm" svg:x="0.007cm" svg:y="5.071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233" draw:style-name="gr31" draw:text-style-name="P80" svg:width="0.003cm" svg:height="0.387cm" svg:x="0.007cm" svg:y="5.071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234" draw:style-name="gr32" draw:text-style-name="P81" svg:width="15.938cm" svg:height="0.387cm" svg:x="0.074cm" svg:y="5.071cm"><text:p/><draw:enhanced-geometry draw:mirror-horizontal="false" draw:mirror-vertical="false" svg:viewBox="0 0 0 0" drawooo:sub-view-size="5737225 139700" draw:text-areas="0 0 ?f0 ?f1" draw:type="ooxml-non-primitive" draw:enhanced-path="M 5737225 0 L 0 0 0 139179 5737225 139179 5737225 0 Z N"><draw:equation draw:name="f0" draw:formula="logwidth"/><draw:equation draw:name="f1" draw:formula="logheight"/></draw:enhanced-geometry></draw:custom-shape><draw:custom-shape draw:name="Graphic 235" draw:style-name="gr29" draw:text-style-name="P80" svg:width="0.003cm" svg:height="0.387cm" svg:x="16.043cm" svg:y="5.071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236" draw:style-name="gr30" draw:text-style-name="P80" svg:width="0.003cm" svg:height="0.387cm" svg:x="16.08cm" svg:y="5.071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237" draw:style-name="gr31" draw:text-style-name="P80" svg:width="0.003cm" svg:height="0.387cm" svg:x="16.08cm" svg:y="5.071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238" draw:style-name="gr29" draw:text-style-name="P80" svg:width="0.003cm" svg:height="0.387cm" svg:x="0.044cm" svg:y="5.457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239" draw:style-name="gr30" draw:text-style-name="P80" svg:width="0.003cm" svg:height="0.387cm" svg:x="0.007cm" svg:y="5.457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240" draw:style-name="gr31" draw:text-style-name="P80" svg:width="0.003cm" svg:height="0.387cm" svg:x="0.007cm" svg:y="5.457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241" draw:style-name="gr32" draw:text-style-name="P81" svg:width="15.938cm" svg:height="0.387cm" svg:x="0.074cm" svg:y="5.457cm"><text:p/><draw:enhanced-geometry draw:mirror-horizontal="false" draw:mirror-vertical="false" svg:viewBox="0 0 0 0" drawooo:sub-view-size="5737225 139700" draw:text-areas="0 0 ?f0 ?f1" draw:type="ooxml-non-primitive" draw:enhanced-path="M 5737225 0 L 0 0 0 139179 5737225 139179 5737225 0 Z N"><draw:equation draw:name="f0" draw:formula="logwidth"/><draw:equation draw:name="f1" draw:formula="logheight"/></draw:enhanced-geometry></draw:custom-shape><draw:custom-shape draw:name="Graphic 242" draw:style-name="gr29" draw:text-style-name="P80" svg:width="0.003cm" svg:height="0.387cm" svg:x="16.043cm" svg:y="5.457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243" draw:style-name="gr30" draw:text-style-name="P80" svg:width="0.003cm" svg:height="0.387cm" svg:x="16.08cm" svg:y="5.457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244" draw:style-name="gr31" draw:text-style-name="P80" svg:width="0.003cm" svg:height="0.387cm" svg:x="16.08cm" svg:y="5.457cm"><text:p/><draw:enhanced-geometry draw:mirror-horizontal="false" draw:mirror-vertical="false" svg:viewBox="0 0 0 0" drawooo:sub-view-size="0 139700" draw:text-areas="0 0 ?f0 ?f1" draw:type="ooxml-non-primitive" draw:enhanced-path="M 0 139179 L 0 0 N"><draw:equation draw:name="f0" draw:formula="logwidth"/><draw:equation draw:name="f1" draw:formula="logheight"/></draw:enhanced-geometry></draw:custom-shape><draw:custom-shape draw:name="Graphic 245" draw:style-name="gr33" draw:text-style-name="P80" svg:width="16.087cm" svg:height="0.003cm" svg:x="0cm" svg:y="5.883cm"><text:p/><draw:enhanced-geometry draw:mirror-horizontal="false" draw:mirror-vertical="false" svg:viewBox="0 0 0 0" drawooo:sub-view-size="5791200 0" draw:text-areas="0 0 ?f0 ?f1" draw:type="ooxml-non-primitive" draw:enhanced-path="M 0 0 L 5790628 0 N"><draw:equation draw:name="f0" draw:formula="logwidth"/><draw:equation draw:name="f1" draw:formula="logheight"/></draw:enhanced-geometry></draw:custom-shape><draw:custom-shape draw:name="Graphic 246" draw:style-name="gr34" draw:text-style-name="P80" svg:width="16.087cm" svg:height="0.075cm" svg:x="0cm" svg:y="5.846cm"><text:p/><draw:enhanced-geometry draw:mirror-horizontal="false" draw:mirror-vertical="false" svg:viewBox="0 0 0 0" drawooo:sub-view-size="5791200 27305 5791200 27305 5791200 27305 5791200 27305 5791200 27305" draw:text-areas="0 0 ?f0 ?f1" draw:type="ooxml-non-primitive" draw:enhanced-path="M 2539 26695 L 2539 0 N M 0 24168 L 26695 24168 N M 26695 24168 L 5763933 24168 N M 5763933 24168 L 5790628 24168 N M 5788088 26695 L 5788088 0 N"><draw:equation draw:name="f0" draw:formula="logwidth"/><draw:equation draw:name="f1" draw:formula="logheight"/></draw:enhanced-geometry></draw:custom-shape><draw:custom-shape draw:name="Textbox 247" draw:style-name="gr35" draw:text-style-name="P83" svg:width="0.35cm" svg:height="5.855cm" svg:x="0.199cm" svg:y="0cm"><text:p text:style-name="P100" loext:marker-style-name="T111"><text:span text:style-name="T112">6</text:span><text:span text:style-name="T112"/></text:p><text:p text:style-name="P101" loext:marker-style-name="T111"><text:span text:style-name="T112">7</text:span><text:span text:style-name="T112"/></text:p><text:p text:style-name="P101" loext:marker-style-name="T111"><text:span text:style-name="T112">8</text:span><text:span text:style-name="T112"/></text:p><text:p text:style-name="P102" loext:marker-style-name="T111"><text:span text:style-name="T112">9</text:span><text:span text:style-name="T112"/></text:p><text:p text:style-name="P87" loext:marker-style-name="T111"><text:span text:style-name="T124">10</text:span><text:span text:style-name="T124"/></text:p><text:p text:style-name="P87" loext:marker-style-name="T111"><text:span text:style-name="T124">11</text:span><text:span text:style-name="T124"/></text:p><text:p text:style-name="P87" loext:marker-style-name="T111"><text:span text:style-name="T124">12</text:span><text:span text:style-name="T124"/></text:p><text:p text:style-name="P87" loext:marker-style-name="T111"><text:span text:style-name="T124">13</text:span><text:span text:style-name="T124"/></text:p><text:p text:style-name="P87" loext:marker-style-name="T111"><text:span text:style-name="T124">14</text:span><text:span text:style-name="T124"/></text:p><text:p text:style-name="P87" loext:marker-style-name="T111"><text:span text:style-name="T124">15</text:span><text:span text:style-name="T124"/></text:p><text:p text:style-name="P87" loext:marker-style-name="T111"><text:span text:style-name="T124">16</text:span><text:span text:style-name="T124"/></text:p><text:p text:style-name="P87" loext:marker-style-name="T111"><text:span text:style-name="T124">17</text:span><text:span text:style-name="T124"/></text:p><text:p text:style-name="P87" loext:marker-style-name="T111"><text:span text:style-name="T124">18</text:span><text:span text:style-name="T124"/></text:p><text:p text:style-name="P87" loext:marker-style-name="T111"><text:span text:style-name="T124">19</text:span><text:span text:style-name="T124"/></text:p><text:p text:style-name="P88" loext:marker-style-name="T111"><text:span text:style-name="T124">20</text:span></text:p><draw:enhanced-geometry draw:mirror-horizontal="false" draw:mirror-vertical="false" svg:viewBox="0 0 0 0" draw:glue-points="?f0 0 0 ?f1 ?f0 ?f2 ?f3 ?f1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box 248" draw:style-name="gr36" draw:text-style-name="P83" svg:width="8.198cm" svg:height="1.876cm" svg:x="1.245cm" svg:y="0.067cm"><text:p text:style-name="P95" loext:marker-style-name="T102"><text:span text:style-name="T67">id</text:span><text:span text:style-name="T87"> </text:span><text:span text:style-name="T121">INT</text:span><text:span text:style-name="T122"> </text:span><text:span text:style-name="T67">UNSIGNED</text:span><text:span text:style-name="T87"> </text:span><text:span text:style-name="T67">AUTO_INCREMENT</text:span><text:span text:style-name="T108"> </text:span><text:span text:style-name="T65">PRIMARY</text:span><text:span text:style-name="T120"> </text:span><text:span text:style-name="T125">KEY</text:span><text:span text:style-name="T126">,</text:span></text:p><text:p text:style-name="P96" loext:marker-style-name="T102"><text:span text:style-name="T67">nombre</text:span><text:span text:style-name="T108"> </text:span><text:span text:style-name="T127">VARCHAR</text:span><text:span text:style-name="T103">(25),</text:span></text:p><text:p text:style-name="P103" loext:marker-style-name="T102"><text:span text:style-name="T67">primer_apellido</text:span><text:span text:style-name="T128"> </text:span><text:span text:style-name="T121">VARCHAR</text:span><text:span text:style-name="T102">(15)</text:span><text:span text:style-name="T129"> </text:span><text:span text:style-name="T65">NOT</text:span><text:span text:style-name="T130"> </text:span><text:span text:style-name="T65">NULL</text:span><text:span text:style-name="T102">, </text:span><text:span text:style-name="T67">ciudad </text:span><text:span text:style-name="T121">VARCHAR</text:span><text:span text:style-name="T102">(100),</text:span></text:p><text:p text:style-name="P104" loext:marker-style-name="T102"><text:span text:style-name="T67">categoria</text:span><text:span text:style-name="T131"> </text:span><text:span text:style-name="T121">INT</text:span><text:span text:style-name="T132"> </text:span><text:span text:style-name="T71">UNSIGNED</text:span></text:p><draw:enhanced-geometry draw:mirror-horizontal="false" draw:mirror-vertical="false" svg:viewBox="0 0 0 0" draw:glue-points="?f0 0 0 ?f1 ?f0 ?f2 ?f3 ?f1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box 249" draw:style-name="gr37" draw:text-style-name="P83" svg:width="0.415cm" svg:height="0.317cm" svg:x="0.864cm" svg:y="2.013cm"><text:p text:style-name="P84" loext:marker-style-name="T102"><text:span text:style-name="T133">);</text:span></text:p><draw:enhanced-geometry draw:mirror-horizontal="false" draw:mirror-vertical="false" svg:viewBox="0 0 0 0" draw:glue-points="?f0 0 0 ?f1 ?f0 ?f2 ?f3 ?f1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box 250" draw:style-name="gr38" draw:text-style-name="P83" svg:width="8.577cm" svg:height="3.035cm" svg:x="0.864cm" svg:y="2.773cm"><text:p text:style-name="P95" loext:marker-style-name="T102"><text:span text:style-name="T65">CREATE</text:span><text:span text:style-name="T134"> </text:span><text:span text:style-name="T65">TABLE</text:span><text:span text:style-name="T120"> </text:span><text:span text:style-name="T67">comercial</text:span><text:span text:style-name="T108"> </text:span><text:span text:style-name="T104">(</text:span></text:p><text:p text:style-name="P105" loext:marker-style-name="T102"><text:span text:style-name="T67">id</text:span><text:span text:style-name="T135"> </text:span><text:span text:style-name="T121">INT</text:span><text:span text:style-name="T136"> </text:span><text:span text:style-name="T67">UNSIGNED</text:span><text:span text:style-name="T135"> </text:span><text:span text:style-name="T67">AUTO_INCREMENT</text:span><text:span text:style-name="T135"> </text:span><text:span text:style-name="T65">PRIMARY</text:span><text:span text:style-name="T137"> </text:span><text:span text:style-name="T65">KEY</text:span><text:span text:style-name="T102">, </text:span><text:span text:style-name="T67">nombre </text:span><text:span text:style-name="T121">VARCHAR</text:span><text:span text:style-name="T102">(100) </text:span><text:span text:style-name="T65">NOT NULL</text:span><text:span text:style-name="T102">,</text:span></text:p><text:p text:style-name="P106" loext:marker-style-name="T102"><text:span text:style-name="T67">apellido1</text:span><text:span text:style-name="T131"> </text:span><text:span text:style-name="T121">VARCHAR</text:span><text:span text:style-name="T102">(100)</text:span><text:span text:style-name="T104"> </text:span><text:span text:style-name="T65">NOT</text:span><text:span text:style-name="T134"> </text:span><text:span text:style-name="T138">NULL</text:span><text:span text:style-name="T103">,</text:span></text:p><text:p text:style-name="P107" loext:marker-style-name="T139"><text:span text:style-name="T67">apellido2</text:span><text:span text:style-name="T140"> </text:span><text:span text:style-name="T121">VARCHAR</text:span><text:span text:style-name="T102">(100), </text:span><text:span text:style-name="T67">ciudad </text:span><text:span text:style-name="T121">VARCHAR</text:span><text:span text:style-name="T102">(100), </text:span><text:span text:style-name="T67">comision </text:span><text:span text:style-name="T121">FLOAT</text:span></text:p><text:p text:style-name="P108" loext:marker-style-name="T102"><text:span text:style-name="T133">);</text:span></text:p><draw:enhanced-geometry draw:mirror-horizontal="false" draw:mirror-vertical="false" svg:viewBox="0 0 0 0" draw:glue-points="?f0 0 0 ?f1 ?f0 ?f2 ?f3 ?f1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text:p>
      <text:list text:continue-numbering="true" text:style-name="WWNum2">
        <text:list-item>
          <text:list>
            <text:list-item>
              <text:list>
                <text:list-item>
                  <text:p text:style-name="P109"><text:span text:style-name="T23">Una</text:span><text:span text:style-name="T42"> </text:span><text:span text:style-name="T23">vez</text:span><text:span text:style-name="T42"> </text:span><text:span text:style-name="T23">que</text:span><text:span text:style-name="T141"> </text:span><text:span text:style-name="T23">ha</text:span><text:span text:style-name="T141"> </text:span><text:span text:style-name="T23">ejecutado</text:span><text:span text:style-name="T42"> </text:span><text:span text:style-name="T23">el</text:span><text:span text:style-name="T141"> </text:span><text:span text:style-name="T23">script</text:span><text:span text:style-name="T42"> </text:span><text:span text:style-name="T23">y</text:span><text:span text:style-name="T141"> </text:span><text:span text:style-name="T23">ha</text:span><text:span text:style-name="T42"> </text:span><text:span text:style-name="T23">creado</text:span><text:span text:style-name="T141"> </text:span><text:span text:style-name="T23">la</text:span><text:span text:style-name="T42"> </text:span><text:span text:style-name="T23">base</text:span><text:span text:style-name="T42"> </text:span><text:span text:style-name="T23">de</text:span><text:span text:style-name="T141"> </text:span><text:span text:style-name="T23">datos</text:span><text:span text:style-name="T141"> </text:span><text:span text:style-name="T23">en</text:span><text:span text:style-name="T42"> </text:span><text:span text:style-name="T23">MySQL</text:span><text:span text:style-name="T141"> </text:span><text:span text:style-name="T23">Server,</text:span><text:span text:style-name="T42"> </text:span><text:span text:style-name="T23">¿qué</text:span><text:span text:style-name="T42"> </text:span><text:span text:style-name="T23">sentencia</text:span><text:span text:style-name="T141"> </text:span><text:span text:style-name="T23">SQL debería</text:span><text:span text:style-name="T36"> </text:span><text:span text:style-name="T23">ejecutar</text:span><text:span text:style-name="T36"> </text:span><text:span text:style-name="T23">para</text:span><text:span text:style-name="T36"> </text:span><text:span text:style-name="T23">modificar</text:span><text:span text:style-name="T36"> </text:span><text:span text:style-name="T23">el</text:span><text:span text:style-name="T36"> </text:span><text:span text:style-name="T23">encoding</text:span><text:span text:style-name="T36"> </text:span><text:span text:style-name="T23">de</text:span><text:span text:style-name="T36"> </text:span><text:span text:style-name="T23">la</text:span><text:span text:style-name="T36"> </text:span><text:span text:style-name="T23">base</text:span><text:span text:style-name="T36"> </text:span><text:span text:style-name="T23">de</text:span><text:span text:style-name="T36"> </text:span><text:span text:style-name="T23">datos</text:span><text:span text:style-name="T36"> </text:span><text:span text:style-name="T23">y</text:span><text:span text:style-name="T36"> </text:span><text:span text:style-name="T23">utilizar</text:span><text:span text:style-name="T36"> </text:span><text:span text:style-name="T47">utf8mb4</text:span><text:span text:style-name="T142"> </text:span><text:span text:style-name="T23">en</text:span><text:span text:style-name="T36"> </text:span><text:span text:style-name="T23">lugar</text:span><text:span text:style-name="T36"> </text:span><text:span text:style-name="T23">de</text:span><text:span text:style-name="T36"> </text:span><text:span text:style-name="T47">latin1</text:span><text:span text:style-name="T23">?</text:span></text:p>
                </text:list-item>
              </text:list>
            </text:list-item>
          </text:list>
        </text:list-item>
      </text:list>
      <text:p text:style-name="P110"><draw:custom-shape text:anchor-type="char" draw:z-index="37" draw:name="Textbox 23" draw:style-name="gr2" draw:text-style-name="P67" svg:width="16.073cm" svg:height="0.523cm" svg:x="2.496cm" svg:y="0.392cm"><text:p text:style-name="P70"><text:span text:style-name="T81">1 ALTER DATABASE ventas CHARACTER SET utf8mb4;</text:span></text:p><draw:enhanced-geometry draw:mirror-horizontal="false" draw:mirror-vertical="false" svg:viewBox="0 0 0 0" draw:glue-points="?f0 0 0 ?f1 ?f0 ?f2 ?f3 ?f1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list text:continue-numbering="true" text:style-name="WWNum2">
        <text:list-item>
          <text:list>
            <text:list-item>
              <text:list>
                <text:list-header>
                  <text:p text:style-name="P111"/>
                </text:list-header>
                <text:list-item>
                  <text:p text:style-name="P112"><text:soft-page-break/><text:span text:style-name="T23">Modifique</text:span><text:span text:style-name="T141"> </text:span><text:span text:style-name="T23">la</text:span><text:span text:style-name="T42"> </text:span><text:span text:style-name="T23">columna</text:span><text:span text:style-name="T141"> </text:span><text:span text:style-name="T47">nombre</text:span><text:span text:style-name="T143"> </text:span><text:span text:style-name="T23">de</text:span><text:span text:style-name="T141"> </text:span><text:span text:style-name="T23">la</text:span><text:span text:style-name="T141"> </text:span><text:span text:style-name="T23">tabla</text:span><text:span text:style-name="T141"> </text:span><text:span text:style-name="T47">cliente</text:span><text:span text:style-name="T143"> </text:span><text:span text:style-name="T23">para</text:span><text:span text:style-name="T141"> </text:span><text:span text:style-name="T23">que</text:span><text:span text:style-name="T141"> </text:span><text:span text:style-name="T23">pueda</text:span><text:span text:style-name="T141"> </text:span><text:span text:style-name="T23">almacenar</text:span><text:span text:style-name="T141"> </text:span><text:span text:style-name="T23">cadenas</text:span><text:span text:style-name="T141"> </text:span><text:span text:style-name="T23">de</text:span><text:span text:style-name="T141"> </text:span><text:span text:style-name="T23">hasta</text:span><text:span text:style-name="T141"> </text:span><text:span text:style-name="T144">100 </text:span><text:span text:style-name="T145">caracteres</text:span><text:span text:style-name="T146"> </text:span><text:span text:style-name="T145">y</text:span><text:span text:style-name="T146"> </text:span><text:span text:style-name="T145">para</text:span><text:span text:style-name="T146"> </text:span><text:span text:style-name="T145">que</text:span><text:span text:style-name="T146"> </text:span><text:span text:style-name="T145">no</text:span><text:span text:style-name="T146"> </text:span><text:span text:style-name="T145">pueda</text:span><text:span text:style-name="T146"> </text:span><text:span text:style-name="T145">ser</text:span><text:span text:style-name="T146"> </text:span><text:span text:style-name="T147">NULL</text:span><text:span text:style-name="T145">.</text:span></text:p>
                </text:list-item>
              </text:list>
            </text:list-item>
          </text:list>
        </text:list-item>
      </text:list>
      <text:p text:style-name="P113"><draw:custom-shape text:anchor-type="char" draw:z-index="38" draw:name="Textbox 24" draw:style-name="gr2" draw:text-style-name="P67" svg:width="16.073cm" svg:height="0.523cm" svg:x="2.496cm" svg:y="0.392cm"><text:p text:style-name="P70"><text:span text:style-name="T81">ALTER TABLE cliente MODIFY nombre VARCHAR(100) NOT NULL;</text:span></text:p><draw:enhanced-geometry draw:mirror-horizontal="false" draw:mirror-vertical="false" svg:viewBox="0 0 0 0" draw:glue-points="?f0 0 0 ?f1 ?f0 ?f2 ?f3 ?f1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list text:continue-numbering="true" text:style-name="WWNum2">
        <text:list-item>
          <text:list>
            <text:list-item>
              <text:list>
                <text:list-item>
                  <text:p text:style-name="P114"><text:span text:style-name="T31">¿Qué</text:span><text:span text:style-name="T83"> </text:span><text:span text:style-name="T31">comando</text:span><text:span text:style-name="T83"> </text:span><text:span text:style-name="T31">puede</text:span><text:span text:style-name="T85"> </text:span><text:span text:style-name="T31">ejecutar</text:span><text:span text:style-name="T83"> </text:span><text:span text:style-name="T31">para</text:span><text:span text:style-name="T83"> </text:span><text:span text:style-name="T31">comprobar</text:span><text:span text:style-name="T85"> </text:span><text:span text:style-name="T31">que</text:span><text:span text:style-name="T83"> </text:span><text:span text:style-name="T31">el</text:span><text:span text:style-name="T85"> </text:span><text:span text:style-name="T31">cambio</text:span><text:span text:style-name="T83"> </text:span><text:span text:style-name="T31">que</text:span><text:span text:style-name="T83"> </text:span><text:span text:style-name="T31">se</text:span><text:span text:style-name="T85"> </text:span><text:span text:style-name="T31">ha</text:span><text:span text:style-name="T83"> </text:span><text:span text:style-name="T31">realizado</text:span><text:span text:style-name="T83"> </text:span><text:span text:style-name="T31">en</text:span><text:span text:style-name="T85"> </text:span><text:span text:style-name="T31">el</text:span><text:span text:style-name="T83"> </text:span><text:span text:style-name="T31">paso</text:span><text:span text:style-name="T85"> </text:span><text:span text:style-name="T31">anterior</text:span><text:span text:style-name="T83"> </text:span><text:span text:style-name="T31">se </text:span><text:span text:style-name="T30">ha</text:span><text:span text:style-name="T23"> </text:span><text:span text:style-name="T30">ejecutado</text:span><text:span text:style-name="T23"> </text:span><text:span text:style-name="T30">correctamente?</text:span></text:p>
                </text:list-item>
              </text:list>
            </text:list-item>
          </text:list>
        </text:list-item>
      </text:list>
      <text:p text:style-name="P115"><draw:custom-shape text:anchor-type="char" draw:z-index="16" draw:name="Textbox 25" draw:style-name="gr2" draw:text-style-name="P67" svg:width="16.073cm" svg:height="0.523cm" svg:x="2.496cm" svg:y="0.392cm"><text:p text:style-name="P70"><text:span text:style-name="T81">DESCRIBE cliente;</text:span></text:p><draw:enhanced-geometry draw:mirror-horizontal="false" draw:mirror-vertical="false" svg:viewBox="0 0 0 0" draw:glue-points="?f0 0 0 ?f1 ?f0 ?f2 ?f3 ?f1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list text:continue-numbering="true" text:style-name="WWNum2">
        <text:list-item>
          <text:list>
            <text:list-item>
              <text:list>
                <text:list-item>
                  <text:p text:style-name="P116"><text:span text:style-name="T23">Modifique</text:span><text:span text:style-name="T52"> </text:span><text:span text:style-name="T23">el</text:span><text:span text:style-name="T42"> </text:span><text:span text:style-name="T23">nombre</text:span><text:span text:style-name="T141"> </text:span><text:span text:style-name="T23">de</text:span><text:span text:style-name="T42"> </text:span><text:span text:style-name="T23">la</text:span><text:span text:style-name="T42"> </text:span><text:span text:style-name="T23">columna</text:span><text:span text:style-name="T141"> </text:span><text:span text:style-name="T47">primer_apellido</text:span><text:span text:style-name="T148"> </text:span><text:span text:style-name="T23">y</text:span><text:span text:style-name="T42"> </text:span><text:span text:style-name="T23">asígnele</text:span><text:span text:style-name="T42"> </text:span><text:span text:style-name="T47">apellido1</text:span><text:span text:style-name="T23">.</text:span><text:span text:style-name="T141"> </text:span><text:span text:style-name="T23">También</text:span><text:span text:style-name="T42"> </text:span><text:span text:style-name="T23">tendrá</text:span><text:span text:style-name="T141"> </text:span><text:span text:style-name="T23">que </text:span><text:span text:style-name="T75">permitir</text:span><text:span text:style-name="T59"> </text:span><text:span text:style-name="T75">que</text:span><text:span text:style-name="T59"> </text:span><text:span text:style-name="T75">pueda</text:span><text:span text:style-name="T59"> </text:span><text:span text:style-name="T75">almacenar</text:span><text:span text:style-name="T59"> </text:span><text:span text:style-name="T75">hasta</text:span><text:span text:style-name="T59"> </text:span><text:span text:style-name="T78">100</text:span><text:span text:style-name="T149"> </text:span><text:span text:style-name="T75">caracteres</text:span><text:span text:style-name="T59"> </text:span><text:span text:style-name="T75">y</text:span><text:span text:style-name="T59"> </text:span><text:span text:style-name="T75">que</text:span><text:span text:style-name="T59"> </text:span><text:span text:style-name="T75">no</text:span><text:span text:style-name="T59"> </text:span><text:span text:style-name="T75">pueda</text:span><text:span text:style-name="T59"> </text:span><text:span text:style-name="T75">ser</text:span><text:span text:style-name="T59"> </text:span><text:span text:style-name="T75">un</text:span><text:span text:style-name="T59"> </text:span><text:span text:style-name="T75">valor</text:span><text:span text:style-name="T59"> </text:span><text:span text:style-name="T38">NULL</text:span><text:span text:style-name="T75">.</text:span></text:p>
                </text:list-item>
              </text:list>
            </text:list-item>
          </text:list>
        </text:list-item>
      </text:list>
      <text:p text:style-name="P117"><draw:custom-shape text:anchor-type="char" draw:z-index="0" draw:name="Textbox 27" draw:style-name="gr2" draw:text-style-name="P67" svg:width="16.073cm" svg:height="0.523cm" svg:x="2.496cm" svg:y="0.392cm"><text:p text:style-name="P70"><text:span text:style-name="T81">ALTER TABLE cliente CHANGE primer_apellido apellido1 VARCHAR(100) NOT NULL;</text:span></text:p><draw:enhanced-geometry draw:mirror-horizontal="false" draw:mirror-vertical="false" svg:viewBox="0 0 0 0" draw:glue-points="?f0 0 0 ?f1 ?f0 ?f2 ?f3 ?f1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list text:continue-numbering="true" text:style-name="WWNum2">
        <text:list-item>
          <text:list>
            <text:list-item>
              <text:list>
                <text:list-item>
                  <text:p text:style-name="P118"><text:span text:style-name="T150">Añada</text:span><text:span text:style-name="T151"> </text:span><text:span text:style-name="T150">una nueva columna a la tabla </text:span><text:span text:style-name="T152">cliente</text:span><text:span text:style-name="T153"> </text:span><text:span text:style-name="T150">para poder almacenar el segundo apellido. La columna se </text:span><text:span text:style-name="T31">debe</text:span><text:span text:style-name="T83"> </text:span><text:span text:style-name="T31">llamar</text:span><text:span text:style-name="T83"> </text:span><text:span text:style-name="T44">apellido2</text:span><text:span text:style-name="T154"> </text:span><text:span text:style-name="T31">debe</text:span><text:span text:style-name="T85"> </text:span><text:span text:style-name="T31">estar</text:span><text:span text:style-name="T83"> </text:span><text:span text:style-name="T31">entre</text:span><text:span text:style-name="T83"> </text:span><text:span text:style-name="T31">la</text:span><text:span text:style-name="T85"> </text:span><text:span text:style-name="T31">columna</text:span><text:span text:style-name="T30"> </text:span><text:span text:style-name="T44">apellido1</text:span><text:span text:style-name="T155"> </text:span><text:span text:style-name="T31">y</text:span><text:span text:style-name="T30"> </text:span><text:span text:style-name="T44">ciudad</text:span><text:span text:style-name="T31">,</text:span><text:span text:style-name="T30"> </text:span><text:span text:style-name="T31">puede</text:span><text:span text:style-name="T30"> </text:span><text:span text:style-name="T31">almacenar</text:span><text:span text:style-name="T30"> </text:span><text:span text:style-name="T31">hasta </text:span><text:span text:style-name="T86">100</text:span><text:span text:style-name="T156"> </text:span><text:span text:style-name="T30">caracteres</text:span><text:span text:style-name="T42"> </text:span><text:span text:style-name="T30">y</text:span><text:span text:style-name="T42"> </text:span><text:span text:style-name="T30">puede</text:span><text:span text:style-name="T42"> </text:span><text:span text:style-name="T30">ser</text:span><text:span text:style-name="T42"> </text:span><text:span text:style-name="T39">NULL</text:span><text:span text:style-name="T30">.</text:span></text:p>
                </text:list-item>
              </text:list>
            </text:list-item>
          </text:list>
        </text:list-item>
      </text:list>
      <text:p text:style-name="P119"><draw:custom-shape text:anchor-type="char" draw:z-index="28" draw:name="Textbox 28" draw:style-name="gr2" draw:text-style-name="P67" svg:width="16.073cm" svg:height="0.523cm" svg:x="2.496cm" svg:y="0.392cm"><text:p text:style-name="P70"><text:span text:style-name="T81">ALTER TABLE cliente ADD apellido2 VARCHAR(100) NULL AFTER apellido1;</text:span></text:p><draw:enhanced-geometry draw:mirror-horizontal="false" draw:mirror-vertical="false" svg:viewBox="0 0 0 0" draw:glue-points="?f0 0 0 ?f1 ?f0 ?f2 ?f3 ?f1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list text:continue-numbering="true" text:style-name="WWNum2">
        <text:list-item>
          <text:list>
            <text:list-item>
              <text:list>
                <text:list-item>
                  <text:p text:style-name="P25"><text:span text:style-name="T75">Elimine</text:span><text:span text:style-name="T24"> </text:span><text:span text:style-name="T75">la</text:span><text:span text:style-name="T24"> </text:span><text:span text:style-name="T75">columna</text:span><text:span text:style-name="T24"> </text:span><text:span text:style-name="T38">categoria</text:span><text:span text:style-name="T49"> </text:span><text:span text:style-name="T75">de</text:span><text:span text:style-name="T24"> </text:span><text:span text:style-name="T75">la</text:span><text:span text:style-name="T24"> </text:span><text:span text:style-name="T75">tabla</text:span><text:span text:style-name="T24"> </text:span><text:span text:style-name="T38">cliente</text:span><text:span text:style-name="T75">.</text:span></text:p>
                </text:list-item>
              </text:list>
            </text:list-item>
          </text:list>
        </text:list-item>
      </text:list>
      <text:p text:style-name="P120"><draw:custom-shape text:anchor-type="char" draw:z-index="30" draw:name="Textbox 29" draw:style-name="gr2" draw:text-style-name="P67" svg:width="16.073cm" svg:height="0.523cm" svg:x="2.496cm" svg:y="0.392cm"><text:p text:style-name="P121"><text:span text:style-name="T157">ALTER TABLE cliente DROP categoria;</text:span></text:p><draw:enhanced-geometry draw:mirror-horizontal="false" draw:mirror-vertical="false" svg:viewBox="0 0 0 0" draw:glue-points="?f0 0 0 ?f1 ?f0 ?f2 ?f3 ?f1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list text:continue-numbering="true" text:style-name="WWNum2">
        <text:list-item>
          <text:list>
            <text:list-item>
              <text:list>
                <text:list-item>
                  <text:p text:style-name="P122"><text:span text:style-name="T23">Modifique</text:span><text:span text:style-name="T27"> </text:span><text:span text:style-name="T23">la</text:span><text:span text:style-name="T27"> </text:span><text:span text:style-name="T23">columna</text:span><text:span text:style-name="T27"> </text:span><text:span text:style-name="T47">comision</text:span><text:span text:style-name="T158"> </text:span><text:span text:style-name="T23">de</text:span><text:span text:style-name="T27"> </text:span><text:span text:style-name="T23">la</text:span><text:span text:style-name="T27"> </text:span><text:span text:style-name="T23">tabla</text:span><text:span text:style-name="T28"> </text:span><text:span text:style-name="T47">comercial</text:span><text:span text:style-name="T158"> </text:span><text:span text:style-name="T23">para</text:span><text:span text:style-name="T27"> </text:span><text:span text:style-name="T23">que</text:span><text:span text:style-name="T27"> </text:span><text:span text:style-name="T23">almacene</text:span><text:span text:style-name="T27"> </text:span><text:span text:style-name="T23">por</text:span><text:span text:style-name="T27"> </text:span><text:span text:style-name="T23">defecto</text:span><text:span text:style-name="T27"> </text:span><text:span text:style-name="T23">el</text:span><text:span text:style-name="T28"> </text:span><text:span text:style-name="T23">valor</text:span><text:span text:style-name="T27"> </text:span><text:span text:style-name="T144">10</text:span></text:p>
                </text:list-item>
              </text:list>
            </text:list-item>
          </text:list>
        </text:list-item>
      </text:list>
      <text:p text:style-name="P123"><draw:custom-shape text:anchor-type="char" draw:z-index="34" draw:name="Textbox 30" draw:style-name="gr2" draw:text-style-name="P67" svg:width="16.073cm" svg:height="0.523cm" svg:x="2.496cm" svg:y="0.392cm"><text:p text:style-name="P121"><text:span text:style-name="T157">ALTER TABLE comercial MODIFY comision FLOAT DEFAULT 10;</text:span></text:p><draw:enhanced-geometry draw:mirror-horizontal="false" draw:mirror-vertical="false" svg:viewBox="0 0 0 0" draw:glue-points="?f0 0 0 ?f1 ?f0 ?f2 ?f3 ?f1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24"/>
      <text:list text:continue-numbering="true" text:style-name="WWNum2">
        <text:list-item>
          <text:list>
            <text:list-item>
              <text:list>
                <text:list-item>
                  <text:list>
                    <text:list-header>
                      <text:p text:style-name="P125"/>
                      <text:p text:style-name="P126"><text:bookmark text:name="_bookmark3"/><text:bookmark text:name="Créditos"/><text:span text:style-name="T23">Estos</text:span><text:span text:style-name="T24"> </text:span><text:span text:style-name="T23">ejercicios</text:span><text:span text:style-name="T24"> </text:span><text:span text:style-name="T23">están</text:span><text:span text:style-name="T25"> </text:span><text:span text:style-name="T23">basados</text:span><text:span text:style-name="T24"> </text:span><text:span text:style-name="T23">en</text:span><text:span text:style-name="T24"> </text:span><text:span text:style-name="T23">el</text:span><text:span text:style-name="T25"> </text:span><text:span text:style-name="T23">material</text:span><text:span text:style-name="T24"> </text:span><text:span text:style-name="T23">didáctico</text:span><text:span text:style-name="T24"> </text:span><text:span text:style-name="T23">de</text:span><text:span text:style-name="T25"> </text:span><text:span text:style-name="T26">Alfredo</text:span><text:span text:style-name="T37"> </text:span><text:span text:style-name="T26">Moreno</text:span><text:span text:style-name="T37"> </text:span><text:span text:style-name="T26">Vozmediano</text:span><text:span text:style-name="T23">.</text:span></text:p>
                    </text:list-header>
                  </text:list>
                </text:list-item>
              </text:list>
            </text:list-item>
          </text:list>
        </text:list-item>
      </text:list>
      <text:p text:style-name="P127"><text:span text:style-name="T145">¡Gracias</text:span><text:span text:style-name="T159"> </text:span><text:span text:style-name="T145">compañero!</text:span><text:span text:style-name="T159"> </text:span><text:span text:style-name="T145">:)</text:span></text:p>
      <text:p text:style-name="P124"/>
      <text:p text:style-name="P128"><text:bookmark text:name="_bookmark4"/><text:bookmark text:name="Licencia"/><text:span text:style-name="T20">Esta</text:span><text:span text:style-name="T160"> </text:span><text:span text:style-name="T20">página</text:span><text:span text:style-name="T160"> </text:span><text:span text:style-name="T20">forma</text:span><text:span text:style-name="T160"> </text:span><text:span text:style-name="T20">parte</text:span><text:span text:style-name="T160"> </text:span><text:span text:style-name="T20">del</text:span><text:span text:style-name="T160"> </text:span><text:span text:style-name="T20">curso</text:span><text:span text:style-name="T160"> </text:span><text:span text:style-name="T20">Bases</text:span><text:span text:style-name="T160"> </text:span><text:span text:style-name="T20">de</text:span><text:span text:style-name="T160"> </text:span><text:span text:style-name="T20">Datos</text:span><text:span text:style-name="T160"> </text:span><text:span text:style-name="T20">de</text:span><text:span text:style-name="T160"> </text:span><text:span text:style-name="T20">José</text:span><text:span text:style-name="T160"> </text:span><text:span text:style-name="T20">Juan</text:span><text:span text:style-name="T160"> </text:span><text:span text:style-name="T20">Sánchez</text:span><text:span text:style-name="T160"> </text:span><text:span text:style-name="T20">Hernández</text:span><text:span text:style-name="T160"> </text:span><text:span text:style-name="T20">y</text:span><text:span text:style-name="T160"> </text:span><text:span text:style-name="T20">su</text:span><text:span text:style-name="T160"> </text:span><text:span text:style-name="T20">contenido</text:span><text:span text:style-name="T160"> </text:span><text:span text:style-name="T20">se</text:span><text:span text:style-name="T160"> </text:span><text:span text:style-name="T20">distribuye </text:span><text:span text:style-name="T18">bajo</text:span><text:span text:style-name="T161"> </text:span><text:span text:style-name="T18">una</text:span><text:span text:style-name="T161"> </text:span><text:span text:style-name="T18">licencia</text:span><text:span text:style-name="T161"> </text:span><text:span text:style-name="T18">Creative</text:span><text:span text:style-name="T161"> </text:span><text:span text:style-name="T18">Commons</text:span><text:span text:style-name="T161"> </text:span><text:span text:style-name="T18">Reconocimiento‑NoComercial‑CompartirIgual</text:span><text:span text:style-name="T161"> </text:span><text:span text:style-name="T18">4.0</text:span><text:span text:style-name="T161"> </text:span><text:span text:style-name="T18">Internacional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Console" svg:font-family="'Lucida Console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swiss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2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2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style:writing-mode="lr-tb"/>
      <style:text-properties style:font-name="Tahoma" fo:font-family="Tahoma" style:font-family-generic="swiss" style:font-pitch="variable" fo:language="es" fo:country="ES" style:font-name-asian="Tahoma1" style:font-family-asian="Tahoma" style:font-family-generic-asian="system" style:font-pitch-asian="variable" style:language-asian="en" style:country-asian="US" style:font-name-complex="Tahoma1" style:font-family-complex="Tahoma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Tahoma" fo:font-family="Tahoma" style:font-family-generic="swiss" style:font-pitch="variable" fo:font-size="10pt" fo:language="es" fo:country="ES" style:font-name-asian="Tahoma1" style:font-family-asian="Tahoma" style:font-family-generic-asian="system" style:font-pitch-asian="variable" style:font-size-asian="10pt" style:language-asian="en" style:country-asian="US" style:font-name-complex="Tahoma1" style:font-family-complex="Tahoma" style:font-family-generic-complex="system" style:font-pitch-complex="variable" style:font-size-complex="10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Contents_20_1" style:display-name="Contents 1" style:family="paragraph" style:parent-style-name="Standard" style:class="index">
      <style:paragraph-properties fo:margin-left="0.776cm" fo:margin-top="0.448cm" fo:margin-bottom="0cm" style:contextual-spacing="false" fo:text-indent="-0.526cm" style:auto-text-indent="false"/>
      <style:text-properties style:font-name="Trebuchet MS" fo:font-family="'Trebuchet MS'" style:font-family-generic="swiss" style:font-pitch="variable" fo:font-size="10pt" fo:language="es" fo:country="ES" fo:font-weight="bold" style:font-name-asian="Trebuchet MS1" style:font-family-asian="'Trebuchet MS'" style:font-family-generic-asian="system" style:font-pitch-asian="variable" style:font-size-asian="10pt" style:language-asian="en" style:country-asian="US" style:font-weight-asian="bold" style:font-name-complex="Trebuchet MS1" style:font-family-complex="'Trebuchet MS'" style:font-family-generic-complex="system" style:font-pitch-complex="variable" style:font-size-complex="10pt" style:language-complex="ar" style:country-complex="SA" style:font-weight-complex="bold"/>
    </style:style>
    <style:style style:name="Contents_20_2" style:display-name="Contents 2" style:family="paragraph" style:parent-style-name="Standard" style:class="index">
      <style:paragraph-properties fo:margin-left="1.586cm" fo:margin-top="0.074cm" fo:margin-bottom="0cm" style:contextual-spacing="false" fo:text-indent="-0.808cm" style:auto-text-indent="false"/>
      <style:text-properties style:font-name="Tahoma" fo:font-family="Tahoma" style:font-family-generic="swiss" style:font-pitch="variable" fo:font-size="10pt" fo:language="es" fo:country="ES" style:font-name-asian="Tahoma1" style:font-family-asian="Tahoma" style:font-family-generic-asian="system" style:font-pitch-asian="variable" style:font-size-asian="10pt" style:language-asian="en" style:country-asian="US" style:font-name-complex="Tahoma1" style:font-family-complex="Tahoma" style:font-family-generic-complex="system" style:font-pitch-complex="variable" style:font-size-complex="10pt" style:language-complex="ar" style:country-complex="SA"/>
    </style:style>
    <style:style style:name="Heading_20_1" style:display-name="Heading 1" style:family="paragraph" style:parent-style-name="Standard" style:default-outline-level="2" style:list-style-name="" style:class="chapter">
      <style:paragraph-properties fo:margin-left="0.035cm" fo:margin-top="0.093cm" fo:margin-bottom="0cm" style:contextual-spacing="false"/>
      <style:text-properties style:font-name="Trebuchet MS" fo:font-family="'Trebuchet MS'" style:font-family-generic="swiss" style:font-pitch="variable" fo:font-size="20.5pt" fo:language="es" fo:country="ES" fo:font-weight="bold" style:font-name-asian="Trebuchet MS1" style:font-family-asian="'Trebuchet MS'" style:font-family-generic-asian="system" style:font-pitch-asian="variable" style:font-size-asian="20.5pt" style:language-asian="en" style:country-asian="US" style:font-weight-asian="bold" style:font-name-complex="Trebuchet MS1" style:font-family-complex="'Trebuchet MS'" style:font-family-generic-complex="system" style:font-pitch-complex="variable" style:font-size-complex="20.5pt" style:language-complex="ar" style:country-complex="SA" style:font-weight-complex="bold"/>
    </style:style>
    <style:style style:name="Heading_20_2" style:display-name="Heading 2" style:family="paragraph" style:parent-style-name="Standard" style:default-outline-level="3" style:list-style-name="" style:class="chapter">
      <style:paragraph-properties fo:margin-left="1.196cm" fo:text-indent="-0.945cm" style:auto-text-indent="false"/>
      <style:text-properties style:font-name="Trebuchet MS" fo:font-family="'Trebuchet MS'" style:font-family-generic="swiss" style:font-pitch="variable" fo:font-size="14pt" fo:language="es" fo:country="ES" fo:font-weight="bold" style:font-name-asian="Trebuchet MS1" style:font-family-asian="'Trebuchet MS'" style:font-family-generic-asian="system" style:font-pitch-asian="variable" style:font-size-asian="14pt" style:language-asian="en" style:country-asian="US" style:font-weight-asian="bold" style:font-name-complex="Trebuchet MS1" style:font-family-complex="'Trebuchet MS'" style:font-family-generic-complex="system" style:font-pitch-complex="variable" style:font-size-complex="14pt" style:language-complex="ar" style:country-complex="SA" style:font-weight-complex="bold"/>
    </style:style>
    <style:style style:name="List_20_Paragraph" style:display-name="List Paragraph" style:family="paragraph" style:parent-style-name="Standard">
      <style:paragraph-properties fo:margin-left="1.111cm" fo:margin-top="0.289cm" fo:margin-bottom="0cm" style:contextual-spacing="false" fo:text-indent="-0.596cm" style:auto-text-indent="false"/>
      <style:text-properties style:font-name="Tahoma" fo:font-family="Tahoma" style:font-family-generic="swiss" style:font-pitch="variable" fo:language="es" fo:country="ES" style:font-name-asian="Tahoma1" style:font-family-asian="Tahoma" style:font-family-generic-asian="system" style:font-pitch-asian="variable" style:language-asian="en" style:country-asian="US" style:font-name-complex="Tahoma1" style:font-family-complex="Tahoma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>
      <style:text-properties fo:language="es" fo:country="ES" style:language-asian="en" style:country-asian="US" style:language-complex="ar" style:country-complex="SA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Header_20_and_20_Footer" style:class="extra"/>
    <style:style style:name="Frame_20_contents" style:display-name="Frame contents" style:family="paragraph" style:parent-style-name="Standard" style:class="extra"/>
    <style:style style:name="Header" style:family="paragraph" style:parent-style-name="Header_20_and_20_Footer" style:class="extra"/>
    <style:style style:name="Default_20_Paragraph_20_Font" style:display-name="Default Paragraph Font" style:family="text"/>
    <style:style style:name="ListLabel_20_1" style:display-name="ListLabel 1" style:family="text">
      <style:text-properties fo:color="#b3b1b3" loext:opacity="100%" style:font-name="Tahoma" fo:font-family="Tahoma" style:font-family-generic="swiss" style:font-pitch="variable" fo:font-size="9pt" fo:letter-spacing="normal" fo:language="es" fo:country="ES" fo:font-style="normal" fo:font-weight="normal" style:font-name-asian="Tahoma1" style:font-family-asian="Tahoma" style:font-family-generic-asian="system" style:font-pitch-asian="variable" style:font-size-asian="9pt" style:language-asian="en" style:country-asian="US" style:font-style-asian="normal" style:font-weight-asian="normal" style:font-name-complex="Tahoma1" style:font-family-complex="Tahoma" style:font-family-generic-complex="system" style:font-pitch-complex="variable" style:font-size-complex="9pt" style:language-complex="ar" style:country-complex="SA" style:font-style-complex="normal" style:font-weight-complex="normal" style:text-scale="90%"/>
    </style:style>
    <style:style style:name="ListLabel_20_2" style:display-name="ListLabel 2" style:family="text">
      <style:text-properties fo:language="es" fo:country="ES" style:language-asian="en" style:country-asian="US" style:language-complex="ar" style:country-complex="SA"/>
    </style:style>
    <style:style style:name="ListLabel_20_3" style:display-name="ListLabel 3" style:family="text">
      <style:text-properties fo:language="es" fo:country="ES" style:language-asian="en" style:country-asian="US" style:language-complex="ar" style:country-complex="SA"/>
    </style:style>
    <style:style style:name="ListLabel_20_4" style:display-name="ListLabel 4" style:family="text">
      <style:text-properties fo:language="es" fo:country="ES" style:language-asian="en" style:country-asian="US" style:language-complex="ar" style:country-complex="SA"/>
    </style:style>
    <style:style style:name="ListLabel_20_5" style:display-name="ListLabel 5" style:family="text">
      <style:text-properties fo:language="es" fo:country="ES" style:language-asian="en" style:country-asian="US" style:language-complex="ar" style:country-complex="SA"/>
    </style:style>
    <style:style style:name="ListLabel_20_6" style:display-name="ListLabel 6" style:family="text">
      <style:text-properties fo:language="es" fo:country="ES" style:language-asian="en" style:country-asian="US" style:language-complex="ar" style:country-complex="SA"/>
    </style:style>
    <style:style style:name="ListLabel_20_7" style:display-name="ListLabel 7" style:family="text">
      <style:text-properties fo:language="es" fo:country="ES" style:language-asian="en" style:country-asian="US" style:language-complex="ar" style:country-complex="SA"/>
    </style:style>
    <style:style style:name="ListLabel_20_8" style:display-name="ListLabel 8" style:family="text">
      <style:text-properties fo:language="es" fo:country="ES" style:language-asian="en" style:country-asian="US" style:language-complex="ar" style:country-complex="SA"/>
    </style:style>
    <style:style style:name="ListLabel_20_9" style:display-name="ListLabel 9" style:family="text">
      <style:text-properties fo:language="es" fo:country="ES" style:language-asian="en" style:country-asian="US" style:language-complex="ar" style:country-complex="SA"/>
    </style:style>
    <style:style style:name="ListLabel_20_10" style:display-name="ListLabel 10" style:family="text">
      <style:text-properties fo:language="es" fo:country="ES" style:language-asian="en" style:country-asian="US" style:language-complex="ar" style:country-complex="SA"/>
    </style:style>
    <style:style style:name="ListLabel_20_11" style:display-name="ListLabel 11" style:family="text">
      <style:text-properties fo:color="#282828" loext:opacity="100%" style:font-name="Trebuchet MS" fo:font-family="'Trebuchet MS'" style:font-family-generic="swiss" style:font-pitch="variable" fo:font-size="14pt" fo:letter-spacing="normal" fo:language="es" fo:country="ES" fo:font-style="normal" fo:font-weight="bold" style:font-name-asian="Trebuchet MS1" style:font-family-asian="'Trebuchet MS'" style:font-family-generic-asian="system" style:font-pitch-asian="variable" style:font-size-asian="14pt" style:language-asian="en" style:country-asian="US" style:font-style-asian="normal" style:font-weight-asian="bold" style:font-name-complex="Trebuchet MS1" style:font-family-complex="'Trebuchet MS'" style:font-family-generic-complex="system" style:font-pitch-complex="variable" style:font-size-complex="14pt" style:language-complex="ar" style:country-complex="SA" style:font-style-complex="normal" style:font-weight-complex="bold" style:text-scale="91%"/>
    </style:style>
    <style:style style:name="ListLabel_20_12" style:display-name="ListLabel 12" style:family="text">
      <style:text-properties style:font-name="Tahoma" fo:font-family="Tahoma" style:font-family-generic="swiss" style:font-pitch="variable" fo:font-size="10pt" fo:letter-spacing="normal" fo:language="es" fo:country="ES" fo:font-style="normal" fo:font-weight="normal" style:font-name-asian="Tahoma1" style:font-family-asian="Tahoma" style:font-family-generic-asian="system" style:font-pitch-asian="variable" style:font-size-asian="10pt" style:language-asian="en" style:country-asian="US" style:font-style-asian="normal" style:font-weight-asian="normal" style:font-name-complex="Tahoma1" style:font-family-complex="Tahoma" style:font-family-generic-complex="system" style:font-pitch-complex="variable" style:font-size-complex="10pt" style:language-complex="ar" style:country-complex="SA" style:font-style-complex="normal" style:font-weight-complex="normal" style:text-scale="87%"/>
    </style:style>
    <style:style style:name="ListLabel_20_13" style:display-name="ListLabel 13" style:family="text">
      <style:text-properties style:font-name="Calibri1" fo:font-family="Calibri" style:font-family-generic="swiss" style:font-pitch="variable" fo:font-size="10pt" fo:letter-spacing="normal" fo:language="es" fo:country="ES" fo:font-style="normal" fo:font-weight="normal" style:font-name-asian="Tahoma1" style:font-family-asian="Tahoma" style:font-family-generic-asian="system" style:font-pitch-asian="variable" style:font-size-asian="10pt" style:language-asian="en" style:country-asian="US" style:font-style-asian="normal" style:font-weight-asian="normal" style:font-name-complex="Tahoma1" style:font-family-complex="Tahoma" style:font-family-generic-complex="system" style:font-pitch-complex="variable" style:font-size-complex="10pt" style:language-complex="ar" style:country-complex="SA" style:font-style-complex="normal" style:font-weight-complex="normal" style:text-scale="66%"/>
    </style:style>
    <style:style style:name="ListLabel_20_14" style:display-name="ListLabel 14" style:family="text">
      <style:text-properties fo:language="es" fo:country="ES" style:language-asian="en" style:country-asian="US" style:language-complex="ar" style:country-complex="SA"/>
    </style:style>
    <style:style style:name="ListLabel_20_15" style:display-name="ListLabel 15" style:family="text">
      <style:text-properties fo:language="es" fo:country="ES" style:language-asian="en" style:country-asian="US" style:language-complex="ar" style:country-complex="SA"/>
    </style:style>
    <style:style style:name="ListLabel_20_16" style:display-name="ListLabel 16" style:family="text">
      <style:text-properties fo:language="es" fo:country="ES" style:language-asian="en" style:country-asian="US" style:language-complex="ar" style:country-complex="SA"/>
    </style:style>
    <style:style style:name="ListLabel_20_17" style:display-name="ListLabel 17" style:family="text">
      <style:text-properties fo:language="es" fo:country="ES" style:language-asian="en" style:country-asian="US" style:language-complex="ar" style:country-complex="SA"/>
    </style:style>
    <style:style style:name="ListLabel_20_18" style:display-name="ListLabel 18" style:family="text">
      <style:text-properties fo:language="es" fo:country="ES" style:language-asian="en" style:country-asian="US" style:language-complex="ar" style:country-complex="SA"/>
    </style:style>
    <style:style style:name="ListLabel_20_19" style:display-name="ListLabel 19" style:family="text">
      <style:text-properties style:font-name="Trebuchet MS" fo:font-family="'Trebuchet MS'" style:font-family-generic="swiss" style:font-pitch="variable" fo:font-size="10pt" fo:letter-spacing="normal" fo:language="es" fo:country="ES" fo:font-style="normal" fo:font-weight="bold" style:font-name-asian="Trebuchet MS1" style:font-family-asian="'Trebuchet MS'" style:font-family-generic-asian="system" style:font-pitch-asian="variable" style:font-size-asian="10pt" style:language-asian="en" style:country-asian="US" style:font-style-asian="normal" style:font-weight-asian="bold" style:font-name-complex="Trebuchet MS1" style:font-family-complex="'Trebuchet MS'" style:font-family-generic-complex="system" style:font-pitch-complex="variable" style:font-size-complex="10pt" style:language-complex="ar" style:country-complex="SA" style:font-style-complex="normal" style:font-weight-complex="bold" style:text-scale="90%"/>
    </style:style>
    <style:style style:name="ListLabel_20_20" style:display-name="ListLabel 20" style:family="text">
      <style:text-properties style:font-name="Tahoma" fo:font-family="Tahoma" style:font-family-generic="swiss" style:font-pitch="variable" fo:font-size="10pt" fo:letter-spacing="normal" fo:language="es" fo:country="ES" fo:font-style="normal" fo:font-weight="normal" style:font-name-asian="Tahoma1" style:font-family-asian="Tahoma" style:font-family-generic-asian="system" style:font-pitch-asian="variable" style:font-size-asian="10pt" style:language-asian="en" style:country-asian="US" style:font-style-asian="normal" style:font-weight-asian="normal" style:font-name-complex="Tahoma1" style:font-family-complex="Tahoma" style:font-family-generic-complex="system" style:font-pitch-complex="variable" style:font-size-complex="10pt" style:language-complex="ar" style:country-complex="SA" style:font-style-complex="normal" style:font-weight-complex="normal" style:text-scale="88%"/>
    </style:style>
    <style:style style:name="ListLabel_20_21" style:display-name="ListLabel 21" style:family="text">
      <style:text-properties fo:language="es" fo:country="ES" style:language-asian="en" style:country-asian="US" style:language-complex="ar" style:country-complex="SA"/>
    </style:style>
    <style:style style:name="ListLabel_20_22" style:display-name="ListLabel 22" style:family="text">
      <style:text-properties fo:language="es" fo:country="ES" style:language-asian="en" style:country-asian="US" style:language-complex="ar" style:country-complex="SA"/>
    </style:style>
    <style:style style:name="ListLabel_20_23" style:display-name="ListLabel 23" style:family="text">
      <style:text-properties fo:language="es" fo:country="ES" style:language-asian="en" style:country-asian="US" style:language-complex="ar" style:country-complex="SA"/>
    </style:style>
    <style:style style:name="ListLabel_20_24" style:display-name="ListLabel 24" style:family="text">
      <style:text-properties fo:language="es" fo:country="ES" style:language-asian="en" style:country-asian="US" style:language-complex="ar" style:country-complex="SA"/>
    </style:style>
    <style:style style:name="ListLabel_20_25" style:display-name="ListLabel 25" style:family="text">
      <style:text-properties fo:language="es" fo:country="ES" style:language-asian="en" style:country-asian="US" style:language-complex="ar" style:country-complex="SA"/>
    </style:style>
    <style:style style:name="ListLabel_20_26" style:display-name="ListLabel 26" style:family="text">
      <style:text-properties fo:language="es" fo:country="ES" style:language-asian="en" style:country-asian="US" style:language-complex="ar" style:country-complex="SA"/>
    </style:style>
    <style:style style:name="ListLabel_20_27" style:display-name="ListLabel 27" style:family="text">
      <style:text-properties fo:language="es" fo:country="ES" style:language-asian="en" style:country-asian="US" style:language-complex="ar" style:country-complex="SA"/>
    </style:style>
    <style:style style:name="ListLabel_20_28" style:display-name="ListLabel 28" style:family="text">
      <style:text-properties style:text-scale="90%"/>
    </style:style>
    <style:style style:name="ListLabel_20_29" style:display-name="ListLabel 29" style:family="text">
      <style:text-properties fo:letter-spacing="0.009cm"/>
    </style:style>
    <style:style style:name="ListLabel_20_30" style:display-name="ListLabel 30" style:family="text">
      <style:text-properties fo:letter-spacing="0.011cm"/>
    </style:style>
    <style:style style:name="ListLabel_20_31" style:display-name="ListLabel 31" style:family="text">
      <style:text-properties fo:letter-spacing="-0.018cm" style:text-scale="90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ListLabel_20_32" style:display-name="ListLabel 32" style:family="text">
      <style:text-properties fo:letter-spacing="-0.004cm"/>
    </style:style>
    <style:style style:name="ListLabel_20_33" style:display-name="ListLabel 33" style:family="text">
      <style:text-properties fo:letter-spacing="-0.007cm"/>
    </style:style>
    <style:style style:name="ListLabel_20_34" style:display-name="ListLabel 34" style:family="text">
      <style:text-properties fo:letter-spacing="-0.028cm"/>
    </style:style>
    <style:style style:name="ListLabel_20_35" style:display-name="ListLabel 35" style:family="text">
      <style:text-properties fo:letter-spacing="-0.026cm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" loext:num-list-format="%1%" style:num-format="1">
        <style:list-level-properties text:list-level-position-and-space-mode="label-alignment">
          <style:list-level-label-alignment text:label-followed-by="listtab" fo:text-indent="-0.51cm" fo:margin-left="0.85cm"/>
        </style:list-level-properties>
      </text:list-level-style-number>
      <text:list-level-style-bullet text:level="2" text:style-name="ListLabel_20_2" loext:num-list-format="•" style:num-suffix="•" text:bullet-char="•">
        <style:list-level-properties text:list-level-position-and-space-mode="label-alignment">
          <style:list-level-label-alignment text:label-followed-by="listtab" fo:text-indent="-0.51cm" fo:margin-left="2.367cm"/>
        </style:list-level-properties>
      </text:list-level-style-bullet>
      <text:list-level-style-bullet text:level="3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 fo:text-indent="-0.51cm" fo:margin-left="3.888cm"/>
        </style:list-level-properties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51cm" fo:margin-left="5.408cm"/>
        </style:list-level-properties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fo:text-indent="-0.51cm" fo:margin-left="6.93cm"/>
        </style:list-level-properties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fo:text-indent="-0.51cm" fo:margin-left="8.451cm"/>
        </style:list-level-properties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51cm" fo:margin-left="9.971cm"/>
        </style:list-level-properties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fo:text-indent="-0.51cm" fo:margin-left="11.494cm"/>
        </style:list-level-properties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fo:text-indent="-0.51cm" fo:margin-left="13.014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1">
        <style:list-level-properties text:list-level-position-and-space-mode="label-alignment">
          <style:list-level-label-alignment text:label-followed-by="listtab" fo:text-indent="-0.947cm" fo:margin-left="1.198cm"/>
        </style:list-level-properties>
      </text:list-level-style-number>
      <text:list-level-style-number text:level="2" text:style-name="ListLabel_20_11" loext:num-list-format="%1%.%2%" style:num-format="1" text:display-levels="2">
        <style:list-level-properties text:list-level-position-and-space-mode="label-alignment">
          <style:list-level-label-alignment text:label-followed-by="listtab" fo:text-indent="-0.947cm" fo:margin-left="1.198cm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fo:text-indent="-0.439cm" fo:margin-left="1.129cm"/>
        </style:list-level-properties>
      </text:list-level-style-number>
      <text:list-level-style-bullet text:level="4" text:style-name="ListLabel_20_13" loext:num-list-format="•" style:num-suffix="•" text:bullet-char="•">
        <style:list-level-properties text:list-level-position-and-space-mode="label-alignment">
          <style:list-level-label-alignment text:label-followed-by="listtab" fo:text-indent="-0.284cm" fo:margin-left="1.901cm"/>
        </style:list-level-properties>
        <style:text-properties fo:font-family="Tahoma" style:font-style-name="Normal" style:font-family-generic="swiss" style:font-pitch="variable"/>
      </text:list-level-style-bullet>
      <text:list-level-style-bullet text:level="5" text:style-name="ListLabel_20_14" loext:num-list-format="•" style:num-suffix="•" text:bullet-char="•">
        <style:list-level-properties text:list-level-position-and-space-mode="label-alignment">
          <style:list-level-label-alignment text:label-followed-by="listtab" fo:text-indent="-0.284cm" fo:margin-left="5.553cm"/>
        </style:list-level-properties>
      </text:list-level-style-bullet>
      <text:list-level-style-bullet text:level="6" text:style-name="ListLabel_20_15" loext:num-list-format="•" style:num-suffix="•" text:bullet-char="•">
        <style:list-level-properties text:list-level-position-and-space-mode="label-alignment">
          <style:list-level-label-alignment text:label-followed-by="listtab" fo:text-indent="-0.284cm" fo:margin-left="7.378cm"/>
        </style:list-level-properties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fo:text-indent="-0.284cm" fo:margin-left="9.202cm"/>
        </style:list-level-properties>
      </text:list-level-style-bullet>
      <text:list-level-style-bullet text:level="8" text:style-name="ListLabel_20_17" loext:num-list-format="•" style:num-suffix="•" text:bullet-char="•">
        <style:list-level-properties text:list-level-position-and-space-mode="label-alignment">
          <style:list-level-label-alignment text:label-followed-by="listtab" fo:text-indent="-0.284cm" fo:margin-left="11.028cm"/>
        </style:list-level-properties>
      </text:list-level-style-bullet>
      <text:list-level-style-bullet text:level="9" text:style-name="ListLabel_20_18" loext:num-list-format="•" style:num-suffix="•" text:bullet-char="•">
        <style:list-level-properties text:list-level-position-and-space-mode="label-alignment">
          <style:list-level-label-alignment text:label-followed-by="listtab" fo:text-indent="-0.284cm" fo:margin-left="12.852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9" loext:num-list-format="%1%" style:num-format="1">
        <style:list-level-properties text:list-level-position-and-space-mode="label-alignment">
          <style:list-level-label-alignment text:label-followed-by="listtab" fo:text-indent="-0.527cm" fo:margin-left="0.778cm"/>
        </style:list-level-properties>
      </text:list-level-style-number>
      <text:list-level-style-number text:level="2" text:style-name="ListLabel_20_20" loext:num-list-format="%1%.%2%" style:num-format="1" text:display-levels="2">
        <style:list-level-properties text:list-level-position-and-space-mode="label-alignment">
          <style:list-level-label-alignment text:label-followed-by="listtab" fo:text-indent="-0.81cm" fo:margin-left="1.586cm"/>
        </style:list-level-properties>
      </text:list-level-style-number>
      <text:list-level-style-bullet text:level="3" text:style-name="ListLabel_20_21" loext:num-list-format="•" style:num-suffix="•" text:bullet-char="•">
        <style:list-level-properties text:list-level-position-and-space-mode="label-alignment">
          <style:list-level-label-alignment text:label-followed-by="listtab" fo:text-indent="-0.81cm" fo:margin-left="3.244cm"/>
        </style:list-level-properties>
      </text:list-level-style-bullet>
      <text:list-level-style-bullet text:level="4" text:style-name="ListLabel_20_22" loext:num-list-format="•" style:num-suffix="•" text:bullet-char="•">
        <style:list-level-properties text:list-level-position-and-space-mode="label-alignment">
          <style:list-level-label-alignment text:label-followed-by="listtab" fo:text-indent="-0.81cm" fo:margin-left="4.902cm"/>
        </style:list-level-properties>
      </text:list-level-style-bullet>
      <text:list-level-style-bullet text:level="5" text:style-name="ListLabel_20_23" loext:num-list-format="•" style:num-suffix="•" text:bullet-char="•">
        <style:list-level-properties text:list-level-position-and-space-mode="label-alignment">
          <style:list-level-label-alignment text:label-followed-by="listtab" fo:text-indent="-0.81cm" fo:margin-left="6.558cm"/>
        </style:list-level-properties>
      </text:list-level-style-bullet>
      <text:list-level-style-bullet text:level="6" text:style-name="ListLabel_20_24" loext:num-list-format="•" style:num-suffix="•" text:bullet-char="•">
        <style:list-level-properties text:list-level-position-and-space-mode="label-alignment">
          <style:list-level-label-alignment text:label-followed-by="listtab" fo:text-indent="-0.81cm" fo:margin-left="8.216cm"/>
        </style:list-level-properties>
      </text:list-level-style-bullet>
      <text:list-level-style-bullet text:level="7" text:style-name="ListLabel_20_25" loext:num-list-format="•" style:num-suffix="•" text:bullet-char="•">
        <style:list-level-properties text:list-level-position-and-space-mode="label-alignment">
          <style:list-level-label-alignment text:label-followed-by="listtab" fo:text-indent="-0.81cm" fo:margin-left="9.872cm"/>
        </style:list-level-properties>
      </text:list-level-style-bullet>
      <text:list-level-style-bullet text:level="8" text:style-name="ListLabel_20_26" loext:num-list-format="•" style:num-suffix="•" text:bullet-char="•">
        <style:list-level-properties text:list-level-position-and-space-mode="label-alignment">
          <style:list-level-label-alignment text:label-followed-by="listtab" fo:text-indent="-0.81cm" fo:margin-left="11.531cm"/>
        </style:list-level-properties>
      </text:list-level-style-bullet>
      <text:list-level-style-bullet text:level="9" text:style-name="ListLabel_20_27" loext:num-list-format="•" style:num-suffix="•" text:bullet-char="•">
        <style:list-level-properties text:list-level-position-and-space-mode="label-alignment">
          <style:list-level-label-alignment text:label-followed-by="listtab" fo:text-indent="-0.81cm" fo:margin-left="13.18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Text_20_body">
      <style:paragraph-properties fo:line-height="6%"/>
    </style:style>
    <style:style style:name="MP2" style:family="paragraph" style:parent-style-name="Text_20_body">
      <style:paragraph-properties fo:margin-left="0.106cm" fo:margin-right="0cm" fo:margin-top="0.034cm" fo:margin-bottom="0cm" style:contextual-spacing="false"/>
    </style:style>
    <style:style style:name="MP3" style:family="paragraph">
      <loext:graphic-properties draw:fill="none"/>
      <style:paragraph-properties fo:text-align="start"/>
      <style:text-properties fo:font-size="18pt"/>
    </style:style>
    <style:style style:name="MP4" style:family="paragraph" style:parent-style-name="Frame_20_contents">
      <style:paragraph-properties fo:margin-left="0.035cm" fo:margin-right="0cm" fo:margin-top="0.093cm" fo:margin-bottom="0cm" style:contextual-spacing="false" fo:text-align="start" style:justify-single-word="false" fo:text-indent="0cm" style:auto-text-indent="false"/>
    </style:style>
    <style:style style:name="MP5" style:family="paragraph" style:parent-style-name="Text_20_body">
      <style:paragraph-properties fo:margin-left="0.106cm" fo:margin-right="0cm" fo:margin-top="0.034cm" fo:margin-bottom="0cm" style:contextual-spacing="false"/>
      <style:text-properties fo:letter-spacing="-0.009cm" style:text-scale="105%"/>
    </style:style>
    <style:style style:name="MP6" style:family="paragraph" style:parent-style-name="Text_20_body">
      <style:paragraph-properties fo:margin-left="0.035cm" fo:margin-right="0cm" fo:margin-top="0.034cm" fo:margin-bottom="0cm" style:contextual-spacing="false"/>
    </style:style>
    <style:style style:name="MP7" style:family="paragraph" style:parent-style-name="Text_20_body">
      <style:paragraph-properties fo:margin-left="0.035cm" fo:margin-right="0cm" fo:margin-top="0.034cm" fo:margin-bottom="0cm" style:contextual-spacing="false"/>
      <style:text-properties fo:letter-spacing="-0.018cm"/>
    </style:style>
    <style:style style:name="MP8" style:family="paragraph" style:parent-style-name="Text_20_body">
      <style:paragraph-properties fo:margin-left="0.106cm" fo:margin-right="0cm" fo:margin-top="0.131cm" fo:margin-bottom="0cm" style:contextual-spacing="false"/>
    </style:style>
    <style:style style:name="MP9" style:family="paragraph" style:parent-style-name="Text_20_body">
      <style:paragraph-properties fo:margin-left="0.106cm" fo:margin-right="0cm" fo:margin-top="0.131cm" fo:margin-bottom="0cm" style:contextual-spacing="false"/>
      <style:text-properties fo:letter-spacing="-0.018cm"/>
    </style:style>
    <style:style style:name="MP10" style:family="paragraph" style:parent-style-name="Text_20_body">
      <style:paragraph-properties fo:margin-left="0.106cm" fo:margin-right="0cm" fo:margin-top="0.034cm" fo:margin-bottom="0cm" style:contextual-spacing="false"/>
      <style:text-properties fo:letter-spacing="-0.018cm"/>
    </style:style>
    <style:style style:name="MT1" style:family="text">
      <style:text-properties fo:letter-spacing="-0.018cm" style:text-scale="105%"/>
    </style:style>
    <style:style style:name="MT2" style:family="text">
      <style:text-properties style:font-name="Trebuchet MS" fo:font-size="20.5pt" fo:font-weight="bold" style:font-size-asian="20.5pt" style:font-weight-asian="bold"/>
    </style:style>
    <style:style style:name="MT3" style:family="text">
      <style:text-properties style:font-name="Trebuchet MS" fo:font-size="20.5pt" fo:letter-spacing="-0.018cm" fo:font-weight="bold" style:font-size-asian="20.5pt" style:font-weight-asian="bold"/>
    </style:style>
    <style:style style:name="MT4" style:family="text">
      <style:text-properties style:font-name="Trebuchet MS" fo:font-size="20.5pt" fo:letter-spacing="-0.071cm" fo:font-weight="bold" style:font-size-asian="20.5pt" style:font-weight-asian="bold"/>
    </style:style>
    <style:style style:name="MT5" style:family="text">
      <style:text-properties style:font-name="Trebuchet MS" fo:font-size="20.5pt" fo:letter-spacing="-0.069cm" fo:font-weight="bold" style:font-size-asian="20.5pt" style:font-weight-asian="bold"/>
    </style:style>
    <style:style style:name="MT6" style:family="text">
      <style:text-properties fo:letter-spacing="-0.009cm" style:text-scale="105%"/>
    </style:style>
    <style:style style:name="MT7" style:family="text">
      <style:text-properties fo:letter-spacing="-0.018cm"/>
    </style:style>
    <style:style style:name="MT8" style:family="text">
      <style:text-properties fo:letter-spacing="-0.007cm"/>
    </style:style>
    <style:style style:name="MT9" style:family="text">
      <style:text-properties fo:letter-spacing="-0.025cm"/>
    </style:style>
    <style:style style:name="MT10" style:family="text">
      <style:text-properties fo:letter-spacing="-0.004cm" style:text-scale="95%"/>
    </style:style>
    <style:style style:name="MT11" style:family="text">
      <style:text-properties fo:letter-spacing="-0.019cm" style:text-scale="95%"/>
    </style:style>
    <style:style style:name="MT12" style:family="text">
      <style:text-properties fo:letter-spacing="-0.004cm" style:text-scale="90%"/>
    </style:style>
    <style:style style:name="Mfr1" style:family="graphic" style:parent-style-name="Frame">
      <style:graphic-properties fo:margin-left="0cm" fo:margin-right="0cm" style:run-through="background" style:wrap="run-through" style:number-wrapped-paragraphs="no-limit" style:vertical-pos="from-top" style:vertical-rel="page" style:horizontal-pos="from-left" style:horizontal-rel="page" draw:opacity="0%" fo:padding="0cm" fo:border="none" style:writing-mode="lr-tb" draw:wrap-influence-on-position="once-concurrent" loext:allow-overlap="true" draw:textarea-vertical-align="top"/>
    </style:style>
    <style:style style:name="Mgr1" style:family="graphic" style:parent-style-name="Frame">
      <style:graphic-properties draw:stroke="none" svg:stroke-width="0cm" draw:fill="none" loext:fill-use-slide-background="false" draw:textarea-vertical-align="top" draw:auto-grow-height="false" fo:min-height="0.564cm" fo:min-width="0.337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2" style:family="graphic" style:parent-style-name="Frame">
      <style:graphic-properties draw:stroke="none" svg:stroke-width="0cm" draw:fill="none" loext:fill-use-slide-background="false" draw:textarea-vertical-align="top" draw:auto-grow-height="false" fo:min-height="1.102cm" fo:min-width="5.382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3" style:family="graphic" style:parent-style-name="Frame">
      <style:graphic-properties draw:stroke="none" svg:stroke-width="0cm" draw:fill="none" loext:fill-use-slide-background="false" draw:textarea-vertical-align="top" draw:auto-grow-height="false" fo:min-height="0.564cm" fo:min-width="0.423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4" style:family="graphic" style:parent-style-name="Frame">
      <style:graphic-properties draw:stroke="none" svg:stroke-width="0cm" draw:fill="none" loext:fill-use-slide-background="false" draw:textarea-vertical-align="top" draw:auto-grow-height="false" fo:min-height="1.102cm" fo:min-width="5.71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5" style:family="graphic" style:parent-style-name="Frame">
      <style:graphic-properties draw:stroke="none" svg:stroke-width="0cm" draw:fill="none" loext:fill-use-slide-background="false" draw:textarea-vertical-align="top" draw:auto-grow-height="false" fo:min-height="0.564cm" fo:min-width="0.51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6" style:family="graphic" style:parent-style-name="Frame">
      <style:graphic-properties draw:stroke="none" svg:stroke-width="0cm" draw:fill="none" loext:fill-use-slide-background="false" draw:textarea-vertical-align="top" draw:auto-grow-height="false" fo:min-height="0.564cm" fo:min-width="0.249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7" style:family="graphic">
      <style:graphic-properties draw:stroke="solid" svg:stroke-width="0.014cm" svg:stroke-color="#000000" draw:fill="none" loext:fill-use-slide-background="false" draw:textarea-vertical-align="top" draw:auto-grow-height="false" fo:min-height="0cm" fo:min-width="15.501cm" fo:padding-top="0.125cm" fo:padding-bottom="0.125cm" fo:padding-left="0.25cm" fo:padding-right="0.25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8" style:family="graphic" style:parent-style-name="Frame">
      <style:graphic-properties draw:stroke="none" svg:stroke-width="0cm" draw:fill="none" loext:fill-use-slide-background="false" draw:textarea-vertical-align="top" draw:auto-grow-height="false" fo:min-height="0.564cm" fo:min-width="5.078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9" style:family="graphic" style:parent-style-name="Frame">
      <style:graphic-properties draw:stroke="none" svg:stroke-width="0cm" draw:fill="none" loext:fill-use-slide-background="false" draw:textarea-vertical-align="top" draw:auto-grow-height="false" fo:min-height="0.564cm" fo:min-width="2.51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10" style:family="graphic" style:parent-style-name="Frame">
      <style:graphic-properties draw:stroke="none" svg:stroke-width="0cm" draw:fill="none" loext:fill-use-slide-background="false" draw:textarea-vertical-align="top" draw:auto-grow-height="false" fo:min-height="0.564cm" fo:min-width="4.533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11" style:family="graphic" style:parent-style-name="Frame">
      <style:graphic-properties draw:stroke="none" svg:stroke-width="0cm" draw:fill="none" loext:fill-use-slide-background="false" draw:textarea-vertical-align="top" draw:auto-grow-height="false" fo:min-height="0.663cm" fo:min-width="0.425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12" style:family="graphic" style:parent-style-name="Frame">
      <style:graphic-properties draw:stroke="none" svg:stroke-width="0cm" draw:fill="none" loext:fill-use-slide-background="false" draw:textarea-vertical-align="top" draw:auto-grow-height="false" fo:min-height="0.564cm" fo:min-width="0.425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3.387cm" fo:margin-bottom="0.494cm" fo:margin-left="2.249cm" fo:margin-right="2.24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3.387cm" fo:margin-bottom="2.521cm" fo:margin-left="2.249cm" fo:margin-right="2.249cm" style:writing-mode="lr-tb" style:layout-grid-color="#c0c0c0" style:layout-grid-lines="23455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37cm" fo:margin-left="0cm" fo:margin-right="0cm" fo:margin-top="0.236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5.703cm" fo:margin-bottom="2.521cm" fo:margin-left="2.249cm" fo:margin-right="2.249cm" style:writing-mode="lr-tb" style:layout-grid-color="#c0c0c0" style:layout-grid-lines="20139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9cm" style:dynamic-spacing="true"/>
      </style:header-style>
      <style:footer-style>
        <style:header-footer-properties fo:min-height="0.337cm" fo:margin-left="0cm" fo:margin-right="0cm" fo:margin-top="0.236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5.699cm" fo:margin-bottom="2.521cm" fo:margin-left="2.249cm" fo:margin-right="2.249cm" style:writing-mode="lr-tb" style:layout-grid-color="#c0c0c0" style:layout-grid-lines="20139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37cm" fo:margin-left="0cm" fo:margin-right="0cm" fo:margin-top="0.236cm" style:dynamic-spacing="true"/>
      </style:footer-style>
    </style:page-layout>
    <style:page-layout style:name="Mpm5">
      <style:page-layout-properties fo:page-width="21.001cm" fo:page-height="29.7cm" style:num-format="1" style:print-orientation="portrait" fo:margin-top="2.545cm" fo:margin-bottom="2.536cm" fo:margin-left="2.249cm" fo:margin-right="2.249cm" style:writing-mode="lr-tb" style:layout-grid-color="#c0c0c0" style:layout-grid-lines="23808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89cm" fo:margin-left="0cm" fo:margin-right="0cm" fo:margin-bottom="0.39cm" style:dynamic-spacing="true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6">
      <style:page-layout-properties fo:page-width="21.001cm" fo:page-height="29.7cm" style:num-format="1" style:print-orientation="portrait" fo:margin-top="2.545cm" fo:margin-bottom="2.536cm" fo:margin-left="2.249cm" fo:margin-right="2.249cm" style:writing-mode="lr-tb" style:layout-grid-color="#c0c0c0" style:layout-grid-lines="23808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89cm" fo:margin-left="0cm" fo:margin-right="0cm" fo:margin-bottom="0.39cm" style:dynamic-spacing="true"/>
      </style:header-style>
      <style:footer-style>
        <style:header-footer-properties fo:min-height="0.323cm" fo:margin-left="0cm" fo:margin-right="0cm" fo:margin-top="0.222cm" style:dynamic-spacing="true"/>
      </style:footer-style>
    </style:page-layout>
    <style:page-layout style:name="Mpm7">
      <style:page-layout-properties fo:page-width="21.001cm" fo:page-height="29.7cm" style:num-format="1" style:print-orientation="portrait" fo:margin-top="5.703cm" fo:margin-bottom="2.521cm" fo:margin-left="2.249cm" fo:margin-right="2.249cm" style:writing-mode="lr-tb" style:layout-grid-color="#c0c0c0" style:layout-grid-lines="20139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37cm" fo:margin-left="0cm" fo:margin-right="0cm" fo:margin-top="0.236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>
      <style:footer>
        <text:p text:style-name="MP1"><draw:custom-shape text:anchor-type="char" draw:z-index="11" draw:name="Textbox 2" draw:style-name="Mgr1" draw:text-style-name="MP3" svg:width="0.336cm" svg:height="0.563cm" svg:x="10.351cm" svg:y="26.792cm"><text:p text:style-name="MP2"><text:span text:style-name="MT1"><text:page-number style:num-format="i" text:select-page="current">ii</text:page-number></text:span></text:p><draw:enhanced-geometry draw:mirror-horizontal="false" draw:mirror-vertical="false" svg:viewBox="0 0 0 0" draw:glue-points="?f0 0 0 ?f1 ?f0 ?f2 ?f3 ?f1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Converted2" style:page-layout-name="Mpm3" draw:style-name="Mdp1">
      <style:header>
        <text:p text:style-name="MP1"><draw:frame draw:style-name="Mfr1" draw:name="Marco2" text:anchor-type="char" svg:x="2.464cm" svg:y="5.667cm" svg:width="5.383cm" svg:height="1.102cm" draw:z-index="0"><draw:text-box><text:p text:style-name="MP4" loext:marker-style-name="MT2"><text:span text:style-name="MT3">Índice</text:span><text:span text:style-name="MT4"> </text:span><text:span text:style-name="MT3">de</text:span><text:span text:style-name="MT5"> </text:span><text:span text:style-name="MT3">figuras</text:span></text:p></draw:text-box></draw:frame><draw:custom-shape text:anchor-type="char" draw:z-index="17" draw:name="Textbox 3" draw:style-name="Mgr2" draw:text-style-name="MP3" svg:width="5.381cm" svg:height="1.101cm" svg:x="2.464cm" svg:y="5.667cm"><text:p text:style-name="MP4" loext:marker-style-name="MT2"><text:span text:style-name="MT3">Índice</text:span><text:span text:style-name="MT4"> </text:span><text:span text:style-name="MT3">de</text:span><text:span text:style-name="MT5"> </text:span><text:span text:style-name="MT3">figuras</text:span></text:p><draw:enhanced-geometry draw:mirror-horizontal="false" draw:mirror-vertical="false" svg:viewBox="0 0 0 0" draw:glue-points="?f0 0 0 ?f1 ?f0 ?f2 ?f3 ?f1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Marco3" text:anchor-type="char" svg:x="0cm" svg:y="0cm" svg:width="5.383cm" svg:height="1.104cm" draw:z-index="0"><draw:text-box><text:p text:style-name="MP4" loext:marker-style-name="MT2"><text:span text:style-name="MT3">Índice</text:span><text:span text:style-name="MT4"> </text:span><text:span text:style-name="MT3">de</text:span><text:span text:style-name="MT5"> </text:span><text:span text:style-name="MT3">figuras</text:span></text:p></draw:text-box></draw:frame></text:p>
      </style:header>
      <style:footer>
        <text:p text:style-name="MP1"><draw:frame draw:style-name="Mfr1" draw:name="Marco31" text:anchor-type="char" svg:x="10.306cm" svg:y="26.792cm" svg:width="0.425cm" svg:height="0.564cm" draw:z-index="0"><draw:text-box><text:p text:style-name="MP5"><text:page-number style:num-format="i" text:select-page="current"/></text:p></draw:text-box></draw:frame><draw:custom-shape text:anchor-type="char" draw:z-index="22" draw:name="Textbox 4" draw:style-name="Mgr3" draw:text-style-name="MP3" svg:width="0.422cm" svg:height="0.563cm" svg:x="10.306cm" svg:y="26.792cm"><text:p text:style-name="MP2"><text:span text:style-name="MT6"><text:page-number style:num-format="i" text:select-page="current"/></text:span></text:p><draw:enhanced-geometry draw:mirror-horizontal="false" draw:mirror-vertical="false" svg:viewBox="0 0 0 0" draw:glue-points="?f0 0 0 ?f1 ?f0 ?f2 ?f3 ?f1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Marco4" text:anchor-type="char" svg:x="0cm" svg:y="0cm" svg:width="0.425cm" svg:height="0.566cm" draw:z-index="0"><draw:text-box><text:p text:style-name="MP2"><text:span text:style-name="MT6"><text:page-number style:num-format="i" text:select-page="current"/></text:span></text:p></draw:text-box></draw:frame></text:p>
      </style:footer>
    </style:master-page>
    <style:master-page style:name="Converted3" style:page-layout-name="Mpm3" draw:style-name="Mdp1">
      <style:header>
        <text:p text:style-name="MP1"><draw:frame draw:style-name="Mfr1" draw:name="Marco41" text:anchor-type="char" svg:x="2.464cm" svg:y="5.667cm" svg:width="5.711cm" svg:height="1.102cm" draw:z-index="0"><draw:text-box><text:p text:style-name="MP4" loext:marker-style-name="MT2"><text:span text:style-name="MT3">Índice</text:span><text:span text:style-name="MT4"> </text:span><text:span text:style-name="MT3">de</text:span><text:span text:style-name="MT5"> </text:span><text:span text:style-name="MT3">cuadros</text:span></text:p></draw:text-box></draw:frame><draw:custom-shape text:anchor-type="char" draw:z-index="23" draw:name="Textbox 5" draw:style-name="Mgr4" draw:text-style-name="MP3" svg:width="5.709cm" svg:height="1.101cm" svg:x="2.464cm" svg:y="5.667cm"><text:p text:style-name="MP4" loext:marker-style-name="MT2"><text:span text:style-name="MT3">Índice</text:span><text:span text:style-name="MT4"> </text:span><text:span text:style-name="MT3">de</text:span><text:span text:style-name="MT5"> </text:span><text:span text:style-name="MT3">cuadros</text:span></text:p><draw:enhanced-geometry draw:mirror-horizontal="false" draw:mirror-vertical="false" svg:viewBox="0 0 0 0" draw:glue-points="?f0 0 0 ?f1 ?f0 ?f2 ?f3 ?f1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Marco5" text:anchor-type="char" svg:x="0cm" svg:y="0cm" svg:width="5.711cm" svg:height="1.104cm" draw:z-index="0"><draw:text-box><text:p text:style-name="MP4" loext:marker-style-name="MT2"><text:span text:style-name="MT3">Índice</text:span><text:span text:style-name="MT4"> </text:span><text:span text:style-name="MT3">de</text:span><text:span text:style-name="MT5"> </text:span><text:span text:style-name="MT3">cuadros</text:span></text:p></draw:text-box></draw:frame></text:p>
      </style:header>
      <style:footer>
        <text:p text:style-name="MP1"><draw:frame draw:style-name="Mfr1" draw:name="Marco51" text:anchor-type="char" svg:x="10.264cm" svg:y="26.792cm" svg:width="0.512cm" svg:height="0.564cm" draw:z-index="0"><draw:text-box><text:p text:style-name="MP5"><text:page-number style:num-format="i" text:select-page="current"/></text:p></draw:text-box></draw:frame><draw:custom-shape text:anchor-type="char" draw:z-index="25" draw:name="Textbox 6" draw:style-name="Mgr5" draw:text-style-name="MP3" svg:width="0.509cm" svg:height="0.563cm" svg:x="10.264cm" svg:y="26.792cm"><text:p text:style-name="MP2"><text:span text:style-name="MT6"><text:page-number style:num-format="i" text:select-page="current"/></text:span></text:p><draw:enhanced-geometry draw:mirror-horizontal="false" draw:mirror-vertical="false" svg:viewBox="0 0 0 0" draw:glue-points="?f0 0 0 ?f1 ?f0 ?f2 ?f3 ?f1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Marco6" text:anchor-type="char" svg:x="0cm" svg:y="0cm" svg:width="0.512cm" svg:height="0.566cm" draw:z-index="0"><draw:text-box><text:p text:style-name="MP2"><text:span text:style-name="MT6"><text:page-number style:num-format="i" text:select-page="current"/></text:span></text:p></draw:text-box></draw:frame></text:p>
      </style:footer>
    </style:master-page>
    <style:master-page style:name="Converted4" style:page-layout-name="Mpm4" draw:style-name="Mdp1">
      <style:footer>
        <text:p text:style-name="MP1"><draw:custom-shape text:anchor-type="char" draw:z-index="27" draw:name="Textbox 18" draw:style-name="Mgr6" draw:text-style-name="MP3" svg:width="0.248cm" svg:height="0.563cm" svg:x="10.377cm" svg:y="26.792cm"><text:p text:style-name="MP6"><text:span text:style-name="MT7">1</text:span></text:p><draw:enhanced-geometry draw:mirror-horizontal="false" draw:mirror-vertical="false" svg:viewBox="0 0 0 0" draw:glue-points="?f0 0 0 ?f1 ?f0 ?f2 ?f3 ?f1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Marco7" text:anchor-type="char" svg:x="0cm" svg:y="0cm" svg:width="0.25cm" svg:height="0.566cm" draw:z-index="0"><draw:text-box><text:p text:style-name="MP6"><text:span text:style-name="MT7">1</text:span></text:p></draw:text-box></draw:frame><draw:frame draw:style-name="Mfr1" draw:name="Marco29" text:anchor-type="char" svg:x="10.377cm" svg:y="26.792cm" svg:width="0.25cm" svg:height="0.564cm" draw:z-index="0"><draw:text-box><text:p text:style-name="MP7">1</text:p></draw:text-box></draw:frame></text:p>
      </style:footer>
    </style:master-page>
    <style:master-page style:name="Converted5" style:page-layout-name="Mpm5" draw:style-name="Mdp1">
      <style:header>
        <text:p text:style-name="MP1"><draw:custom-shape text:anchor-type="char" draw:z-index="33" draw:name="Graphic 5" draw:style-name="Mgr7" draw:text-style-name="MP3" svg:width="16.001cm" svg:height="0.004cm" svg:x="2.499cm" svg:y="3.034cm"><text:p/><draw:enhanced-geometry draw:mirror-horizontal="false" draw:mirror-vertical="false" svg:viewBox="0 0 0 0" drawooo:sub-view-size="5760085 0" draw:text-areas="0 0 ?f0 ?f1" draw:type="ooxml-non-primitive" draw:enhanced-path="M 0 0 L 5760008 0 N"><draw:equation draw:name="f0" draw:formula="logwidth"/><draw:equation draw:name="f1" draw:formula="logheight"/></draw:enhanced-geometry></draw:custom-shape><draw:custom-shape text:anchor-type="char" draw:z-index="3" draw:name="Textbox 21" draw:style-name="Mgr8" draw:text-style-name="MP3" svg:width="5.077cm" svg:height="0.563cm" svg:x="2.464cm" svg:y="2.51cm"><text:p text:style-name="MP6"><text:span text:style-name="MT8">Ejercicios</text:span><text:span text:style-name="MT9"> </text:span><text:span text:style-name="MT8">de</text:span><text:span text:style-name="MT9"> </text:span><text:span text:style-name="MT8">la</text:span><text:span text:style-name="MT9"> </text:span><text:span text:style-name="MT8">Unidad</text:span><text:span text:style-name="MT9"> </text:span><text:span text:style-name="MT8">Didáctica</text:span><text:span text:style-name="MT9"> </text:span><text:span text:style-name="MT7">4</text:span></text:p><draw:enhanced-geometry draw:mirror-horizontal="false" draw:mirror-vertical="false" svg:viewBox="0 0 0 0" draw:glue-points="?f0 0 0 ?f1 ?f0 ?f2 ?f3 ?f1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6" draw:name="Textbox 22" draw:style-name="Mgr9" draw:text-style-name="MP3" svg:width="2.509cm" svg:height="0.563cm" svg:x="16.027cm" svg:y="2.51cm"><text:p text:style-name="MP6"><text:span text:style-name="MT10">Curso</text:span><text:span text:style-name="MT11"> </text:span><text:span text:style-name="MT12">2025/2026</text:span></text:p><draw:enhanced-geometry draw:mirror-horizontal="false" draw:mirror-vertical="false" svg:viewBox="0 0 0 0" draw:glue-points="?f0 0 0 ?f1 ?f0 ?f2 ?f3 ?f1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  <style:footer>
        <text:p text:style-name="Footer"/>
      </style:footer>
    </style:master-page>
    <style:master-page style:name="Converted6" style:page-layout-name="Mpm6" draw:style-name="Mdp1">
      <style:header>
        <text:p text:style-name="MP1"><draw:custom-shape text:anchor-type="char" draw:z-index="7" draw:name="Graphic 2" draw:style-name="Mgr7" draw:text-style-name="MP3" svg:width="16.001cm" svg:height="0.004cm" svg:x="2.499cm" svg:y="3.034cm"><text:p/><draw:enhanced-geometry draw:mirror-horizontal="false" draw:mirror-vertical="false" svg:viewBox="0 0 0 0" drawooo:sub-view-size="5760085 0" draw:text-areas="0 0 ?f0 ?f1" draw:type="ooxml-non-primitive" draw:enhanced-path="M 0 0 L 5760008 0 N"><draw:equation draw:name="f0" draw:formula="logwidth"/><draw:equation draw:name="f1" draw:formula="logheight"/></draw:enhanced-geometry></draw:custom-shape><draw:custom-shape text:anchor-type="char" draw:z-index="18" draw:name="Textbox 1" draw:style-name="Mgr8" draw:text-style-name="MP3" svg:width="5.077cm" svg:height="0.563cm" svg:x="2.464cm" svg:y="2.51cm"><text:p text:style-name="MP6"><text:span text:style-name="MT8">Ejercicios</text:span><text:span text:style-name="MT9"> </text:span><text:span text:style-name="MT8">de</text:span><text:span text:style-name="MT9"> </text:span><text:span text:style-name="MT8">la</text:span><text:span text:style-name="MT9"> </text:span><text:span text:style-name="MT8">Unidad</text:span><text:span text:style-name="MT9"> </text:span><text:span text:style-name="MT8">Didáctica</text:span><text:span text:style-name="MT9"> </text:span><text:span text:style-name="MT7">4</text:span></text:p><draw:enhanced-geometry draw:mirror-horizontal="false" draw:mirror-vertical="false" svg:viewBox="0 0 0 0" draw:glue-points="?f0 0 0 ?f1 ?f0 ?f2 ?f3 ?f1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Marco10" text:anchor-type="char" svg:x="0cm" svg:y="0cm" svg:width="5.08cm" svg:height="0.566cm" draw:z-index="0"><draw:text-box><text:p text:style-name="MP6"><text:span text:style-name="MT8">Ejercicios</text:span><text:span text:style-name="MT9"> </text:span><text:span text:style-name="MT8">de</text:span><text:span text:style-name="MT9"> </text:span><text:span text:style-name="MT8">la</text:span><text:span text:style-name="MT9"> </text:span><text:span text:style-name="MT8">Unidad</text:span><text:span text:style-name="MT9"> </text:span><text:span text:style-name="MT8">Didáctica</text:span><text:span text:style-name="MT9"> </text:span><text:span text:style-name="MT7">4</text:span></text:p></draw:text-box></draw:frame><draw:frame draw:style-name="Mfr1" draw:name="Marco17" text:anchor-type="char" svg:x="2.464cm" svg:y="2.51cm" svg:width="5.08cm" svg:height="0.564cm" draw:z-index="0"><draw:text-box><text:p text:style-name="MP6"><text:span text:style-name="MT8">Ejercicios</text:span><text:span text:style-name="MT9"> </text:span><text:span text:style-name="MT8">de</text:span><text:span text:style-name="MT9"> </text:span><text:span text:style-name="MT8">la</text:span><text:span text:style-name="MT9"> </text:span><text:span text:style-name="MT8">Unidad</text:span><text:span text:style-name="MT9"> </text:span><text:span text:style-name="MT8">Didáctica</text:span><text:span text:style-name="MT9"> </text:span><text:span text:style-name="MT7">4</text:span></text:p></draw:text-box></draw:frame><draw:custom-shape text:anchor-type="char" draw:z-index="20" draw:name="Textbox 9" draw:style-name="Mgr9" draw:text-style-name="MP3" svg:width="2.509cm" svg:height="0.563cm" svg:x="16.027cm" svg:y="2.51cm"><text:p text:style-name="MP6"><text:span text:style-name="MT10">Curso</text:span><text:span text:style-name="MT11"> </text:span><text:span text:style-name="MT12">2025/2026</text:span></text:p><draw:enhanced-geometry draw:mirror-horizontal="false" draw:mirror-vertical="false" svg:viewBox="0 0 0 0" draw:glue-points="?f0 0 0 ?f1 ?f0 ?f2 ?f3 ?f1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Marco11" text:anchor-type="char" svg:x="0cm" svg:y="0cm" svg:width="2.512cm" svg:height="0.566cm" draw:z-index="0"><draw:text-box><text:p text:style-name="MP6"><text:span text:style-name="MT10">Curso</text:span><text:span text:style-name="MT11"> </text:span><text:span text:style-name="MT12">2025/2026</text:span></text:p></draw:text-box></draw:frame><draw:frame draw:style-name="Mfr1" draw:name="Marco22" text:anchor-type="char" svg:x="16.027cm" svg:y="2.51cm" svg:width="2.512cm" svg:height="0.564cm" draw:z-index="0"><draw:text-box><text:p text:style-name="MP6"><text:span text:style-name="MT10">Curso</text:span><text:span text:style-name="MT11"> </text:span><text:span text:style-name="MT12">2025/2026</text:span></text:p></draw:text-box></draw:frame></text:p>
      </style:header>
      <style:footer>
        <text:p text:style-name="MP1"><draw:custom-shape text:anchor-type="char" draw:z-index="8" draw:name="Graphic 3" draw:style-name="Mgr7" draw:text-style-name="MP3" svg:width="16.001cm" svg:height="0.004cm" svg:x="2.499cm" svg:y="26.792cm"><text:p/><draw:enhanced-geometry draw:mirror-horizontal="false" draw:mirror-vertical="false" svg:viewBox="0 0 0 0" drawooo:sub-view-size="5760085 0" draw:text-areas="0 0 ?f0 ?f1" draw:type="ooxml-non-primitive" draw:enhanced-path="M 0 0 L 5760008 0 N"><draw:equation draw:name="f0" draw:formula="logwidth"/><draw:equation draw:name="f1" draw:formula="logheight"/></draw:enhanced-geometry></draw:custom-shape><draw:custom-shape text:anchor-type="char" draw:z-index="9" draw:name="Textbox 12" draw:style-name="Mgr10" draw:text-style-name="MP3" svg:width="4.532cm" svg:height="0.563cm" svg:x="2.464cm" svg:y="26.806cm"><text:p text:style-name="MP6"><text:span text:style-name="MT8">José</text:span><text:span text:style-name="MT9"> </text:span><text:span text:style-name="MT8">Juan</text:span><text:span text:style-name="MT9"> </text:span><text:span text:style-name="MT8">Sánchez</text:span><text:span text:style-name="MT9"> </text:span><text:span text:style-name="MT8">Hernández</text:span></text:p><draw:enhanced-geometry draw:mirror-horizontal="false" draw:mirror-vertical="false" svg:viewBox="0 0 0 0" draw:glue-points="?f0 0 0 ?f1 ?f0 ?f2 ?f3 ?f1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Marco12" text:anchor-type="char" svg:x="0cm" svg:y="0cm" svg:width="4.535cm" svg:height="0.566cm" draw:z-index="0"><draw:text-box><text:p text:style-name="MP6"><text:span text:style-name="MT8">José</text:span><text:span text:style-name="MT9"> </text:span><text:span text:style-name="MT8">Juan</text:span><text:span text:style-name="MT9"> </text:span><text:span text:style-name="MT8">Sánchez</text:span><text:span text:style-name="MT9"> </text:span><text:span text:style-name="MT8">Hernández</text:span></text:p></draw:text-box></draw:frame><draw:frame draw:style-name="Mfr1" draw:name="Marco23" text:anchor-type="char" svg:x="2.464cm" svg:y="26.806cm" svg:width="4.535cm" svg:height="0.564cm" draw:z-index="0"><draw:text-box><text:p text:style-name="MP6"><text:span text:style-name="MT8">José</text:span><text:span text:style-name="MT9"> </text:span><text:span text:style-name="MT8">Juan</text:span><text:span text:style-name="MT9"> </text:span><text:span text:style-name="MT8">Sánchez</text:span><text:span text:style-name="MT9"> </text:span><text:span text:style-name="MT8">Hernández</text:span></text:p></draw:text-box></draw:frame><draw:custom-shape text:anchor-type="char" draw:z-index="12" draw:name="Textbox 17" draw:style-name="Mgr11" draw:text-style-name="MP3" svg:width="0.424cm" svg:height="0.662cm" svg:x="18.219cm" svg:y="26.709cm"><text:p text:style-name="MP8"><text:span text:style-name="MT7"><text:page-number text:select-page="current">0</text:page-number></text:span></text:p><draw:enhanced-geometry draw:mirror-horizontal="false" draw:mirror-vertical="false" svg:viewBox="0 0 0 0" draw:glue-points="?f0 0 0 ?f1 ?f0 ?f2 ?f3 ?f1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Marco13" text:anchor-type="char" svg:x="0cm" svg:y="0cm" svg:width="0.427cm" svg:height="0.665cm" draw:z-index="0"><draw:text-box><text:p text:style-name="MP8"><text:span text:style-name="MT7"><text:page-number text:select-page="current">0</text:page-number></text:span></text:p></draw:text-box></draw:frame><draw:frame draw:style-name="Mfr1" draw:name="Marco24" text:anchor-type="char" svg:x="18.219cm" svg:y="26.709cm" svg:width="0.427cm" svg:height="0.663cm" draw:z-index="0"><draw:text-box><text:p text:style-name="MP9"><text:page-number text:select-page="current">0</text:page-number></text:p></draw:text-box></draw:frame></text:p>
      </style:footer>
    </style:master-page>
    <style:master-page style:name="Converted7" style:page-layout-name="Mpm7" draw:style-name="Mdp1">
      <style:footer>
        <text:p text:style-name="MP1"><draw:custom-shape text:anchor-type="char" draw:z-index="13" draw:name="Textbox 26" draw:style-name="Mgr12" draw:text-style-name="MP3" svg:width="0.424cm" svg:height="0.563cm" svg:x="10.306cm" svg:y="26.792cm"><text:p text:style-name="MP2"><text:span text:style-name="MT7"><text:page-number text:select-page="current">0</text:page-number></text:span></text:p><draw:enhanced-geometry draw:mirror-horizontal="false" draw:mirror-vertical="false" svg:viewBox="0 0 0 0" draw:glue-points="?f0 0 0 ?f1 ?f0 ?f2 ?f3 ?f1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Marco14" text:anchor-type="char" svg:x="0cm" svg:y="0cm" svg:width="0.427cm" svg:height="0.566cm" draw:z-index="0"><draw:text-box><text:p text:style-name="MP2"><text:span text:style-name="MT7"><text:page-number text:select-page="current">0</text:page-number></text:span></text:p></draw:text-box></draw:frame><draw:frame draw:style-name="Mfr1" draw:name="Marco37" text:anchor-type="char" svg:x="10.306cm" svg:y="26.792cm" svg:width="0.427cm" svg:height="0.564cm" draw:z-index="0"><draw:text-box><text:p text:style-name="MP10"><text:page-number text:select-page="current">0</text:page-number></text:p></draw:text-box></draw:frame></text:p>
      </style:footer>
    </style:master-page>
    <style:master-page style:name="Converted8" style:page-layout-name="Mpm7" draw:style-name="Mdp1">
      <style:footer>
        <text:p text:style-name="MP1"><draw:custom-shape text:anchor-type="char" draw:z-index="39" draw:name="Textbox 7" draw:style-name="Mgr12" draw:text-style-name="MP3" svg:width="0.424cm" svg:height="0.563cm" svg:x="10.306cm" svg:y="26.792cm"><text:p text:style-name="MP2"><text:span text:style-name="MT7"><text:page-number text:select-page="current">5</text:page-number></text:span></text:p><draw:enhanced-geometry draw:mirror-horizontal="false" draw:mirror-vertical="false" svg:viewBox="0 0 0 0" draw:glue-points="?f0 0 0 ?f1 ?f0 ?f2 ?f3 ?f1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Marco56" text:anchor-type="char" svg:x="10.306cm" svg:y="26.792cm" svg:width="0.427cm" svg:height="0.564cm" draw:z-index="0"><draw:text-box><text:p text:style-name="MP2"><text:span text:style-name="MT7"><text:page-number text:select-page="current">5</text:page-number>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José Juan Sánchez Hernández</meta:initial-creator>
    <dc:title>Ejercicios de la Unidad Didáctica 4</dc:title>
    <meta:creation-date>2025-12-18T14:30:41</meta:creation-date>
    <dc:date>2025-12-18T16:04:49.068621500</dc:date>
    <meta:editing-duration>PT33M16S</meta:editing-duration>
    <meta:generator>LibreOffice/25.8.3.2$Windows_X86_64 LibreOffice_project/8ca8d55c161d602844f5428fa4b58097424e324e</meta:generator>
    <meta:editing-cycles>14</meta:editing-cycles>
    <meta:document-statistic meta:table-count="0" meta:image-count="0" meta:object-count="0" meta:page-count="8" meta:paragraph-count="188" meta:word-count="1284" meta:character-count="7672" meta:non-whitespace-character-count="6620"/>
    <meta:user-defined meta:name="AppVersion">12.0000</meta:user-defined>
    <meta:user-defined meta:name="Created" meta:value-type="date">2025-09-14T00:00:00</meta:user-defined>
    <meta:user-defined meta:name="Creator">LaTeX via pandoc with the Eisvogel template</meta:user-defined>
    <meta:user-defined meta:name="LastSaved" meta:value-type="date">2025-09-14T00:00:00</meta:user-defined>
    <meta:user-defined meta:name="Producer" meta:value-type="string">xdvipdfmx (20211117)</meta:user-defined>
    <meta:template xlink:type="simple" xlink:actuate="onRequest" xlink:title="Normal" xlink:href=""/>
  </office:meta>
</office:document-meta>
</file>